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745cm"/>
    </style:style>
    <style:style style:family="table-column" style:name="co2">
      <style:table-column-properties fo:break-before="auto" style:column-width="0.718cm"/>
    </style:style>
    <style:style style:family="table-column" style:name="co3">
      <style:table-column-properties fo:break-before="auto" style:column-width="1.783cm"/>
    </style:style>
    <style:style style:family="table-column" style:name="co4">
      <style:table-column-properties fo:break-before="auto" style:column-width="1.935cm"/>
    </style:style>
    <style:style style:family="table-column" style:name="co5">
      <style:table-column-properties fo:break-before="auto" style:column-width="6.07cm"/>
    </style:style>
    <style:style style:family="table-column" style:name="co6">
      <style:table-column-properties fo:break-before="auto" style:column-width="2.371cm"/>
    </style:style>
    <style:style style:family="table-column" style:name="co7">
      <style:table-column-properties fo:break-before="auto" style:column-width="2.11cm"/>
    </style:style>
    <style:style style:family="table-column" style:name="co8">
      <style:table-column-properties fo:break-before="auto" style:column-width="2.35cm"/>
    </style:style>
    <style:style style:family="table-column" style:name="co9">
      <style:table-column-properties fo:break-before="auto" style:column-width="2.196cm"/>
    </style:style>
    <style:style style:family="table-column" style:name="co10">
      <style:table-column-properties fo:break-before="auto" style:column-width="1.958cm"/>
    </style:style>
    <style:style style:family="table-column" style:name="co11">
      <style:table-column-properties fo:break-before="auto" style:column-width="1.501cm"/>
    </style:style>
    <style:style style:family="table-column" style:name="co12">
      <style:table-column-properties fo:break-before="auto" style:column-width="2cm"/>
    </style:style>
    <style:style style:family="table-column" style:name="co13">
      <style:table-column-properties fo:break-before="auto" style:column-width="2.088cm"/>
    </style:style>
    <style:style style:family="table-column" style:name="co14">
      <style:table-column-properties fo:break-before="auto" style:column-width="2.263cm"/>
    </style:style>
    <style:style style:family="table-column" style:name="co15">
      <style:table-column-properties fo:break-before="auto" style:column-width="2.131cm"/>
    </style:style>
    <style:style style:family="table-column" style:name="co16">
      <style:table-column-properties fo:break-before="auto" style:column-width="1.871cm"/>
    </style:style>
    <style:style style:family="table-column" style:name="co17">
      <style:table-column-properties fo:break-before="auto" style:column-width="2.718cm"/>
    </style:style>
    <style:style style:family="table-column" style:name="co18">
      <style:table-column-properties fo:break-before="auto" style:column-width="2.044cm"/>
    </style:style>
    <style:style style:family="table-column" style:name="co19">
      <style:table-column-properties fo:break-before="auto" style:column-width="2.436cm"/>
    </style:style>
    <style:style style:family="table-column" style:name="co20">
      <style:table-column-properties fo:break-before="auto" style:column-width="1.697cm"/>
    </style:style>
    <style:style style:family="table-column" style:name="co21">
      <style:table-column-properties fo:break-before="auto" style:column-width="1.413cm"/>
    </style:style>
    <style:style style:family="table-column" style:name="co22">
      <style:table-column-properties fo:break-before="auto" style:column-width="1.457cm"/>
    </style:style>
    <style:style style:family="table-column" style:name="co23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572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2.392cm"/>
    </style:style>
    <style:style style:family="table-row" style:name="ro5">
      <style:table-row-properties fo:break-before="auto" style:use-optimal-row-height="false" style:row-height="0.466cm"/>
    </style:style>
    <style:style style:family="table" style:name="ta1" style:master-page-name="PageStyle_5f_Tabel_20_3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2pt" fo:color="#3366ff" style:font-style-complex="normal" style:font-weight-complex="bold" style:font-size-asian="12pt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value-type" style:direction="ltr" style:repeat-content="fals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"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3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 table:number-columns-repeated="2"/>
        <table:table-column table:style-name="co4" table:default-cell-style-name="ce10"/>
        <table:table-column table:style-name="co5" table:default-cell-style-name="ce10"/>
        <table:table-column table:style-name="co4" table:default-cell-style-name="ce10" table:number-columns-repeated="3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7" table:default-cell-style-name="ce10" table:number-columns-repeated="3"/>
        <table:table-column table:style-name="co5" table:default-cell-style-name="ce10"/>
        <table:table-column table:style-name="co8" table:default-cell-style-name="ce10"/>
        <table:table-column table:style-name="co5" table:default-cell-style-name="ce10"/>
        <table:table-column table:style-name="co8" table:default-cell-style-name="ce10"/>
        <table:table-column table:style-name="co5" table:default-cell-style-name="ce10"/>
        <table:table-column table:style-name="co9" table:default-cell-style-name="ce10" table:number-columns-repeated="2"/>
        <table:table-column table:style-name="co10" table:default-cell-style-name="ce10"/>
        <table:table-column table:style-name="co5" table:default-cell-style-name="ce10"/>
        <table:table-column table:style-name="co10" table:default-cell-style-name="ce10"/>
        <table:table-column table:style-name="co5" table:default-cell-style-name="ce10"/>
        <table:table-column table:style-name="co10" table:default-cell-style-name="ce10"/>
        <table:table-column table:style-name="co5" table:default-cell-style-name="ce10"/>
        <table:table-column table:style-name="co11" table:default-cell-style-name="ce10" table:number-columns-repeated="3"/>
        <table:table-column table:style-name="co5" table:default-cell-style-name="ce10"/>
        <table:table-column table:style-name="co12" table:default-cell-style-name="ce10"/>
        <table:table-column table:style-name="co5" table:default-cell-style-name="ce10"/>
        <table:table-column table:style-name="co12" table:default-cell-style-name="ce10"/>
        <table:table-column table:style-name="co5" table:default-cell-style-name="ce10"/>
        <table:table-column table:style-name="co12" table:default-cell-style-name="ce10"/>
        <table:table-column table:style-name="co3" table:default-cell-style-name="ce10" table:number-columns-repeated="2"/>
        <table:table-column table:style-name="co5" table:default-cell-style-name="ce10"/>
        <table:table-column table:style-name="co3" table:default-cell-style-name="ce10"/>
        <table:table-column table:style-name="co5" table:default-cell-style-name="ce10"/>
        <table:table-column table:style-name="co13" table:default-cell-style-name="ce10"/>
        <table:table-column table:style-name="co5" table:default-cell-style-name="ce10"/>
        <table:table-column table:style-name="co13" table:default-cell-style-name="ce10" table:number-columns-repeated="3"/>
        <table:table-column table:style-name="co5" table:default-cell-style-name="ce10"/>
        <table:table-column table:style-name="co14" table:default-cell-style-name="ce10"/>
        <table:table-column table:style-name="co5" table:default-cell-style-name="ce10"/>
        <table:table-column table:style-name="co14" table:default-cell-style-name="ce10"/>
        <table:table-column table:style-name="co5" table:default-cell-style-name="ce10"/>
        <table:table-column table:style-name="co15" table:default-cell-style-name="ce10"/>
        <table:table-column table:style-name="co16" table:default-cell-style-name="ce10" table:number-columns-repeated="2"/>
        <table:table-column table:style-name="co5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5" table:default-cell-style-name="ce10" table:number-columns-repeated="3"/>
        <table:table-column table:style-name="co19" table:default-cell-style-name="ce10"/>
        <table:table-column table:style-name="co5" table:default-cell-style-name="ce10"/>
        <table:table-column table:style-name="co19" table:default-cell-style-name="ce10"/>
        <table:table-column table:style-name="co5" table:default-cell-style-name="ce10"/>
        <table:table-column table:style-name="co20" table:default-cell-style-name="ce10"/>
        <table:table-column table:style-name="co5" table:default-cell-style-name="ce10"/>
        <table:table-column table:style-name="co21" table:default-cell-style-name="ce10" table:number-columns-repeated="3"/>
        <table:table-column table:style-name="co5" table:default-cell-style-name="ce10"/>
        <table:table-column table:style-name="co22" table:default-cell-style-name="ce10"/>
        <table:table-column table:style-name="co5" table:default-cell-style-name="ce10"/>
        <table:table-column table:style-name="co16" table:default-cell-style-name="ce10"/>
        <table:table-column table:style-name="co5" table:default-cell-style-name="ce10"/>
        <table:table-column table:style-name="co23" table:default-cell-style-name="Default" table:number-columns-repeated="948"/>
        <table:table-row table:style-name="ro1">
          <table:table-cell ns41:value-type="string" table:style-name="TL Title" office:value-type="string">
            <text:p>Tabel 3 - Woningen van gezinnen, met vermelding der woningen met 1 of ten hoogste 2 slaapruimten, waarin onder meer of uitsluitend zijn aangetroffen personen van 14 jaar en ouder van ongelijk geslacht, die niet met elkaar gehuwd zijn.</text:p>
          </table:table-cell>
          <table:table-cell table:style-name="ce11" table:number-columns-repeated="75"/>
          <table:table-cell table:style-name="ce32" table:number-columns-repeated="4"/>
          <table:table-cell table:style-name="ce48"/>
          <table:table-cell table:number-columns-repeated="943"/>
        </table:table-row>
        <table:table-row table:style-name="ro2">
          <table:table-cell table:style-name="ce2" table:number-columns-repeated="76"/>
          <table:table-cell table:number-columns-repeated="948"/>
        </table:table-row>
        <table:table-row table:style-name="ro3">
          <table:table-cell ns41:value-type="string" table:number-rows-spanned="6" table:style-name="TL RowProperty" table:number-columns-spanned="1" office:value-type="string">
            <text:p>Gemeentelijke indeeling.</text:p>
          </table:table-cell>
          <table:table-cell table:style-name="ce12"/>
          <table:table-cell ns41:value-type="string" table:number-rows-spanned="1" table:style-name="TL ColHeader" table:number-columns-spanned="4" office:value-type="string">
            <text:p>WONINGEN, BEWOOND DOOR 2 PERSONEN.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6" office:value-type="string">
            <text:p>WONINGEN, BEWOOND DOOR 3 PERSONEN.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8" office:value-type="string">
            <text:p>WONINGEN, BEWOOND DOOR 4 PERSONEN.</text:p>
          </table:table-cell>
          <table:covered-table-cell table:style-name="TL ColHeader" table:number-columns-repeated="7"/>
          <table:table-cell ns41:value-type="string" table:number-rows-spanned="1" table:style-name="TL ColHeader" table:number-columns-spanned="8" office:value-type="string">
            <text:p>WONINGEN, BEWOOND DOOR 5 PERSONEN.</text:p>
          </table:table-cell>
          <table:covered-table-cell table:style-name="TL ColHeader" table:number-columns-repeated="7"/>
          <table:table-cell ns41:value-type="string" table:number-rows-spanned="1" table:style-name="TL ColHeader" table:number-columns-spanned="8" office:value-type="string">
            <text:p>WONINGEN, BEWOOND DOOR 6 PERSONEN.</text:p>
          </table:table-cell>
          <table:covered-table-cell table:style-name="TL ColHeader" table:number-columns-repeated="7"/>
          <table:table-cell ns41:value-type="string" table:number-rows-spanned="1" table:style-name="TL ColHeader" table:number-columns-spanned="8" office:value-type="string">
            <text:p>WONINGEN, BEWOOND DOOR 7 PERSONEN.</text:p>
          </table:table-cell>
          <table:covered-table-cell table:style-name="TL ColHeader" table:number-columns-repeated="7"/>
          <table:table-cell ns41:value-type="string" table:number-rows-spanned="1" table:style-name="TL ColHeader" table:number-columns-spanned="8" office:value-type="string">
            <text:p>WONINGEN, BEWOOND DOOR 8 PERSONEN.</text:p>
          </table:table-cell>
          <table:covered-table-cell table:style-name="TL ColHeader" table:number-columns-repeated="7"/>
          <table:table-cell ns41:value-type="string" table:number-rows-spanned="1" table:style-name="TL ColHeader" table:number-columns-spanned="8" office:value-type="string">
            <text:p>WONINGEN, BEWOOND DOOR 9 PERSONEN.</text:p>
          </table:table-cell>
          <table:covered-table-cell table:style-name="TL ColHeader" table:number-columns-repeated="7"/>
          <table:table-cell ns41:value-type="string" table:number-rows-spanned="1" table:style-name="TL ColHeader" table:number-columns-spanned="8" office:value-type="string">
            <text:p>WONINGEN, BEWOOND DOOR 10 OF MEER PERSONEN.</text:p>
          </table:table-cell>
          <table:covered-table-cell table:style-name="TL ColHeader" table:number-columns-repeated="7"/>
          <table:table-cell ns41:value-type="string" table:number-rows-spanned="1" table:style-name="TL ColHeader" table:number-columns-spanned="8" office:value-type="string">
            <text:p>ALLE WONINGEN TE ZAMEN.</text:p>
          </table:table-cell>
          <table:covered-table-cell table:style-name="TL ColHeader" table:number-columns-repeated="6"/>
          <table:covered-table-cell table:style-name="ce26"/>
          <table:table-cell ns41:value-type="string" table:number-rows-spanned="6" table:style-name="ce33" table:number-columns-spanned="1" office:value-type="string">
            <text:p>Telling</text:p>
          </table:table-cell>
          <table:table-cell ns41:value-type="string" table:number-rows-spanned="6" table:style-name="ce39" table:number-columns-spanned="1" office:value-type="string">
            <text:p>Tabel</text:p>
          </table:table-cell>
          <table:table-cell ns41:value-type="string" table:number-rows-spanned="6" table:style-name="ce39" table:number-columns-spanned="1" office:value-type="string">
            <text:p>Pagina links</text:p>
          </table:table-cell>
          <table:table-cell ns41:value-type="string" table:number-rows-spanned="6" table:style-name="ce39" table:number-columns-spanned="1" office:value-type="string">
            <text:p>Pagina rechts</text:p>
          </table:table-cell>
          <table:table-cell ns41:value-type="string" table:number-rows-spanned="6" table:style-name="ce49" table:number-columns-spanned="1" office:value-type="string">
            <text:p>Image nr</text:p>
          </table:table-cell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table-cell ns41:value-type="string" table:number-rows-spanned="1" table:style-name="TL ColHeader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3" table:style-name="TL ColHeader" table:number-columns-spanned="2" office:value-type="string">
            <text:p>Woningen van gezinnen zonder echtpar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TL ColHeader" table:number-columns-spanned="4" office:value-type="string">
            <text:p>Woningen van gezinnen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Woningen van gezinnen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Woningen van gezinnen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Woningen van gezinnen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Woningen van gezinnen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Woningen van gezinnen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Woningen van gezinnen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Woningen van gezinnen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2" office:value-type="string">
            <text:p>Totaal aantal woningen van gezinnen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Woningen van gezinnen</text:p>
          </table:table-cell>
          <table:covered-table-cell table:style-name="TL ColHeader" table:number-columns-repeated="4"/>
          <table:covered-table-cell table:style-name="ce27"/>
          <table:covered-table-cell table:style-name="ce34"/>
          <table:covered-table-cell table:style-name="ce40" table:number-columns-repeated="3"/>
          <table:covered-table-cell table:style-name="ce50"/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table-cell ns41:value-type="string" table:style-name="TL ColHeader" office:value-type="string">
            <text:p>met</text:p>
          </table:table-cell>
          <table:table-cell ns41:value-type="string" table:style-name="TL ColHeader" office:value-type="string">
            <text:p>zonder</text:p>
          </table:table-cell>
          <table:covered-table-cell table:style-name="TL ColHeader" table:number-columns-repeated="2"/>
          <table:table-cell ns41:value-type="string" table:style-name="TL ColHeader" office:value-type="string">
            <text:p>met</text:p>
          </table:table-cell>
          <table:table-cell ns41:value-type="string" table:style-name="TL ColHeader" office:value-type="string">
            <text:p>zonder</text:p>
          </table:table-cell>
          <table:table-cell ns41:value-type="string" table:number-rows-spanned="1" table:style-name="TL ColHeader" table:number-columns-spanned="2" office:value-type="string">
            <text:p>met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zonder</text:p>
          </table:table-cell>
          <table:covered-table-cell table:style-name="ce21"/>
          <table:table-cell ns41:value-type="string" table:style-name="TL ColHeader" office:value-type="string">
            <text:p>met</text:p>
          </table:table-cell>
          <table:table-cell ns41:value-type="string" table:style-name="TL ColHeader" office:value-type="string">
            <text:p>zonder</text:p>
          </table:table-cell>
          <table:table-cell ns41:value-type="string" table:number-rows-spanned="1" table:style-name="TL ColHeader" table:number-columns-spanned="4" office:value-type="string">
            <text:p>me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zonder</text:p>
          </table:table-cell>
          <table:covered-table-cell table:style-name="ce21"/>
          <table:table-cell ns41:value-type="string" table:style-name="TL ColHeader" office:value-type="string">
            <text:p>met</text:p>
          </table:table-cell>
          <table:table-cell ns41:value-type="string" table:style-name="TL ColHeader" office:value-type="string">
            <text:p>zonder</text:p>
          </table:table-cell>
          <table:table-cell ns41:value-type="string" table:number-rows-spanned="1" table:style-name="TL ColHeader" table:number-columns-spanned="4" office:value-type="string">
            <text:p>me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zonder</text:p>
          </table:table-cell>
          <table:covered-table-cell table:style-name="ce21"/>
          <table:table-cell ns41:value-type="string" table:style-name="TL ColHeader" office:value-type="string">
            <text:p>met</text:p>
          </table:table-cell>
          <table:table-cell ns41:value-type="string" table:style-name="TL ColHeader" office:value-type="string">
            <text:p>zonder</text:p>
          </table:table-cell>
          <table:table-cell ns41:value-type="string" table:number-rows-spanned="1" table:style-name="TL ColHeader" table:number-columns-spanned="4" office:value-type="string">
            <text:p>me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zonder</text:p>
          </table:table-cell>
          <table:covered-table-cell table:style-name="ce21"/>
          <table:table-cell ns41:value-type="string" table:style-name="TL ColHeader" office:value-type="string">
            <text:p>met</text:p>
          </table:table-cell>
          <table:table-cell ns41:value-type="string" table:style-name="TL ColHeader" office:value-type="string">
            <text:p>zonder</text:p>
          </table:table-cell>
          <table:table-cell ns41:value-type="string" table:number-rows-spanned="1" table:style-name="TL ColHeader" table:number-columns-spanned="4" office:value-type="string">
            <text:p>me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zonder</text:p>
          </table:table-cell>
          <table:covered-table-cell table:style-name="ce21"/>
          <table:table-cell ns41:value-type="string" table:style-name="TL ColHeader" office:value-type="string">
            <text:p>met</text:p>
          </table:table-cell>
          <table:table-cell ns41:value-type="string" table:style-name="TL ColHeader" office:value-type="string">
            <text:p>zonder</text:p>
          </table:table-cell>
          <table:table-cell ns41:value-type="string" table:number-rows-spanned="1" table:style-name="TL ColHeader" table:number-columns-spanned="4" office:value-type="string">
            <text:p>me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zonder</text:p>
          </table:table-cell>
          <table:covered-table-cell table:style-name="ce21"/>
          <table:table-cell ns41:value-type="string" table:style-name="TL ColHeader" office:value-type="string">
            <text:p>met</text:p>
          </table:table-cell>
          <table:table-cell ns41:value-type="string" table:style-name="TL ColHeader" office:value-type="string">
            <text:p>zonder</text:p>
          </table:table-cell>
          <table:table-cell ns41:value-type="string" table:number-rows-spanned="1" table:style-name="TL ColHeader" table:number-columns-spanned="4" office:value-type="string">
            <text:p>me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zonder</text:p>
          </table:table-cell>
          <table:covered-table-cell table:style-name="ce21"/>
          <table:table-cell ns41:value-type="string" table:style-name="TL ColHeader" office:value-type="string">
            <text:p>met</text:p>
          </table:table-cell>
          <table:table-cell ns41:value-type="string" table:style-name="TL ColHeader" office:value-type="string">
            <text:p>zonder</text:p>
          </table:table-cell>
          <table:table-cell ns41:value-type="string" table:number-rows-spanned="1" table:style-name="TL ColHeader" table:number-columns-spanned="4" office:value-type="string">
            <text:p>me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zonder</text:p>
          </table:table-cell>
          <table:covered-table-cell table:style-name="ce21"/>
          <table:table-cell ns41:value-type="string" table:style-name="TL ColHeader" office:value-type="string">
            <text:p>met</text:p>
          </table:table-cell>
          <table:table-cell ns41:value-type="string" table:style-name="TL ColHeader" office:value-type="string">
            <text:p>zonder</text:p>
          </table:table-cell>
          <table:table-cell ns41:value-type="string" table:number-rows-spanned="1" table:style-name="TL ColHeader" table:number-columns-spanned="4" office:value-type="string">
            <text:p>me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zonder</text:p>
          </table:table-cell>
          <table:covered-table-cell table:style-name="ce27"/>
          <table:covered-table-cell table:style-name="ce34"/>
          <table:covered-table-cell table:style-name="ce40" table:number-columns-repeated="3"/>
          <table:covered-table-cell table:style-name="ce50"/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table-cell ns41:value-type="string" table:number-rows-spanned="3" table:style-name="TL ColHeader" table:number-columns-spanned="2" office:value-type="string">
            <text:p>echtpaar.</text:p>
          </table:table-cell>
          <table:covered-table-cell table:style-name="TL ColHeader" table:number-columns-repeated="3"/>
          <table:table-cell ns41:value-type="string" table:number-rows-spanned="3" table:style-name="TL ColHeader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TL ColHeader" table:number-columns-spanned="4" office:value-type="string">
            <text:p>echtpaar</text:p>
          </table:table-cell>
          <table:covered-table-cell table:style-name="TL ColHeader" table:number-columns-repeated="3"/>
          <table:table-cell ns41:value-type="string" table:number-rows-spanned="3" table:style-name="TL ColHeader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echtpaar</text:p>
          </table:table-cell>
          <table:covered-table-cell table:style-name="TL ColHeader" table:number-columns-repeated="5"/>
          <table:table-cell ns41:value-type="string" table:number-rows-spanned="3" table:style-name="TL ColHeader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echtpaar</text:p>
          </table:table-cell>
          <table:covered-table-cell table:style-name="TL ColHeader" table:number-columns-repeated="5"/>
          <table:table-cell ns41:value-type="string" table:number-rows-spanned="3" table:style-name="TL ColHeader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echtpaar</text:p>
          </table:table-cell>
          <table:covered-table-cell table:style-name="TL ColHeader" table:number-columns-repeated="5"/>
          <table:table-cell ns41:value-type="string" table:number-rows-spanned="3" table:style-name="TL ColHeader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echtpaar</text:p>
          </table:table-cell>
          <table:covered-table-cell table:style-name="TL ColHeader" table:number-columns-repeated="5"/>
          <table:table-cell ns41:value-type="string" table:number-rows-spanned="3" table:style-name="TL ColHeader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echtpaar</text:p>
          </table:table-cell>
          <table:covered-table-cell table:style-name="TL ColHeader" table:number-columns-repeated="5"/>
          <table:table-cell ns41:value-type="string" table:number-rows-spanned="3" table:style-name="TL ColHeader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echtpaar</text:p>
          </table:table-cell>
          <table:covered-table-cell table:style-name="TL ColHeader" table:number-columns-repeated="5"/>
          <table:table-cell ns41:value-type="string" table:number-rows-spanned="3" table:style-name="TL ColHeader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echtpaar</text:p>
          </table:table-cell>
          <table:covered-table-cell table:style-name="TL ColHeader" table:number-columns-repeated="5"/>
          <table:table-cell ns41:value-type="string" table:number-rows-spanned="3" table:style-name="TL ColHeader" table:number-columns-spanned="2" office:value-type="string">
            <text:p>echtpaar</text:p>
          </table:table-cell>
          <table:covered-table-cell table:style-name="ce21"/>
          <table:table-cell ns41:value-type="string" table:number-rows-spanned="1" table:style-name="TL ColHeader" table:number-columns-spanned="6" office:value-type="string">
            <text:p>echtpaar</text:p>
          </table:table-cell>
          <table:covered-table-cell table:style-name="TL ColHeader" table:number-columns-repeated="4"/>
          <table:covered-table-cell table:style-name="ce27"/>
          <table:covered-table-cell table:style-name="ce34"/>
          <table:covered-table-cell table:style-name="ce40" table:number-columns-repeated="3"/>
          <table:covered-table-cell table:style-name="ce50"/>
          <table:table-cell table:style-name="ce12" table:number-columns-repeated="943"/>
        </table:table-row>
        <table:table-row table:style-name="ro3">
          <table:covered-table-cell table:style-name="ce4"/>
          <table:table-cell table:style-name="ce12"/>
          <table:covered-table-cell table:style-name="ce14"/>
          <table:covered-table-cell table:style-name="ce21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met 1 slaapruimte.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2 slaapruimten.</text:p>
          </table:table-cell>
          <table:covered-table-cell table:style-name="ce21"/>
          <table:table-cell ns41:value-type="string" table:number-rows-spanned="1" table:style-name="TL ColHeader" table:number-columns-spanned="2" office:value-type="string">
            <text:p>met 1 slaapruimte.</text:p>
          </table:table-cell>
          <table:covered-table-cell table:style-name="ce27"/>
          <table:covered-table-cell table:style-name="ce34"/>
          <table:covered-table-cell table:style-name="ce40" table:number-columns-repeated="3"/>
          <table:covered-table-cell table:style-name="ce50"/>
          <table:table-cell table:style-name="ce12" table:number-columns-repeated="943"/>
        </table:table-row>
        <table:table-row table:style-name="ro4">
          <table:covered-table-cell table:style-name="ce5"/>
          <table:table-cell table:style-name="ce12"/>
          <table:covered-table-cell table:style-name="ce15"/>
          <table:covered-table-cell table:style-name="ce22"/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gezinshoofd en nog een persoon van 14 jaar of ouder van een ander geslacht dan het gezinshoofd.</text:p>
          </table:table-cell>
          <table:covered-table-cell table:style-name="TL ColHeader" table:number-columns-repeated="2"/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nog een persoon van 14 jaar of ouder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TL ColHeader" table:number-columns-repeated="2"/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ten minste nog een persoon van 14 jaar of ouder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TL ColHeader" table:number-columns-repeated="2"/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ten minste nog een persoon van 14 jaar of ouder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TL ColHeader" table:number-columns-repeated="2"/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ten minste nog een persoon van 14 jaar of ouder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TL ColHeader" table:number-columns-repeated="2"/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ten minste nog een persoon van 14 jaar of ouder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TL ColHeader" table:number-columns-repeated="2"/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ten minste nog een persoon van 14 jaar of ouder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TL ColHeader" table:number-columns-repeated="2"/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ten minste nog een persoon van 14 jaar of ouder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TL ColHeader" table:number-columns-repeated="2"/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ten minste nog een persoon van 14 jaar of ouder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TL ColHeader" table:number-columns-repeated="2"/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ten minste nog een persoon van 14 jaar of ouder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echtpaar en nog andere personen van 14 jaar of ouder van verschillend geslacht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TL ColHeader" office:value-type="string">
            <text:p>Woningen van gezinnen, waartoe behooren: het gezinshoofd en ten minste nog een persoon van 14 jaar of ouder van een ander geslacht dan het gezinshoofd.</text:p>
          </table:table-cell>
          <table:covered-table-cell table:style-name="ce35"/>
          <table:covered-table-cell table:style-name="ce41" table:number-columns-repeated="3"/>
          <table:covered-table-cell table:style-name="ce51"/>
          <table:table-cell table:style-name="ce12" table:number-columns-repeated="943"/>
        </table:table-row>
        <table:table-row table:style-name="ro1">
          <table:table-cell table:style-name="ce6"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4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6"/>
          <table:table-cell table:style-name="ce16" table:number-columns-repeated="2"/>
          <table:table-cell table:number-columns-repeated="954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92" office:value-type="float">
            <text:p>1692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86" office:value-type="float">
            <text:p>86</text:p>
          </table:table-cell>
          <table:table-cell ns41:value-type="string" table:style-name="ce36" office:value-type="string">
            <text:p>WT_1930</text:p>
          </table:table-cell>
          <table:table-cell ns41:value-type="string" table:style-name="ce42" office:value-type="string">
            <text:p>04_T3</text:p>
          </table:table-cell>
          <table:table-cell ns41:value-type="float" table:style-name="ce45" office:value="56" office:value-type="float">
            <text:p>56</text:p>
          </table:table-cell>
          <table:table-cell ns41:value-type="float" table:style-name="ce45" office:value="57" office:value-type="float">
            <text:p>57</text:p>
          </table:table-cell>
          <table:table-cell ns41:value-type="string" table:style-name="ce52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60" office:value-type="float">
            <text:p>1160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52" office:value-type="float">
            <text:p>105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54" office:value-type="float">
            <text:p>5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213" office:value-type="float">
            <text:p>8213</text:p>
          </table:table-cell>
          <table:table-cell ns41:value-type="float" table:style-name="TL Data" office:value="2116" office:value-type="float">
            <text:p>2116</text:p>
          </table:table-cell>
          <table:table-cell ns41:value-type="float" table:style-name="TL Data" office:value="2527" office:value-type="float">
            <text:p>2527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3219" office:value-type="float">
            <text:p>3219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95" office:value-type="float">
            <text:p>29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3898" office:value-type="float">
            <text:p>3898</text:p>
          </table:table-cell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4723" office:value-type="float">
            <text:p>4723</text:p>
          </table:table-cell>
          <table:table-cell ns41:value-type="float" table:style-name="TL Data" office:value="1608" office:value-type="float">
            <text:p>1608</text:p>
          </table:table-cell>
          <table:table-cell ns41:value-type="float" table:style-name="TL Data" office:value="2258" office:value-type="float">
            <text:p>2258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893" office:value-type="float">
            <text:p>4893</text:p>
          </table:table-cell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1672" office:value-type="float">
            <text:p>1672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007" office:value-type="float">
            <text:p>200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467" office:value-type="float">
            <text:p>4467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856" office:value-type="float">
            <text:p>1856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935" office:value-type="float">
            <text:p>3935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613" office:value-type="float">
            <text:p>1613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270" office:value-type="float">
            <text:p>3270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65" office:value-type="float">
            <text:p>246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65" office:value-type="float">
            <text:p>176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2503" office:value-type="float">
            <text:p>250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919" office:value-type="float">
            <text:p>31919</text:p>
          </table:table-cell>
          <table:table-cell ns41:value-type="float" table:style-name="TL Data" office:value="6892" office:value-type="float">
            <text:p>6892</text:p>
          </table:table-cell>
          <table:table-cell ns41:value-type="float" table:style-name="TL Data" office:value="9651" office:value-type="float">
            <text:p>9651</text:p>
          </table:table-cell>
          <table:table-cell ns41:value-type="float" table:style-name="TL Data" office:value="2746" office:value-type="float">
            <text:p>2746</text:p>
          </table:table-cell>
          <table:table-cell ns41:value-type="float" table:style-name="TL Data" office:value="11850" office:value-type="float">
            <text:p>11850</text:p>
          </table:table-cell>
          <table:table-cell ns41:value-type="float" table:style-name="TL Data" office:value="2914" office:value-type="float">
            <text:p>2914</text:p>
          </table:table-cell>
          <table:table-cell ns41:value-type="float" table:style-name="TL Data" office:value="1686" office:value-type="float">
            <text:p>1686</text:p>
          </table:table-cell>
          <table:table-cell ns41:value-type="float" table:style-name="TL Data" office:value="950" office:value-type="float">
            <text:p>95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3844" office:value-type="float">
            <text:p>3844</text:p>
          </table:table-cell>
          <table:table-cell ns41:value-type="float" table:style-name="TL Data" office:value="1834" office:value-type="float">
            <text:p>1834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527" office:value-type="float">
            <text:p>4527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2003" office:value-type="float">
            <text:p>2003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583" office:value-type="float">
            <text:p>4583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1572" office:value-type="float">
            <text:p>1572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779" office:value-type="float">
            <text:p>1779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134" office:value-type="float">
            <text:p>4134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562" office:value-type="float">
            <text:p>3562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26" office:value-type="float">
            <text:p>302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53" office:value-type="float">
            <text:p>215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175" office:value-type="float">
            <text:p>217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9472" office:value-type="float">
            <text:p>29472</text:p>
          </table:table-cell>
          <table:table-cell ns41:value-type="float" table:style-name="TL Data" office:value="5604" office:value-type="float">
            <text:p>5604</text:p>
          </table:table-cell>
          <table:table-cell ns41:value-type="float" table:style-name="TL Data" office:value="8880" office:value-type="float">
            <text:p>8880</text:p>
          </table:table-cell>
          <table:table-cell ns41:value-type="float" table:style-name="TL Data" office:value="2100" office:value-type="float">
            <text:p>2100</text:p>
          </table:table-cell>
          <table:table-cell ns41:value-type="float" table:style-name="TL Data" office:value="10481" office:value-type="float">
            <text:p>10481</text:p>
          </table:table-cell>
          <table:table-cell ns41:value-type="float" table:style-name="TL Data" office:value="2209" office:value-type="float">
            <text:p>2209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672" office:value-type="float">
            <text:p>67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1982" office:value-type="float">
            <text:p>1982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351" office:value-type="float">
            <text:p>2351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527" office:value-type="float">
            <text:p>252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131" office:value-type="float">
            <text:p>213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72" office:value-type="float">
            <text:p>7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5134" office:value-type="float">
            <text:p>15134</text:p>
          </table:table-cell>
          <table:table-cell ns41:value-type="float" table:style-name="TL Data" office:value="2769" office:value-type="float">
            <text:p>2769</text:p>
          </table:table-cell>
          <table:table-cell ns41:value-type="float" table:style-name="TL Data" office:value="3933" office:value-type="float">
            <text:p>3933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5549" office:value-type="float">
            <text:p>5549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271" office:value-type="float">
            <text:p>27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Bergen op Zoom</text:p>
          </table:table-cell>
          <table:table-cell/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3813" office:value-type="float">
            <text:p>3813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5" office:value-type="float">
            <text:p>5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79" office:value-type="float">
            <text:p>1679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06" office:value-type="float">
            <text:p>160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125" office:value-type="float">
            <text:p>8125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2025" office:value-type="float">
            <text:p>202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71" office:value-type="float">
            <text:p>7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4248" office:value-type="float">
            <text:p>4248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's Hertogenbosch</text:p>
          </table:table-cell>
          <table:table-cell/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54" office:value-type="float">
            <text:p>5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6911" office:value-type="float">
            <text:p>6911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1715" office:value-type="float">
            <text:p>1715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335" office:value-type="float">
            <text:p>2335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98" office:value-type="float">
            <text:p>9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Roosendaal en Nispen</text:p>
          </table:table-cell>
          <table:table-cell/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8" office:value-type="float">
            <text:p>4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3813" office:value-type="float">
            <text:p>3813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73" office:value-type="float">
            <text:p>7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4139" office:value-type="float">
            <text:p>4139</text:p>
          </table:table-cell>
          <table:table-cell ns41:value-type="float" table:style-name="TL Data" office:value="1567" office:value-type="float">
            <text:p>1567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039" office:value-type="float">
            <text:p>5039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007" office:value-type="float">
            <text:p>5007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101" office:value-type="float">
            <text:p>210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004" office:value-type="float">
            <text:p>4004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02" office:value-type="float">
            <text:p>300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17" office:value-type="float">
            <text:p>211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90" office:value-type="float">
            <text:p>9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6910" office:value-type="float">
            <text:p>26910</text:p>
          </table:table-cell>
          <table:table-cell ns41:value-type="float" table:style-name="TL Data" office:value="4213" office:value-type="float">
            <text:p>4213</text:p>
          </table:table-cell>
          <table:table-cell ns41:value-type="float" table:style-name="TL Data" office:value="6564" office:value-type="float">
            <text:p>6564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9431" office:value-type="float">
            <text:p>9431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TL Data" office:value="313" office:value-type="float">
            <text:p>31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2268" office:value-type="float">
            <text:p>2268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791" office:value-type="float">
            <text:p>2791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16" office:value-type="float">
            <text:p>261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54" office:value-type="float">
            <text:p>225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948" office:value-type="float">
            <text:p>194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07" office:value-type="float">
            <text:p>140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6150" office:value-type="float">
            <text:p>16150</text:p>
          </table:table-cell>
          <table:table-cell ns41:value-type="float" table:style-name="TL Data" office:value="1989" office:value-type="float">
            <text:p>1989</text:p>
          </table:table-cell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051" office:value-type="float">
            <text:p>305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2116" office:value-type="float">
            <text:p>2116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521" office:value-type="float">
            <text:p>2521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617" office:value-type="float">
            <text:p>2617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75" office:value-type="float">
            <text:p>217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102" office:value-type="float">
            <text:p>14102</text:p>
          </table:table-cell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3203" office:value-type="float">
            <text:p>3203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5091" office:value-type="float">
            <text:p>5091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98" office:value-type="float">
            <text:p>19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emeenten met 50001-100000 inwoners</text:p>
          </table:table-cell>
          <table:table-cell/>
          <table:table-cell ns41:value-type="float" table:style-name="TL Data" office:value="4384" office:value-type="float">
            <text:p>4384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312" office:value-type="float">
            <text:p>5312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233" office:value-type="float">
            <text:p>5233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37" office:value-type="float">
            <text:p>183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429" office:value-type="float">
            <text:p>4429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46" office:value-type="float">
            <text:p>3646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97" office:value-type="float">
            <text:p>259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68" office:value-type="float">
            <text:p>166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98" office:value-type="float">
            <text:p>9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3" office:value-type="float">
            <text:p>53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771" office:value-type="float">
            <text:p>177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9" office:value-type="float">
            <text:p>7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0252" office:value-type="float">
            <text:p>30252</text:p>
          </table:table-cell>
          <table:table-cell ns41:value-type="float" table:style-name="TL Data" office:value="3986" office:value-type="float">
            <text:p>3986</text:p>
          </table:table-cell>
          <table:table-cell ns41:value-type="float" table:style-name="TL Data" office:value="4728" office:value-type="float">
            <text:p>4728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8142" office:value-type="float">
            <text:p>8142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247" office:value-type="float">
            <text:p>24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Noordbrabant</text:p>
          </table:table-cell>
          <table:table-cell/>
          <table:table-cell ns41:value-type="float" table:style-name="TL Data" office:value="19408" office:value-type="float">
            <text:p>19408</text:p>
          </table:table-cell>
          <table:table-cell ns41:value-type="float" table:style-name="TL Data" office:value="8431" office:value-type="float">
            <text:p>8431</text:p>
          </table:table-cell>
          <table:table-cell ns41:value-type="float" table:style-name="TL Data" office:value="3109" office:value-type="float">
            <text:p>3109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23356" office:value-type="float">
            <text:p>23356</text:p>
          </table:table-cell>
          <table:table-cell ns41:value-type="float" table:style-name="TL Data" office:value="6299" office:value-type="float">
            <text:p>6299</text:p>
          </table:table-cell>
          <table:table-cell ns41:value-type="float" table:style-name="TL Data" office:value="8774" office:value-type="float">
            <text:p>8774</text:p>
          </table:table-cell>
          <table:table-cell ns41:value-type="float" table:style-name="TL Data" office:value="2164" office:value-type="float">
            <text:p>2164</text:p>
          </table:table-cell>
          <table:table-cell ns41:value-type="float" table:style-name="TL Data" office:value="1324" office:value-type="float">
            <text:p>1324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23645" office:value-type="float">
            <text:p>23645</text:p>
          </table:table-cell>
          <table:table-cell ns41:value-type="float" table:style-name="TL Data" office:value="4337" office:value-type="float">
            <text:p>4337</text:p>
          </table:table-cell>
          <table:table-cell ns41:value-type="float" table:style-name="TL Data" office:value="6171" office:value-type="float">
            <text:p>6171</text:p>
          </table:table-cell>
          <table:table-cell ns41:value-type="float" table:style-name="TL Data" office:value="1666" office:value-type="float">
            <text:p>1666</text:p>
          </table:table-cell>
          <table:table-cell ns41:value-type="float" table:style-name="TL Data" office:value="9282" office:value-type="float">
            <text:p>9282</text:p>
          </table:table-cell>
          <table:table-cell ns41:value-type="float" table:style-name="TL Data" office:value="1337" office:value-type="float">
            <text:p>1337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0491" office:value-type="float">
            <text:p>20491</text:p>
          </table:table-cell>
          <table:table-cell ns41:value-type="float" table:style-name="TL Data" office:value="2900" office:value-type="float">
            <text:p>2900</text:p>
          </table:table-cell>
          <table:table-cell ns41:value-type="float" table:style-name="TL Data" office:value="3938" office:value-type="float">
            <text:p>3938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7750" office:value-type="float">
            <text:p>7750</text:p>
          </table:table-cell>
          <table:table-cell ns41:value-type="float" table:style-name="TL Data" office:value="1728" office:value-type="float">
            <text:p>1728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7281" office:value-type="float">
            <text:p>17281</text:p>
          </table:table-cell>
          <table:table-cell ns41:value-type="float" table:style-name="TL Data" office:value="1843" office:value-type="float">
            <text:p>1843</text:p>
          </table:table-cell>
          <table:table-cell ns41:value-type="float" table:style-name="TL Data" office:value="2571" office:value-type="float">
            <text:p>2571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6108" office:value-type="float">
            <text:p>6108</text:p>
          </table:table-cell>
          <table:table-cell ns41:value-type="float" table:style-name="TL Data" office:value="1751" office:value-type="float">
            <text:p>1751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3514" office:value-type="float">
            <text:p>13514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603" office:value-type="float">
            <text:p>1603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4605" office:value-type="float">
            <text:p>4605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587" office:value-type="float">
            <text:p>9587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3032" office:value-type="float">
            <text:p>3032</text:p>
          </table:table-cell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661" office:value-type="float">
            <text:p>6661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9649" office:value-type="float">
            <text:p>9649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254" office:value-type="float">
            <text:p>2254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3592" office:value-type="float">
            <text:p>143592</text:p>
          </table:table-cell>
          <table:table-cell ns41:value-type="float" table:style-name="TL Data" office:value="26072" office:value-type="float">
            <text:p>26072</text:p>
          </table:table-cell>
          <table:table-cell ns41:value-type="float" table:style-name="TL Data" office:value="36772" office:value-type="float">
            <text:p>36772</text:p>
          </table:table-cell>
          <table:table-cell ns41:value-type="float" table:style-name="TL Data" office:value="8593" office:value-type="float">
            <text:p>8593</text:p>
          </table:table-cell>
          <table:table-cell ns41:value-type="float" table:style-name="TL Data" office:value="49338" office:value-type="float">
            <text:p>49338</text:p>
          </table:table-cell>
          <table:table-cell ns41:value-type="float" table:style-name="TL Data" office:value="9242" office:value-type="float">
            <text:p>9242</text:p>
          </table:table-cell>
          <table:table-cell ns41:value-type="float" table:style-name="TL Data" office:value="5763" office:value-type="float">
            <text:p>5763</text:p>
          </table:table-cell>
          <table:table-cell ns41:value-type="float" table:style-name="TL Data" office:value="2834" office:value-type="float">
            <text:p>283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8" office:value-type="float">
            <text:p>58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6" office:value-type="float">
            <text:p>6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432" office:value-type="float">
            <text:p>5432</text:p>
          </table:table-cell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2200" office:value-type="float">
            <text:p>2200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2043" office:value-type="float">
            <text:p>2043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355" office:value-type="float">
            <text:p>35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 2001-5000 inwoners</text:p>
          </table:table-cell>
          <table:table-cell/>
          <table:table-cell ns41:value-type="float" table:style-name="TL Data" office:value="2488" office:value-type="float">
            <text:p>2488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326" office:value-type="float">
            <text:p>3326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1415" office:value-type="float">
            <text:p>1415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773" office:value-type="float">
            <text:p>3773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589" office:value-type="float">
            <text:p>1589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286" office:value-type="float">
            <text:p>3286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581" office:value-type="float">
            <text:p>2581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854" office:value-type="float">
            <text:p>185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0707" office:value-type="float">
            <text:p>20707</text:p>
          </table:table-cell>
          <table:table-cell ns41:value-type="float" table:style-name="TL Data" office:value="4736" office:value-type="float">
            <text:p>4736</text:p>
          </table:table-cell>
          <table:table-cell ns41:value-type="float" table:style-name="TL Data" office:value="6063" office:value-type="float">
            <text:p>6063</text:p>
          </table:table-cell>
          <table:table-cell ns41:value-type="float" table:style-name="TL Data" office:value="1958" office:value-type="float">
            <text:p>1958</text:p>
          </table:table-cell>
          <table:table-cell ns41:value-type="float" table:style-name="TL Data" office:value="8124" office:value-type="float">
            <text:p>8124</text:p>
          </table:table-cell>
          <table:table-cell ns41:value-type="float" table:style-name="TL Data" office:value="2200" office:value-type="float">
            <text:p>2200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724" office:value-type="float">
            <text:p>72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3616" office:value-type="float">
            <text:p>3616</text:p>
          </table:table-cell>
          <table:table-cell ns41:value-type="float" table:style-name="TL Data" office:value="1745" office:value-type="float">
            <text:p>1745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175" office:value-type="float">
            <text:p>5175</text:p>
          </table:table-cell>
          <table:table-cell ns41:value-type="float" table:style-name="TL Data" office:value="1417" office:value-type="float">
            <text:p>1417</text:p>
          </table:table-cell>
          <table:table-cell ns41:value-type="float" table:style-name="TL Data" office:value="2056" office:value-type="float">
            <text:p>2056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5601" office:value-type="float">
            <text:p>5601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1645" office:value-type="float">
            <text:p>1645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2342" office:value-type="float">
            <text:p>234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849" office:value-type="float">
            <text:p>4849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035" office:value-type="float">
            <text:p>2035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778" office:value-type="float">
            <text:p>3778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512" office:value-type="float">
            <text:p>1512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815" office:value-type="float">
            <text:p>2815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86" office:value-type="float">
            <text:p>208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31" office:value-type="float">
            <text:p>133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70" office:value-type="float">
            <text:p>177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021" office:value-type="float">
            <text:p>31021</text:p>
          </table:table-cell>
          <table:table-cell ns41:value-type="float" table:style-name="TL Data" office:value="6154" office:value-type="float">
            <text:p>6154</text:p>
          </table:table-cell>
          <table:table-cell ns41:value-type="float" table:style-name="TL Data" office:value="8388" office:value-type="float">
            <text:p>8388</text:p>
          </table:table-cell>
          <table:table-cell ns41:value-type="float" table:style-name="TL Data" office:value="2451" office:value-type="float">
            <text:p>2451</text:p>
          </table:table-cell>
          <table:table-cell ns41:value-type="float" table:style-name="TL Data" office:value="11604" office:value-type="float">
            <text:p>11604</text:p>
          </table:table-cell>
          <table:table-cell ns41:value-type="float" table:style-name="TL Data" office:value="2714" office:value-type="float">
            <text:p>2714</text:p>
          </table:table-cell>
          <table:table-cell ns41:value-type="float" table:style-name="TL Data" office:value="1496" office:value-type="float">
            <text:p>1496</text:p>
          </table:table-cell>
          <table:table-cell ns41:value-type="float" table:style-name="TL Data" office:value="801" office:value-type="float">
            <text:p>80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4615" office:value-type="float">
            <text:p>4615</text:p>
          </table:table-cell>
          <table:table-cell ns41:value-type="float" table:style-name="TL Data" office:value="2059" office:value-type="float">
            <text:p>2059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6494" office:value-type="float">
            <text:p>6494</text:p>
          </table:table-cell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6727" office:value-type="float">
            <text:p>6727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1494" office:value-type="float">
            <text:p>1494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738" office:value-type="float">
            <text:p>2738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385" office:value-type="float">
            <text:p>5385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951" office:value-type="float">
            <text:p>3951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56" office:value-type="float">
            <text:p>265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29" office:value-type="float">
            <text:p>172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4046" office:value-type="float">
            <text:p>34046</text:p>
          </table:table-cell>
          <table:table-cell ns41:value-type="float" table:style-name="TL Data" office:value="5975" office:value-type="float">
            <text:p>5975</text:p>
          </table:table-cell>
          <table:table-cell ns41:value-type="float" table:style-name="TL Data" office:value="7727" office:value-type="float">
            <text:p>7727</text:p>
          </table:table-cell>
          <table:table-cell ns41:value-type="float" table:style-name="TL Data" office:value="1997" office:value-type="float">
            <text:p>1997</text:p>
          </table:table-cell>
          <table:table-cell ns41:value-type="float" table:style-name="TL Data" office:value="12726" office:value-type="float">
            <text:p>12726</text:p>
          </table:table-cell>
          <table:table-cell ns41:value-type="float" table:style-name="TL Data" office:value="2339" office:value-type="float">
            <text:p>2339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704" office:value-type="float">
            <text:p>70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2" office:value-type="float">
            <text:p>4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637" office:value-type="float">
            <text:p>5637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067" office:value-type="float">
            <text:p>206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99" office:value-type="float">
            <text:p>9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4769" office:value-type="float">
            <text:p>4769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8" office:value-type="float">
            <text:p>5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1577" office:value-type="float">
            <text:p>1577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249" office:value-type="float">
            <text:p>224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153" office:value-type="float">
            <text:p>215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68" office:value-type="float">
            <text:p>6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406" office:value-type="float">
            <text:p>10406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2427" office:value-type="float">
            <text:p>2427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3775" office:value-type="float">
            <text:p>3775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157" office:value-type="float">
            <text:p>15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1991" office:value-type="float">
            <text:p>1991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284" office:value-type="float">
            <text:p>2284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92" office:value-type="float">
            <text:p>9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394" office:value-type="float">
            <text:p>11394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2596" office:value-type="float">
            <text:p>2596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165" office:value-type="float">
            <text:p>4165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35" office:value-type="float">
            <text:p>13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2617" office:value-type="float">
            <text:p>2617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525" office:value-type="float">
            <text:p>3525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330" office:value-type="float">
            <text:p>3330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14" office:value-type="float">
            <text:p>221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90" office:value-type="float">
            <text:p>139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4976" office:value-type="float">
            <text:p>14976</text:p>
          </table:table-cell>
          <table:table-cell ns41:value-type="float" table:style-name="TL Data" office:value="2778" office:value-type="float">
            <text:p>2778</text:p>
          </table:table-cell>
          <table:table-cell ns41:value-type="float" table:style-name="TL Data" office:value="2970" office:value-type="float">
            <text:p>2970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5478" office:value-type="float">
            <text:p>5478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19" office:value-type="float">
            <text:p>11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2430" office:value-type="float">
            <text:p>2430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15" office:value-type="float">
            <text:p>2915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861" office:value-type="float">
            <text:p>2861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4489" office:value-type="float">
            <text:p>14489</text:p>
          </table:table-cell>
          <table:table-cell ns41:value-type="float" table:style-name="TL Data" office:value="2805" office:value-type="float">
            <text:p>2805</text:p>
          </table:table-cell>
          <table:table-cell ns41:value-type="float" table:style-name="TL Data" office:value="2307" office:value-type="float">
            <text:p>2307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4694" office:value-type="float">
            <text:p>4694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97" office:value-type="float">
            <text:p>9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emeenten met 50001-100000 inwoners</text:p>
          </table:table-cell>
          <table:table-cell/>
          <table:table-cell ns41:value-type="float" table:style-name="TL Data" office:value="7038" office:value-type="float">
            <text:p>7038</text:p>
          </table:table-cell>
          <table:table-cell ns41:value-type="float" table:style-name="TL Data" office:value="3105" office:value-type="float">
            <text:p>3105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8899" office:value-type="float">
            <text:p>8899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475" office:value-type="float">
            <text:p>8475</text:p>
          </table:table-cell>
          <table:table-cell ns41:value-type="float" table:style-name="TL Data" office:value="1184" office:value-type="float">
            <text:p>1184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375" office:value-type="float">
            <text:p>337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151" office:value-type="float">
            <text:p>6151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130" office:value-type="float">
            <text:p>2130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990" office:value-type="float">
            <text:p>399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27" office:value-type="float">
            <text:p>252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24" office:value-type="float">
            <text:p>152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87" office:value-type="float">
            <text:p>8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0859" office:value-type="float">
            <text:p>40859</text:p>
          </table:table-cell>
          <table:table-cell ns41:value-type="float" table:style-name="TL Data" office:value="7595" office:value-type="float">
            <text:p>7595</text:p>
          </table:table-cell>
          <table:table-cell ns41:value-type="float" table:style-name="TL Data" office:value="7873" office:value-type="float">
            <text:p>7873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14337" office:value-type="float">
            <text:p>14337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351" office:value-type="float">
            <text:p>35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elderland</text:p>
          </table:table-cell>
          <table:table-cell/>
          <table:table-cell ns41:value-type="float" table:style-name="TL Data" office:value="20130" office:value-type="float">
            <text:p>20130</text:p>
          </table:table-cell>
          <table:table-cell ns41:value-type="float" table:style-name="TL Data" office:value="9491" office:value-type="float">
            <text:p>9491</text:p>
          </table:table-cell>
          <table:table-cell ns41:value-type="float" table:style-name="TL Data" office:value="3279" office:value-type="float">
            <text:p>3279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27268" office:value-type="float">
            <text:p>27268</text:p>
          </table:table-cell>
          <table:table-cell ns41:value-type="float" table:style-name="TL Data" office:value="6893" office:value-type="float">
            <text:p>6893</text:p>
          </table:table-cell>
          <table:table-cell ns41:value-type="float" table:style-name="TL Data" office:value="9007" office:value-type="float">
            <text:p>9007</text:p>
          </table:table-cell>
          <table:table-cell ns41:value-type="float" table:style-name="TL Data" office:value="2215" office:value-type="float">
            <text:p>2215</text:p>
          </table:table-cell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27886" office:value-type="float">
            <text:p>27886</text:p>
          </table:table-cell>
          <table:table-cell ns41:value-type="float" table:style-name="TL Data" office:value="4702" office:value-type="float">
            <text:p>4702</text:p>
          </table:table-cell>
          <table:table-cell ns41:value-type="float" table:style-name="TL Data" office:value="6429" office:value-type="float">
            <text:p>6429</text:p>
          </table:table-cell>
          <table:table-cell ns41:value-type="float" table:style-name="TL Data" office:value="1963" office:value-type="float">
            <text:p>1963</text:p>
          </table:table-cell>
          <table:table-cell ns41:value-type="float" table:style-name="TL Data" office:value="11342" office:value-type="float">
            <text:p>11342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22132" office:value-type="float">
            <text:p>22132</text:p>
          </table:table-cell>
          <table:table-cell ns41:value-type="float" table:style-name="TL Data" office:value="2957" office:value-type="float">
            <text:p>2957</text:p>
          </table:table-cell>
          <table:table-cell ns41:value-type="float" table:style-name="TL Data" office:value="3901" office:value-type="float">
            <text:p>3901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8576" office:value-type="float">
            <text:p>8576</text:p>
          </table:table-cell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6067" office:value-type="float">
            <text:p>16067</text:p>
          </table:table-cell>
          <table:table-cell ns41:value-type="float" table:style-name="TL Data" office:value="1757" office:value-type="float">
            <text:p>1757</text:p>
          </table:table-cell>
          <table:table-cell ns41:value-type="float" table:style-name="TL Data" office:value="2299" office:value-type="float">
            <text:p>2299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5960" office:value-type="float">
            <text:p>5960</text:p>
          </table:table-cell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1113" office:value-type="float">
            <text:p>11113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3859" office:value-type="float">
            <text:p>3859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452" office:value-type="float">
            <text:p>7452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2476" office:value-type="float">
            <text:p>2476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824" office:value-type="float">
            <text:p>482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393" office:value-type="float">
            <text:p>1393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198" office:value-type="float">
            <text:p>619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3070" office:value-type="float">
            <text:p>143070</text:p>
          </table:table-cell>
          <table:table-cell ns41:value-type="float" table:style-name="TL Data" office:value="27876" office:value-type="float">
            <text:p>27876</text:p>
          </table:table-cell>
          <table:table-cell ns41:value-type="float" table:style-name="TL Data" office:value="34884" office:value-type="float">
            <text:p>34884</text:p>
          </table:table-cell>
          <table:table-cell ns41:value-type="float" table:style-name="TL Data" office:value="8974" office:value-type="float">
            <text:p>8974</text:p>
          </table:table-cell>
          <table:table-cell ns41:value-type="float" table:style-name="TL Data" office:value="52779" office:value-type="float">
            <text:p>52779</text:p>
          </table:table-cell>
          <table:table-cell ns41:value-type="float" table:style-name="TL Data" office:value="9689" office:value-type="float">
            <text:p>9689</text:p>
          </table:table-cell>
          <table:table-cell ns41:value-type="float" table:style-name="TL Data" office:value="6335" office:value-type="float">
            <text:p>6335</text:p>
          </table:table-cell>
          <table:table-cell ns41:value-type="float" table:style-name="TL Data" office:value="3110" office:value-type="float">
            <text:p>311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4365" office:value-type="float">
            <text:p>4365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674" office:value-type="float">
            <text:p>1674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92" office:value-type="float">
            <text:p>19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1888" office:value-type="float">
            <text:p>1888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173" office:value-type="float">
            <text:p>2173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149" office:value-type="float">
            <text:p>114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028" office:value-type="float">
            <text:p>2028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725" office:value-type="float">
            <text:p>10725</text:p>
          </table:table-cell>
          <table:table-cell ns41:value-type="float" table:style-name="TL Data" office:value="2046" office:value-type="float">
            <text:p>2046</text:p>
          </table:table-cell>
          <table:table-cell ns41:value-type="float" table:style-name="TL Data" office:value="4640" office:value-type="float">
            <text:p>4640</text:p>
          </table:table-cell>
          <table:table-cell ns41:value-type="float" table:style-name="TL Data" office:value="1399" office:value-type="float">
            <text:p>1399</text:p>
          </table:table-cell>
          <table:table-cell ns41:value-type="float" table:style-name="TL Data" office:value="3926" office:value-type="float">
            <text:p>3926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440" office:value-type="float">
            <text:p>44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6152" office:value-type="float">
            <text:p>6152</text:p>
          </table:table-cell>
          <table:table-cell ns41:value-type="float" table:style-name="TL Data" office:value="2569" office:value-type="float">
            <text:p>2569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7197" office:value-type="float">
            <text:p>7197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6704" office:value-type="float">
            <text:p>6704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2663" office:value-type="float">
            <text:p>2663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5285" office:value-type="float">
            <text:p>5285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532" office:value-type="float">
            <text:p>1532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2230" office:value-type="float">
            <text:p>2230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870" office:value-type="float">
            <text:p>387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638" office:value-type="float">
            <text:p>163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711" office:value-type="float">
            <text:p>271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09" office:value-type="float">
            <text:p>190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41" office:value-type="float">
            <text:p>214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37333" office:value-type="float">
            <text:p>37333</text:p>
          </table:table-cell>
          <table:table-cell ns41:value-type="float" table:style-name="TL Data" office:value="6371" office:value-type="float">
            <text:p>6371</text:p>
          </table:table-cell>
          <table:table-cell ns41:value-type="float" table:style-name="TL Data" office:value="13394" office:value-type="float">
            <text:p>13394</text:p>
          </table:table-cell>
          <table:table-cell ns41:value-type="float" table:style-name="TL Data" office:value="3866" office:value-type="float">
            <text:p>3866</text:p>
          </table:table-cell>
          <table:table-cell ns41:value-type="float" table:style-name="TL Data" office:value="14285" office:value-type="float">
            <text:p>14285</text:p>
          </table:table-cell>
          <table:table-cell ns41:value-type="float" table:style-name="TL Data" office:value="3253" office:value-type="float">
            <text:p>3253</text:p>
          </table:table-cell>
          <table:table-cell ns41:value-type="float" table:style-name="TL Data" office:value="2082" office:value-type="float">
            <text:p>2082</text:p>
          </table:table-cell>
          <table:table-cell ns41:value-type="float" table:style-name="TL Data" office:value="1145" office:value-type="float">
            <text:p>114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4482" office:value-type="float">
            <text:p>4482</text:p>
          </table:table-cell>
          <table:table-cell ns41:value-type="float" table:style-name="TL Data" office:value="1650" office:value-type="float">
            <text:p>1650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195" office:value-type="float">
            <text:p>5195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1797" office:value-type="float">
            <text:p>1797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889" office:value-type="float">
            <text:p>4889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883" office:value-type="float">
            <text:p>3883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857" office:value-type="float">
            <text:p>2857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33" office:value-type="float">
            <text:p>203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73" office:value-type="float">
            <text:p>147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7422" office:value-type="float">
            <text:p>27422</text:p>
          </table:table-cell>
          <table:table-cell ns41:value-type="float" table:style-name="TL Data" office:value="4270" office:value-type="float">
            <text:p>4270</text:p>
          </table:table-cell>
          <table:table-cell ns41:value-type="float" table:style-name="TL Data" office:value="7419" office:value-type="float">
            <text:p>7419</text:p>
          </table:table-cell>
          <table:table-cell ns41:value-type="float" table:style-name="TL Data" office:value="1880" office:value-type="float">
            <text:p>1880</text:p>
          </table:table-cell>
          <table:table-cell ns41:value-type="float" table:style-name="TL Data" office:value="11153" office:value-type="float">
            <text:p>11153</text:p>
          </table:table-cell>
          <table:table-cell ns41:value-type="float" table:style-name="TL Data" office:value="1924" office:value-type="float">
            <text:p>1924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515" office:value-type="float">
            <text:p>51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6532" office:value-type="float">
            <text:p>6532</text:p>
          </table:table-cell>
          <table:table-cell ns41:value-type="float" table:style-name="TL Data" office:value="2188" office:value-type="float">
            <text:p>2188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7439" office:value-type="float">
            <text:p>7439</text:p>
          </table:table-cell>
          <table:table-cell ns41:value-type="float" table:style-name="TL Data" office:value="1308" office:value-type="float">
            <text:p>1308</text:p>
          </table:table-cell>
          <table:table-cell ns41:value-type="float" table:style-name="TL Data" office:value="2046" office:value-type="float">
            <text:p>2046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566" office:value-type="float">
            <text:p>6566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207" office:value-type="float">
            <text:p>1207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813" office:value-type="float">
            <text:p>281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197" office:value-type="float">
            <text:p>5197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933" office:value-type="float">
            <text:p>1933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67" office:value-type="float">
            <text:p>356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96" office:value-type="float">
            <text:p>249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6287" office:value-type="float">
            <text:p>36287</text:p>
          </table:table-cell>
          <table:table-cell ns41:value-type="float" table:style-name="TL Data" office:value="5440" office:value-type="float">
            <text:p>5440</text:p>
          </table:table-cell>
          <table:table-cell ns41:value-type="float" table:style-name="TL Data" office:value="8164" office:value-type="float">
            <text:p>8164</text:p>
          </table:table-cell>
          <table:table-cell ns41:value-type="float" table:style-name="TL Data" office:value="1537" office:value-type="float">
            <text:p>1537</text:p>
          </table:table-cell>
          <table:table-cell ns41:value-type="float" table:style-name="TL Data" office:value="14021" office:value-type="float">
            <text:p>14021</text:p>
          </table:table-cell>
          <table:table-cell ns41:value-type="float" table:style-name="TL Data" office:value="1772" office:value-type="float">
            <text:p>1772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461" office:value-type="float">
            <text:p>46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26" office:value-type="float">
            <text:p>132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47" office:value-type="float">
            <text:p>114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768" office:value-type="float">
            <text:p>5768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376" office:value-type="float">
            <text:p>237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99" office:value-type="float">
            <text:p>9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5262" office:value-type="float">
            <text:p>5262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08" office:value-type="float">
            <text:p>10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1949" office:value-type="float">
            <text:p>1949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376" office:value-type="float">
            <text:p>2376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174" office:value-type="float">
            <text:p>2174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39" office:value-type="float">
            <text:p>163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11030" office:value-type="float">
            <text:p>11030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3101" office:value-type="float">
            <text:p>3101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4466" office:value-type="float">
            <text:p>4466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207" office:value-type="float">
            <text:p>20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1715" office:value-type="float">
            <text:p>1715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046" office:value-type="float">
            <text:p>2046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74" office:value-type="float">
            <text:p>187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47" office:value-type="float">
            <text:p>134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1" office:value-type="float">
            <text:p>5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9494" office:value-type="float">
            <text:p>9494</text:p>
          </table:table-cell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2208" office:value-type="float">
            <text:p>220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648" office:value-type="float">
            <text:p>3648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12" office:value-type="float">
            <text:p>11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2218" office:value-type="float">
            <text:p>2218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581" office:value-type="float">
            <text:p>2581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384" office:value-type="float">
            <text:p>238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44" office:value-type="float">
            <text:p>154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2" office:value-type="float">
            <text:p>5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157" office:value-type="float">
            <text:p>11157</text:p>
          </table:table-cell>
          <table:table-cell ns41:value-type="float" table:style-name="TL Data" office:value="1801" office:value-type="float">
            <text:p>1801</text:p>
          </table:table-cell>
          <table:table-cell ns41:value-type="float" table:style-name="TL Data" office:value="2917" office:value-type="float">
            <text:p>2917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809" office:value-type="float">
            <text:p>4809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54" office:value-type="float">
            <text:p>15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2596" office:value-type="float">
            <text:p>2596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932" office:value-type="float">
            <text:p>2932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711" office:value-type="float">
            <text:p>271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933" office:value-type="float">
            <text:p>193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0" office:value-type="float">
            <text:p>7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36" table:style-name="TL Data" table:number-columns-repeated="2" office:value-type="float">
            <text:p>3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3" office:value-type="float">
            <text:p>8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3373" office:value-type="float">
            <text:p>13373</text:p>
          </table:table-cell>
          <table:table-cell ns41:value-type="float" table:style-name="TL Data" office:value="2384" office:value-type="float">
            <text:p>2384</text:p>
          </table:table-cell>
          <table:table-cell ns41:value-type="float" table:style-name="TL Data" office:value="4079" office:value-type="float">
            <text:p>4079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5284" office:value-type="float">
            <text:p>5284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220" office:value-type="float">
            <text:p>22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217" office:value-type="float">
            <text:p>2217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027" office:value-type="float">
            <text:p>202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326" office:value-type="float">
            <text:p>10326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2931" office:value-type="float">
            <text:p>2931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514" office:value-type="float">
            <text:p>4514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54" office:value-type="float">
            <text:p>15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emeenten met 50001-100000 inwoners</text:p>
          </table:table-cell>
          <table:table-cell/>
          <table:table-cell ns41:value-type="float" table:style-name="TL Data" office:value="8415" office:value-type="float">
            <text:p>8415</text:p>
          </table:table-cell>
          <table:table-cell ns41:value-type="float" table:style-name="TL Data" office:value="3017" office:value-type="float">
            <text:p>3017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9776" office:value-type="float">
            <text:p>9776</text:p>
          </table:table-cell>
          <table:table-cell ns41:value-type="float" table:style-name="TL Data" office:value="1753" office:value-type="float">
            <text:p>1753</text:p>
          </table:table-cell>
          <table:table-cell ns41:value-type="float" table:style-name="TL Data" office:value="3234" office:value-type="float">
            <text:p>3234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8996" office:value-type="float">
            <text:p>8996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407" office:value-type="float">
            <text:p>440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271" office:value-type="float">
            <text:p>6271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745" office:value-type="float">
            <text:p>2745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165" office:value-type="float">
            <text:p>4165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636" office:value-type="float">
            <text:p>1636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40" office:value-type="float">
            <text:p>264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06" office:value-type="float">
            <text:p>140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350" office:value-type="float">
            <text:p>44350</text:p>
          </table:table-cell>
          <table:table-cell ns41:value-type="float" table:style-name="TL Data" office:value="7074" office:value-type="float">
            <text:p>7074</text:p>
          </table:table-cell>
          <table:table-cell ns41:value-type="float" table:style-name="TL Data" office:value="12135" office:value-type="float">
            <text:p>12135</text:p>
          </table:table-cell>
          <table:table-cell ns41:value-type="float" table:style-name="TL Data" office:value="2107" office:value-type="float">
            <text:p>2107</text:p>
          </table:table-cell>
          <table:table-cell ns41:value-type="float" table:style-name="TL Data" office:value="18255" office:value-type="float">
            <text:p>18255</text:p>
          </table:table-cell>
          <table:table-cell ns41:value-type="float" table:style-name="TL Data" office:value="2202" office:value-type="float">
            <text:p>2202</text:p>
          </table:table-cell>
          <table:table-cell ns41:value-type="float" table:style-name="TL Data" office:value="1849" office:value-type="float">
            <text:p>1849</text:p>
          </table:table-cell>
          <table:table-cell ns41:value-type="float" table:style-name="TL Data" office:value="640" office:value-type="float">
            <text:p>64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's Gravenhage</text:p>
          </table:table-cell>
          <table:table-cell/>
          <table:table-cell ns41:value-type="float" table:style-name="TL Data" office:value="18929" office:value-type="float">
            <text:p>18929</text:p>
          </table:table-cell>
          <table:table-cell ns41:value-type="float" table:style-name="TL Data" office:value="9419" office:value-type="float">
            <text:p>9419</text:p>
          </table:table-cell>
          <table:table-cell ns41:value-type="float" table:style-name="TL Data" office:value="2744" office:value-type="float">
            <text:p>2744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0194" office:value-type="float">
            <text:p>20194</text:p>
          </table:table-cell>
          <table:table-cell ns41:value-type="float" table:style-name="TL Data" office:value="4979" office:value-type="float">
            <text:p>4979</text:p>
          </table:table-cell>
          <table:table-cell ns41:value-type="float" table:style-name="TL Data" office:value="4153" office:value-type="float">
            <text:p>4153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709" office:value-type="float">
            <text:p>17709</text:p>
          </table:table-cell>
          <table:table-cell ns41:value-type="float" table:style-name="TL Data" office:value="2441" office:value-type="float">
            <text:p>2441</text:p>
          </table:table-cell>
          <table:table-cell ns41:value-type="float" table:style-name="TL Data" office:value="1498" office:value-type="float">
            <text:p>1498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8516" office:value-type="float">
            <text:p>8516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554" office:value-type="float">
            <text:p>11554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4162" office:value-type="float">
            <text:p>4162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029" office:value-type="float">
            <text:p>7029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032" office:value-type="float">
            <text:p>403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95" office:value-type="float">
            <text:p>239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35" office:value-type="float">
            <text:p>163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4841" office:value-type="float">
            <text:p>84841</text:p>
          </table:table-cell>
          <table:table-cell ns41:value-type="float" table:style-name="TL Data" office:value="19101" office:value-type="float">
            <text:p>19101</text:p>
          </table:table-cell>
          <table:table-cell ns41:value-type="float" table:style-name="TL Data" office:value="18196" office:value-type="float">
            <text:p>18196</text:p>
          </table:table-cell>
          <table:table-cell ns41:value-type="float" table:style-name="TL Data" office:value="1459" office:value-type="float">
            <text:p>1459</text:p>
          </table:table-cell>
          <table:table-cell ns41:value-type="float" table:style-name="TL Data" office:value="34273" office:value-type="float">
            <text:p>34273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3522" office:value-type="float">
            <text:p>3522</text:p>
          </table:table-cell>
          <table:table-cell ns41:value-type="float" table:style-name="TL Data" office:value="816" office:value-type="float">
            <text:p>81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22341" office:value-type="float">
            <text:p>22341</text:p>
          </table:table-cell>
          <table:table-cell ns41:value-type="float" table:style-name="TL Data" office:value="7566" office:value-type="float">
            <text:p>7566</text:p>
          </table:table-cell>
          <table:table-cell ns41:value-type="float" table:style-name="TL Data" office:value="3355" office:value-type="float">
            <text:p>3355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27399" office:value-type="float">
            <text:p>27399</text:p>
          </table:table-cell>
          <table:table-cell ns41:value-type="float" table:style-name="TL Data" office:value="4953" office:value-type="float">
            <text:p>4953</text:p>
          </table:table-cell>
          <table:table-cell ns41:value-type="float" table:style-name="TL Data" office:value="9140" office:value-type="float">
            <text:p>9140</text:p>
          </table:table-cell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24563" office:value-type="float">
            <text:p>24563</text:p>
          </table:table-cell>
          <table:table-cell ns41:value-type="float" table:style-name="TL Data" office:value="2997" office:value-type="float">
            <text:p>2997</text:p>
          </table:table-cell>
          <table:table-cell ns41:value-type="float" table:style-name="TL Data" office:value="4550" office:value-type="float">
            <text:p>4550</text:p>
          </table:table-cell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13484" office:value-type="float">
            <text:p>13484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6572" office:value-type="float">
            <text:p>16572</text:p>
          </table:table-cell>
          <table:table-cell ns41:value-type="float" table:style-name="TL Data" office:value="1801" office:value-type="float">
            <text:p>1801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8019" office:value-type="float">
            <text:p>8019</text:p>
          </table:table-cell>
          <table:table-cell ns41:value-type="float" table:style-name="TL Data" office:value="1731" office:value-type="float">
            <text:p>173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0412" office:value-type="float">
            <text:p>10412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4238" office:value-type="float">
            <text:p>4238</text:p>
          </table:table-cell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172" office:value-type="float">
            <text:p>6172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2209" office:value-type="float">
            <text:p>2209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718" office:value-type="float">
            <text:p>371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53" office:value-type="float">
            <text:p>215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2699" office:value-type="float">
            <text:p>269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16029" office:value-type="float">
            <text:p>116029</text:p>
          </table:table-cell>
          <table:table-cell ns41:value-type="float" table:style-name="TL Data" office:value="19366" office:value-type="float">
            <text:p>19366</text:p>
          </table:table-cell>
          <table:table-cell ns41:value-type="float" table:style-name="TL Data" office:value="33024" office:value-type="float">
            <text:p>33024</text:p>
          </table:table-cell>
          <table:table-cell ns41:value-type="float" table:style-name="TL Data" office:value="5838" office:value-type="float">
            <text:p>5838</text:p>
          </table:table-cell>
          <table:table-cell ns41:value-type="float" table:style-name="TL Data" office:value="51700" office:value-type="float">
            <text:p>51700</text:p>
          </table:table-cell>
          <table:table-cell ns41:value-type="float" table:style-name="TL Data" office:value="6637" office:value-type="float">
            <text:p>6637</text:p>
          </table:table-cell>
          <table:table-cell ns41:value-type="float" table:style-name="TL Data" office:value="5390" office:value-type="float">
            <text:p>5390</text:p>
          </table:table-cell>
          <table:table-cell ns41:value-type="float" table:style-name="TL Data" office:value="2436" office:value-type="float">
            <text:p>243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emeenten met 100001 en meer inwoners</text:p>
          </table:table-cell>
          <table:table-cell/>
          <table:table-cell ns41:value-type="float" table:style-name="TL Data" office:value="41270" office:value-type="float">
            <text:p>41270</text:p>
          </table:table-cell>
          <table:table-cell ns41:value-type="float" table:style-name="TL Data" office:value="16985" office:value-type="float">
            <text:p>16985</text:p>
          </table:table-cell>
          <table:table-cell ns41:value-type="float" table:style-name="TL Data" office:value="6099" office:value-type="float">
            <text:p>6099</text:p>
          </table:table-cell>
          <table:table-cell ns41:value-type="float" table:style-name="TL Data" office:value="1692" office:value-type="float">
            <text:p>1692</text:p>
          </table:table-cell>
          <table:table-cell ns41:value-type="float" table:style-name="TL Data" office:value="47593" office:value-type="float">
            <text:p>47593</text:p>
          </table:table-cell>
          <table:table-cell ns41:value-type="float" table:style-name="TL Data" office:value="9932" office:value-type="float">
            <text:p>9932</text:p>
          </table:table-cell>
          <table:table-cell ns41:value-type="float" table:style-name="TL Data" office:value="13293" office:value-type="float">
            <text:p>13293</text:p>
          </table:table-cell>
          <table:table-cell ns41:value-type="float" table:style-name="TL Data" office:value="2583" office:value-type="float">
            <text:p>2583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42272" office:value-type="float">
            <text:p>42272</text:p>
          </table:table-cell>
          <table:table-cell ns41:value-type="float" table:style-name="TL Data" office:value="5438" office:value-type="float">
            <text:p>5438</text:p>
          </table:table-cell>
          <table:table-cell ns41:value-type="float" table:style-name="TL Data" office:value="6048" office:value-type="float">
            <text:p>6048</text:p>
          </table:table-cell>
          <table:table-cell ns41:value-type="float" table:style-name="TL Data" office:value="1843" office:value-type="float">
            <text:p>1843</text:p>
          </table:table-cell>
          <table:table-cell ns41:value-type="float" table:style-name="TL Data" office:value="22000" office:value-type="float">
            <text:p>22000</text:p>
          </table:table-cell>
          <table:table-cell ns41:value-type="float" table:style-name="TL Data" office:value="1918" office:value-type="float">
            <text:p>1918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28126" office:value-type="float">
            <text:p>28126</text:p>
          </table:table-cell>
          <table:table-cell ns41:value-type="float" table:style-name="TL Data" office:value="2977" office:value-type="float">
            <text:p>2977</text:p>
          </table:table-cell>
          <table:table-cell ns41:value-type="float" table:style-name="TL Data" office:value="2624" office:value-type="float">
            <text:p>2624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12181" office:value-type="float">
            <text:p>12181</text:p>
          </table:table-cell>
          <table:table-cell ns41:value-type="float" table:style-name="TL Data" office:value="2254" office:value-type="float">
            <text:p>2254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7441" office:value-type="float">
            <text:p>17441</text:p>
          </table:table-cell>
          <table:table-cell ns41:value-type="float" table:style-name="TL Data" office:value="1510" office:value-type="float">
            <text:p>1510</text:p>
          </table:table-cell>
          <table:table-cell ns41:value-type="float" table:style-name="TL Data" office:value="1258" office:value-type="float">
            <text:p>1258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139" office:value-type="float">
            <text:p>6139</text:p>
          </table:table-cell>
          <table:table-cell ns41:value-type="float" table:style-name="TL Data" office:value="1657" office:value-type="float">
            <text:p>165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204" office:value-type="float">
            <text:p>10204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089" office:value-type="float">
            <text:p>3089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113" office:value-type="float">
            <text:p>6113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576" office:value-type="float">
            <text:p>1576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517" office:value-type="float">
            <text:p>3517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334" office:value-type="float">
            <text:p>433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200870" office:value-type="float">
            <text:p>200870</text:p>
          </table:table-cell>
          <table:table-cell ns41:value-type="float" table:style-name="TL Data" office:value="38467" office:value-type="float">
            <text:p>38467</text:p>
          </table:table-cell>
          <table:table-cell ns41:value-type="float" table:style-name="TL Data" office:value="51220" office:value-type="float">
            <text:p>51220</text:p>
          </table:table-cell>
          <table:table-cell ns41:value-type="float" table:style-name="TL Data" office:value="7297" office:value-type="float">
            <text:p>7297</text:p>
          </table:table-cell>
          <table:table-cell ns41:value-type="float" table:style-name="TL Data" office:value="85973" office:value-type="float">
            <text:p>85973</text:p>
          </table:table-cell>
          <table:table-cell ns41:value-type="float" table:style-name="TL Data" office:value="8656" office:value-type="float">
            <text:p>8656</text:p>
          </table:table-cell>
          <table:table-cell ns41:value-type="float" table:style-name="TL Data" office:value="8912" office:value-type="float">
            <text:p>8912</text:p>
          </table:table-cell>
          <table:table-cell ns41:value-type="float" table:style-name="TL Data" office:value="3252" office:value-type="float">
            <text:p>325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Zuidholland</text:p>
          </table:table-cell>
          <table:table-cell/>
          <table:table-cell ns41:value-type="float" table:style-name="TL Data" office:value="71441" office:value-type="float">
            <text:p>71441</text:p>
          </table:table-cell>
          <table:table-cell ns41:value-type="float" table:style-name="TL Data" office:value="28264" office:value-type="float">
            <text:p>28264</text:p>
          </table:table-cell>
          <table:table-cell ns41:value-type="float" table:style-name="TL Data" office:value="10582" office:value-type="float">
            <text:p>10582</text:p>
          </table:table-cell>
          <table:table-cell ns41:value-type="float" table:style-name="TL Data" office:value="3044" office:value-type="float">
            <text:p>3044</text:p>
          </table:table-cell>
          <table:table-cell ns41:value-type="float" table:style-name="TL Data" office:value="82658" office:value-type="float">
            <text:p>82658</text:p>
          </table:table-cell>
          <table:table-cell ns41:value-type="float" table:style-name="TL Data" office:value="16711" office:value-type="float">
            <text:p>16711</text:p>
          </table:table-cell>
          <table:table-cell ns41:value-type="float" table:style-name="TL Data" office:value="26078" office:value-type="float">
            <text:p>26078</text:p>
          </table:table-cell>
          <table:table-cell ns41:value-type="float" table:style-name="TL Data" office:value="5653" office:value-type="float">
            <text:p>5653</text:p>
          </table:table-cell>
          <table:table-cell ns41:value-type="float" table:style-name="TL Data" office:value="3379" office:value-type="float">
            <text:p>3379</text:p>
          </table:table-cell>
          <table:table-cell ns41:value-type="float" table:style-name="TL Data" office:value="1820" office:value-type="float">
            <text:p>1820</text:p>
          </table:table-cell>
          <table:table-cell ns41:value-type="float" table:style-name="TL Data" office:value="74541" office:value-type="float">
            <text:p>74541</text:p>
          </table:table-cell>
          <table:table-cell ns41:value-type="float" table:style-name="TL Data" office:value="9575" office:value-type="float">
            <text:p>9575</text:p>
          </table:table-cell>
          <table:table-cell ns41:value-type="float" table:style-name="TL Data" office:value="14407" office:value-type="float">
            <text:p>14407</text:p>
          </table:table-cell>
          <table:table-cell ns41:value-type="float" table:style-name="TL Data" office:value="4440" office:value-type="float">
            <text:p>4440</text:p>
          </table:table-cell>
          <table:table-cell ns41:value-type="float" table:style-name="TL Data" office:value="36238" office:value-type="float">
            <text:p>36238</text:p>
          </table:table-cell>
          <table:table-cell ns41:value-type="float" table:style-name="TL Data" office:value="3681" office:value-type="float">
            <text:p>3681</text:p>
          </table:table-cell>
          <table:table-cell ns41:value-type="float" table:style-name="TL Data" office:value="1432" office:value-type="float">
            <text:p>1432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52685" office:value-type="float">
            <text:p>52685</text:p>
          </table:table-cell>
          <table:table-cell ns41:value-type="float" table:style-name="TL Data" office:value="5436" office:value-type="float">
            <text:p>5436</text:p>
          </table:table-cell>
          <table:table-cell ns41:value-type="float" table:style-name="TL Data" office:value="7620" office:value-type="float">
            <text:p>7620</text:p>
          </table:table-cell>
          <table:table-cell ns41:value-type="float" table:style-name="TL Data" office:value="3162" office:value-type="float">
            <text:p>3162</text:p>
          </table:table-cell>
          <table:table-cell ns41:value-type="float" table:style-name="TL Data" office:value="22350" office:value-type="float">
            <text:p>22350</text:p>
          </table:table-cell>
          <table:table-cell ns41:value-type="float" table:style-name="TL Data" office:value="4498" office:value-type="float">
            <text:p>4498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34650" office:value-type="float">
            <text:p>34650</text:p>
          </table:table-cell>
          <table:table-cell ns41:value-type="float" table:style-name="TL Data" office:value="2978" office:value-type="float">
            <text:p>2978</text:p>
          </table:table-cell>
          <table:table-cell ns41:value-type="float" table:style-name="TL Data" office:value="4126" office:value-type="float">
            <text:p>4126</text:p>
          </table:table-cell>
          <table:table-cell ns41:value-type="float" table:style-name="TL Data" office:value="2153" office:value-type="float">
            <text:p>2153</text:p>
          </table:table-cell>
          <table:table-cell ns41:value-type="float" table:style-name="TL Data" office:value="12967" office:value-type="float">
            <text:p>12967</text:p>
          </table:table-cell>
          <table:table-cell ns41:value-type="float" table:style-name="TL Data" office:value="3674" office:value-type="float">
            <text:p>3674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1858" office:value-type="float">
            <text:p>21858</text:p>
          </table:table-cell>
          <table:table-cell ns41:value-type="float" table:style-name="TL Data" office:value="1622" office:value-type="float">
            <text:p>1622</text:p>
          </table:table-cell>
          <table:table-cell ns41:value-type="float" table:style-name="TL Data" office:value="2437" office:value-type="float">
            <text:p>2437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7460" office:value-type="float">
            <text:p>7460</text:p>
          </table:table-cell>
          <table:table-cell ns41:value-type="float" table:style-name="TL Data" office:value="2685" office:value-type="float">
            <text:p>268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968" office:value-type="float">
            <text:p>13968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4406" office:value-type="float">
            <text:p>4406</text:p>
          </table:table-cell>
          <table:table-cell ns41:value-type="float" table:style-name="TL Data" office:value="1904" office:value-type="float">
            <text:p>190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825" office:value-type="float">
            <text:p>882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2680" office:value-type="float">
            <text:p>2680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191" office:value-type="float">
            <text:p>12191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3292" office:value-type="float">
            <text:p>3292</text:p>
          </table:table-cell>
          <table:table-cell ns41:value-type="float" table:style-name="TL Data" office:value="2045" office:value-type="float">
            <text:p>204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2817" office:value-type="float">
            <text:p>372817</text:p>
          </table:table-cell>
          <table:table-cell ns41:value-type="float" table:style-name="TL Data" office:value="66320" office:value-type="float">
            <text:p>66320</text:p>
          </table:table-cell>
          <table:table-cell ns41:value-type="float" table:style-name="TL Data" office:value="101963" office:value-type="float">
            <text:p>101963</text:p>
          </table:table-cell>
          <table:table-cell ns41:value-type="float" table:style-name="TL Data" office:value="19391" office:value-type="float">
            <text:p>19391</text:p>
          </table:table-cell>
          <table:table-cell ns41:value-type="float" table:style-name="TL Data" office:value="153924" office:value-type="float">
            <text:p>153924</text:p>
          </table:table-cell>
          <table:table-cell ns41:value-type="float" table:style-name="TL Data" office:value="19831" office:value-type="float">
            <text:p>19831</text:p>
          </table:table-cell>
          <table:table-cell ns41:value-type="float" table:style-name="TL Data" office:value="16740" office:value-type="float">
            <text:p>16740</text:p>
          </table:table-cell>
          <table:table-cell ns41:value-type="float" table:style-name="TL Data" office:value="6864" office:value-type="float">
            <text:p>686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209" office:value-type="float">
            <text:p>220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2" office:value-type="float">
            <text:p>6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2017" office:value-type="float">
            <text:p>2017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69" office:value-type="float">
            <text:p>166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6" office:value-type="float">
            <text:p>5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8697" office:value-type="float">
            <text:p>8697</text:p>
          </table:table-cell>
          <table:table-cell ns41:value-type="float" table:style-name="TL Data" office:value="1305" office:value-type="float">
            <text:p>1305</text:p>
          </table:table-cell>
          <table:table-cell ns41:value-type="float" table:style-name="TL Data" office:value="3504" office:value-type="float">
            <text:p>3504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3582" office:value-type="float">
            <text:p>3582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301" office:value-type="float">
            <text:p>30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5465" office:value-type="float">
            <text:p>5465</text:p>
          </table:table-cell>
          <table:table-cell ns41:value-type="float" table:style-name="TL Data" office:value="1821" office:value-type="float">
            <text:p>1821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5551" office:value-type="float">
            <text:p>5551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2157" office:value-type="float">
            <text:p>2157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081" office:value-type="float">
            <text:p>5081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329" office:value-type="float">
            <text:p>2329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653" office:value-type="float">
            <text:p>3653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705" office:value-type="float">
            <text:p>1705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00" office:value-type="float">
            <text:p>250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62" office:value-type="float">
            <text:p>116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7216" office:value-type="float">
            <text:p>27216</text:p>
          </table:table-cell>
          <table:table-cell ns41:value-type="float" table:style-name="TL Data" office:value="4279" office:value-type="float">
            <text:p>4279</text:p>
          </table:table-cell>
          <table:table-cell ns41:value-type="float" table:style-name="TL Data" office:value="8539" office:value-type="float">
            <text:p>8539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11471" office:value-type="float">
            <text:p>11471</text:p>
          </table:table-cell>
          <table:table-cell ns41:value-type="float" table:style-name="TL Data" office:value="1902" office:value-type="float">
            <text:p>1902</text:p>
          </table:table-cell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705" office:value-type="float">
            <text:p>70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5429" office:value-type="float">
            <text:p>5429</text:p>
          </table:table-cell>
          <table:table-cell ns41:value-type="float" table:style-name="TL Data" office:value="2029" office:value-type="float">
            <text:p>2029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6120" office:value-type="float">
            <text:p>6120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2068" office:value-type="float">
            <text:p>2068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5687" office:value-type="float">
            <text:p>5687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420" office:value-type="float">
            <text:p>242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744" office:value-type="float">
            <text:p>3744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542" office:value-type="float">
            <text:p>1542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84" office:value-type="float">
            <text:p>148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7289" office:value-type="float">
            <text:p>27289</text:p>
          </table:table-cell>
          <table:table-cell ns41:value-type="float" table:style-name="TL Data" office:value="4511" office:value-type="float">
            <text:p>4511</text:p>
          </table:table-cell>
          <table:table-cell ns41:value-type="float" table:style-name="TL Data" office:value="7828" office:value-type="float">
            <text:p>7828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10698" office:value-type="float">
            <text:p>10698</text:p>
          </table:table-cell>
          <table:table-cell ns41:value-type="float" table:style-name="TL Data" office:value="1486" office:value-type="float">
            <text:p>1486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577" office:value-type="float">
            <text:p>57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1887" office:value-type="float">
            <text:p>1887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54" office:value-type="float">
            <text:p>195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813" office:value-type="float">
            <text:p>9813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1697" office:value-type="float">
            <text:p>169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116" office:value-type="float">
            <text:p>3116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95" office:value-type="float">
            <text:p>9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765" office:value-type="float">
            <text:p>5765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396" office:value-type="float">
            <text:p>239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1" office:value-type="float">
            <text:p>5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857" office:value-type="float">
            <text:p>4857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Haarlemmermeer</text:p>
          </table:table-cell>
          <table:table-cell/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70" office:value-type="float">
            <text:p>7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899" office:value-type="float">
            <text:p>4899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46" office:value-type="float">
            <text:p>14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Den Helder</text:p>
          </table:table-cell>
          <table:table-cell/>
          <table:table-cell ns41:value-type="float" table:style-name="TL Data" office:value="1552" office:value-type="float">
            <text:p>155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07" office:value-type="float">
            <text:p>1707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5" office:value-type="float">
            <text:p>85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318" office:value-type="float">
            <text:p>6318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1836" office:value-type="float">
            <text:p>183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821" office:value-type="float">
            <text:p>2821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16" office:value-type="float">
            <text:p>11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Velsen</text:p>
          </table:table-cell>
          <table:table-cell/>
          <table:table-cell ns41:value-type="float" table:style-name="TL Data" office:value="1648" office:value-type="float">
            <text:p>1648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69" office:value-type="float">
            <text:p>1869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office:value="31" table:style-name="TL Data" table:number-columns-repeated="2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8441" office:value-type="float">
            <text:p>8441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1437" office:value-type="float">
            <text:p>143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373" office:value-type="float">
            <text:p>337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1" office:value-type="float">
            <text:p>6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1617" office:value-type="float">
            <text:p>1617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74" office:value-type="float">
            <text:p>157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2" office:value-type="float">
            <text:p>5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7204" office:value-type="float">
            <text:p>7204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941" office:value-type="float">
            <text:p>1941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408" office:value-type="float">
            <text:p>340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149" office:value-type="float">
            <text:p>14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7727" office:value-type="float">
            <text:p>7727</text:p>
          </table:table-cell>
          <table:table-cell ns41:value-type="float" table:style-name="TL Data" office:value="2485" office:value-type="float">
            <text:p>2485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8624" office:value-type="float">
            <text:p>8624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2279" office:value-type="float">
            <text:p>2279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7899" office:value-type="float">
            <text:p>7899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1347" office:value-type="float">
            <text:p>1347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427" office:value-type="float">
            <text:p>3427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098" office:value-type="float">
            <text:p>5098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928" office:value-type="float">
            <text:p>1928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270" office:value-type="float">
            <text:p>327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43" office:value-type="float">
            <text:p>194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97" office:value-type="float">
            <text:p>9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7484" office:value-type="float">
            <text:p>37484</text:p>
          </table:table-cell>
          <table:table-cell ns41:value-type="float" table:style-name="TL Data" office:value="5541" office:value-type="float">
            <text:p>5541</text:p>
          </table:table-cell>
          <table:table-cell ns41:value-type="float" table:style-name="TL Data" office:value="8587" office:value-type="float">
            <text:p>8587</text:p>
          </table:table-cell>
          <table:table-cell ns41:value-type="float" table:style-name="TL Data" office:value="1650" office:value-type="float">
            <text:p>1650</text:p>
          </table:table-cell>
          <table:table-cell ns41:value-type="float" table:style-name="TL Data" office:value="15090" office:value-type="float">
            <text:p>15090</text:p>
          </table:table-cell>
          <table:table-cell ns41:value-type="float" table:style-name="TL Data" office:value="1667" office:value-type="float">
            <text:p>1667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545" office:value-type="float">
            <text:p>54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Hilversum, tevens totaal gemeenten met 50001-100000 inwoners</text:p>
          </table:table-cell>
          <table:table-cell/>
          <table:table-cell ns41:value-type="float" table:style-name="TL Data" office:value="2184" office:value-type="float">
            <text:p>2184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19" office:value-type="float">
            <text:p>2519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03" office:value-type="float">
            <text:p>2403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12" office:value-type="float">
            <text:p>161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240" office:value-type="float">
            <text:p>11240</text:p>
          </table:table-cell>
          <table:table-cell ns41:value-type="float" table:style-name="TL Data" office:value="2058" office:value-type="float">
            <text:p>2058</text:p>
          </table:table-cell>
          <table:table-cell ns41:value-type="float" table:style-name="TL Data" office:value="1974" office:value-type="float">
            <text:p>197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616" office:value-type="float">
            <text:p>361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80" office:value-type="float">
            <text:p>8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34260" office:value-type="float">
            <text:p>34260</text:p>
          </table:table-cell>
          <table:table-cell ns41:value-type="float" table:style-name="TL Data" office:value="12658" office:value-type="float">
            <text:p>12658</text:p>
          </table:table-cell>
          <table:table-cell ns41:value-type="float" table:style-name="TL Data" office:value="5836" office:value-type="float">
            <text:p>5836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38490" office:value-type="float">
            <text:p>38490</text:p>
          </table:table-cell>
          <table:table-cell ns41:value-type="float" table:style-name="TL Data" office:value="7336" office:value-type="float">
            <text:p>7336</text:p>
          </table:table-cell>
          <table:table-cell ns41:value-type="float" table:style-name="TL Data" office:value="12555" office:value-type="float">
            <text:p>12555</text:p>
          </table:table-cell>
          <table:table-cell ns41:value-type="float" table:style-name="TL Data" office:value="2557" office:value-type="float">
            <text:p>2557</text:p>
          </table:table-cell>
          <table:table-cell ns41:value-type="float" table:style-name="TL Data" office:value="1764" office:value-type="float">
            <text:p>1764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33666" office:value-type="float">
            <text:p>33666</text:p>
          </table:table-cell>
          <table:table-cell ns41:value-type="float" table:style-name="TL Data" office:value="3944" office:value-type="float">
            <text:p>3944</text:p>
          </table:table-cell>
          <table:table-cell ns41:value-type="float" table:style-name="TL Data" office:value="5925" office:value-type="float">
            <text:p>5925</text:p>
          </table:table-cell>
          <table:table-cell ns41:value-type="float" table:style-name="TL Data" office:value="1719" office:value-type="float">
            <text:p>1719</text:p>
          </table:table-cell>
          <table:table-cell ns41:value-type="float" table:style-name="TL Data" office:value="18247" office:value-type="float">
            <text:p>18247</text:p>
          </table:table-cell>
          <table:table-cell ns41:value-type="float" table:style-name="TL Data" office:value="1860" office:value-type="float">
            <text:p>1860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0851" office:value-type="float">
            <text:p>20851</text:p>
          </table:table-cell>
          <table:table-cell ns41:value-type="float" table:style-name="TL Data" office:value="2127" office:value-type="float">
            <text:p>2127</text:p>
          </table:table-cell>
          <table:table-cell ns41:value-type="float" table:style-name="TL Data" office:value="2397" office:value-type="float">
            <text:p>2397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9464" office:value-type="float">
            <text:p>9464</text:p>
          </table:table-cell>
          <table:table-cell ns41:value-type="float" table:style-name="TL Data" office:value="1851" office:value-type="float">
            <text:p>1851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1940" office:value-type="float">
            <text:p>11940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529" office:value-type="float">
            <text:p>4529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647" office:value-type="float">
            <text:p>6647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213" office:value-type="float">
            <text:p>2213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19" office:value-type="float">
            <text:p>3819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71" office:value-type="float">
            <text:p>217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10" office:value-type="float">
            <text:p>241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4254" office:value-type="float">
            <text:p>154254</text:p>
          </table:table-cell>
          <table:table-cell ns41:value-type="float" table:style-name="TL Data" office:value="28079" office:value-type="float">
            <text:p>28079</text:p>
          </table:table-cell>
          <table:table-cell ns41:value-type="float" table:style-name="TL Data" office:value="48040" office:value-type="float">
            <text:p>48040</text:p>
          </table:table-cell>
          <table:table-cell ns41:value-type="float" table:style-name="TL Data" office:value="6365" office:value-type="float">
            <text:p>6365</text:p>
          </table:table-cell>
          <table:table-cell ns41:value-type="float" table:style-name="TL Data" office:value="66847" office:value-type="float">
            <text:p>66847</text:p>
          </table:table-cell>
          <table:table-cell ns41:value-type="float" table:style-name="TL Data" office:value="6950" office:value-type="float">
            <text:p>6950</text:p>
          </table:table-cell>
          <table:table-cell ns41:value-type="float" table:style-name="TL Data" office:value="8688" office:value-type="float">
            <text:p>8688</text:p>
          </table:table-cell>
          <table:table-cell ns41:value-type="float" table:style-name="TL Data" office:value="3518" office:value-type="float">
            <text:p>351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5364" office:value-type="float">
            <text:p>5364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840" office:value-type="float">
            <text:p>5840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251" office:value-type="float">
            <text:p>5251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281" office:value-type="float">
            <text:p>3281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63" office:value-type="float">
            <text:p>196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3" office:value-type="float">
            <text:p>6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2" office:value-type="float">
            <text:p>4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4394" office:value-type="float">
            <text:p>24394</text:p>
          </table:table-cell>
          <table:table-cell ns41:value-type="float" table:style-name="TL Data" office:value="4357" office:value-type="float">
            <text:p>4357</text:p>
          </table:table-cell>
          <table:table-cell ns41:value-type="float" table:style-name="TL Data" office:value="5514" office:value-type="float">
            <text:p>5514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9161" office:value-type="float">
            <text:p>9161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289" office:value-type="float">
            <text:p>28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emeenten met 100001 en meer inwoners</text:p>
          </table:table-cell>
          <table:table-cell/>
          <table:table-cell ns41:value-type="float" table:style-name="TL Data" office:value="39624" office:value-type="float">
            <text:p>39624</text:p>
          </table:table-cell>
          <table:table-cell ns41:value-type="float" table:style-name="TL Data" office:value="14561" office:value-type="float">
            <text:p>14561</text:p>
          </table:table-cell>
          <table:table-cell ns41:value-type="float" table:style-name="TL Data" office:value="6408" office:value-type="float">
            <text:p>6408</text:p>
          </table:table-cell>
          <table:table-cell ns41:value-type="float" table:style-name="TL Data" office:value="2078" office:value-type="float">
            <text:p>2078</text:p>
          </table:table-cell>
          <table:table-cell ns41:value-type="float" table:style-name="TL Data" office:value="44330" office:value-type="float">
            <text:p>44330</text:p>
          </table:table-cell>
          <table:table-cell ns41:value-type="float" table:style-name="TL Data" office:value="8446" office:value-type="float">
            <text:p>8446</text:p>
          </table:table-cell>
          <table:table-cell ns41:value-type="float" table:style-name="TL Data" office:value="13897" office:value-type="float">
            <text:p>13897</text:p>
          </table:table-cell>
          <table:table-cell ns41:value-type="float" table:style-name="TL Data" office:value="2880" office:value-type="float">
            <text:p>2880</text:p>
          </table:table-cell>
          <table:table-cell ns41:value-type="float" table:style-name="TL Data" office:value="1926" office:value-type="float">
            <text:p>1926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38917" office:value-type="float">
            <text:p>38917</text:p>
          </table:table-cell>
          <table:table-cell ns41:value-type="float" table:style-name="TL Data" office:value="4560" office:value-type="float">
            <text:p>4560</text:p>
          </table:table-cell>
          <table:table-cell ns41:value-type="float" table:style-name="TL Data" office:value="6537" office:value-type="float">
            <text:p>6537</text:p>
          </table:table-cell>
          <table:table-cell ns41:value-type="float" table:style-name="TL Data" office:value="1902" office:value-type="float">
            <text:p>1902</text:p>
          </table:table-cell>
          <table:table-cell ns41:value-type="float" table:style-name="TL Data" office:value="20434" office:value-type="float">
            <text:p>20434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4132" office:value-type="float">
            <text:p>24132</text:p>
          </table:table-cell>
          <table:table-cell ns41:value-type="float" table:style-name="TL Data" office:value="2487" office:value-type="float">
            <text:p>2487</text:p>
          </table:table-cell>
          <table:table-cell ns41:value-type="float" table:style-name="TL Data" office:value="2674" office:value-type="float">
            <text:p>2674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10550" office:value-type="float">
            <text:p>10550</text:p>
          </table:table-cell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3903" office:value-type="float">
            <text:p>13903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056" office:value-type="float">
            <text:p>5056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816" office:value-type="float">
            <text:p>7816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485" office:value-type="float">
            <text:p>2485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479" office:value-type="float">
            <text:p>4479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79" office:value-type="float">
            <text:p>257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68" office:value-type="float">
            <text:p>286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8648" office:value-type="float">
            <text:p>178648</text:p>
          </table:table-cell>
          <table:table-cell ns41:value-type="float" table:style-name="TL Data" office:value="32436" office:value-type="float">
            <text:p>32436</text:p>
          </table:table-cell>
          <table:table-cell ns41:value-type="float" table:style-name="TL Data" office:value="53554" office:value-type="float">
            <text:p>53554</text:p>
          </table:table-cell>
          <table:table-cell ns41:value-type="float" table:style-name="TL Data" office:value="7147" office:value-type="float">
            <text:p>7147</text:p>
          </table:table-cell>
          <table:table-cell ns41:value-type="float" table:style-name="TL Data" office:value="76008" office:value-type="float">
            <text:p>76008</text:p>
          </table:table-cell>
          <table:table-cell ns41:value-type="float" table:style-name="TL Data" office:value="7698" office:value-type="float">
            <text:p>7698</text:p>
          </table:table-cell>
          <table:table-cell ns41:value-type="float" table:style-name="TL Data" office:value="9536" office:value-type="float">
            <text:p>9536</text:p>
          </table:table-cell>
          <table:table-cell ns41:value-type="float" table:style-name="TL Data" office:value="3807" office:value-type="float">
            <text:p>380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Noordholland</text:p>
          </table:table-cell>
          <table:table-cell/>
          <table:table-cell ns41:value-type="float" table:style-name="TL Data" office:value="65103" office:value-type="float">
            <text:p>65103</text:p>
          </table:table-cell>
          <table:table-cell ns41:value-type="float" table:style-name="TL Data" office:value="23286" office:value-type="float">
            <text:p>23286</text:p>
          </table:table-cell>
          <table:table-cell ns41:value-type="float" table:style-name="TL Data" office:value="9512" office:value-type="float">
            <text:p>9512</text:p>
          </table:table-cell>
          <table:table-cell ns41:value-type="float" table:style-name="TL Data" office:value="3179" office:value-type="float">
            <text:p>3179</text:p>
          </table:table-cell>
          <table:table-cell ns41:value-type="float" table:style-name="TL Data" office:value="71818" office:value-type="float">
            <text:p>71818</text:p>
          </table:table-cell>
          <table:table-cell ns41:value-type="float" table:style-name="TL Data" office:value="13346" office:value-type="float">
            <text:p>13346</text:p>
          </table:table-cell>
          <table:table-cell ns41:value-type="float" table:style-name="TL Data" office:value="22505" office:value-type="float">
            <text:p>22505</text:p>
          </table:table-cell>
          <table:table-cell ns41:value-type="float" table:style-name="TL Data" office:value="5358" office:value-type="float">
            <text:p>5358</text:p>
          </table:table-cell>
          <table:table-cell ns41:value-type="float" table:style-name="TL Data" office:value="3028" office:value-type="float">
            <text:p>3028</text:p>
          </table:table-cell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64201" office:value-type="float">
            <text:p>64201</text:p>
          </table:table-cell>
          <table:table-cell ns41:value-type="float" table:style-name="TL Data" office:value="7293" office:value-type="float">
            <text:p>7293</text:p>
          </table:table-cell>
          <table:table-cell ns41:value-type="float" table:style-name="TL Data" office:value="12124" office:value-type="float">
            <text:p>12124</text:p>
          </table:table-cell>
          <table:table-cell ns41:value-type="float" table:style-name="TL Data" office:value="3692" office:value-type="float">
            <text:p>3692</text:p>
          </table:table-cell>
          <table:table-cell ns41:value-type="float" table:style-name="TL Data" office:value="31102" office:value-type="float">
            <text:p>31102</text:p>
          </table:table-cell>
          <table:table-cell ns41:value-type="float" table:style-name="TL Data" office:value="3372" office:value-type="float">
            <text:p>3372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41277" office:value-type="float">
            <text:p>41277</text:p>
          </table:table-cell>
          <table:table-cell ns41:value-type="float" table:style-name="TL Data" office:value="4031" office:value-type="float">
            <text:p>4031</text:p>
          </table:table-cell>
          <table:table-cell ns41:value-type="float" table:style-name="TL Data" office:value="5385" office:value-type="float">
            <text:p>5385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17273" office:value-type="float">
            <text:p>17273</text:p>
          </table:table-cell>
          <table:table-cell ns41:value-type="float" table:style-name="TL Data" office:value="3502" office:value-type="float">
            <text:p>3502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24856" office:value-type="float">
            <text:p>24856</text:p>
          </table:table-cell>
          <table:table-cell ns41:value-type="float" table:style-name="TL Data" office:value="2075" office:value-type="float">
            <text:p>2075</text:p>
          </table:table-cell>
          <table:table-cell ns41:value-type="float" table:style-name="TL Data" office:value="2697" office:value-type="float">
            <text:p>2697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8978" office:value-type="float">
            <text:p>8978</text:p>
          </table:table-cell>
          <table:table-cell ns41:value-type="float" table:style-name="TL Data" office:value="2477" office:value-type="float">
            <text:p>247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718" office:value-type="float">
            <text:p>14718</text:p>
          </table:table-cell>
          <table:table-cell ns41:value-type="float" table:style-name="TL Data" office:value="1105" office:value-type="float">
            <text:p>1105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4920" office:value-type="float">
            <text:p>4920</text:p>
          </table:table-cell>
          <table:table-cell ns41:value-type="float" table:style-name="TL Data" office:value="1779" office:value-type="float">
            <text:p>177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938" office:value-type="float">
            <text:p>8938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832" office:value-type="float">
            <text:p>2832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486" office:value-type="float">
            <text:p>548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605" office:value-type="float">
            <text:p>1605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820" office:value-type="float">
            <text:p>682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717" office:value-type="float">
            <text:p>1717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3217" office:value-type="float">
            <text:p>303217</text:p>
          </table:table-cell>
          <table:table-cell ns41:value-type="float" table:style-name="TL Data" office:value="52195" office:value-type="float">
            <text:p>52195</text:p>
          </table:table-cell>
          <table:table-cell ns41:value-type="float" table:style-name="TL Data" office:value="86822" office:value-type="float">
            <text:p>86822</text:p>
          </table:table-cell>
          <table:table-cell ns41:value-type="float" table:style-name="TL Data" office:value="14450" office:value-type="float">
            <text:p>14450</text:p>
          </table:table-cell>
          <table:table-cell ns41:value-type="float" table:style-name="TL Data" office:value="124769" office:value-type="float">
            <text:p>124769</text:p>
          </table:table-cell>
          <table:table-cell ns41:value-type="float" table:style-name="TL Data" office:value="14055" office:value-type="float">
            <text:p>14055</text:p>
          </table:table-cell>
          <table:table-cell ns41:value-type="float" table:style-name="TL Data" office:value="14590" office:value-type="float">
            <text:p>14590</text:p>
          </table:table-cell>
          <table:table-cell ns41:value-type="float" table:style-name="TL Data" office:value="6183" office:value-type="float">
            <text:p>618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86" office:value-type="float">
            <text:p>86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86" office:value-type="float">
            <text:p>8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2" office:value-type="float">
            <text:p>6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826" office:value-type="float">
            <text:p>4826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2252" office:value-type="float">
            <text:p>2252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97" office:value-type="float">
            <text:p>19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1656" office:value-type="float">
            <text:p>1656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849" office:value-type="float">
            <text:p>1849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689" office:value-type="float">
            <text:p>168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79" office:value-type="float">
            <text:p>7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0" office:value-type="float">
            <text:p>5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8715" office:value-type="float">
            <text:p>8715</text:p>
          </table:table-cell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3908" office:value-type="float">
            <text:p>3908</text:p>
          </table:table-cell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3097" office:value-type="float">
            <text:p>3097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366" office:value-type="float">
            <text:p>36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3799" office:value-type="float">
            <text:p>3799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4498" office:value-type="float">
            <text:p>4498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877" office:value-type="float">
            <text:p>387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759" office:value-type="float">
            <text:p>275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12" office:value-type="float">
            <text:p>181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30" office:value-type="float">
            <text:p>113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469" office:value-type="float">
            <text:p>19469</text:p>
          </table:table-cell>
          <table:table-cell ns41:value-type="float" table:style-name="TL Data" office:value="3306" office:value-type="float">
            <text:p>3306</text:p>
          </table:table-cell>
          <table:table-cell ns41:value-type="float" table:style-name="TL Data" office:value="8071" office:value-type="float">
            <text:p>8071</text:p>
          </table:table-cell>
          <table:table-cell ns41:value-type="float" table:style-name="TL Data" office:value="2444" office:value-type="float">
            <text:p>2444</text:p>
          </table:table-cell>
          <table:table-cell ns41:value-type="float" table:style-name="TL Data" office:value="6978" office:value-type="float">
            <text:p>6978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676" office:value-type="float">
            <text:p>67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89" office:value-type="float">
            <text:p>8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5263" office:value-type="float">
            <text:p>5263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005" office:value-type="float">
            <text:p>200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33" office:value-type="float">
            <text:p>13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36" office:value-type="float">
            <text:p>123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17" office:value-type="float">
            <text:p>11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5861" office:value-type="float">
            <text:p>5861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1762" office:value-type="float">
            <text:p>1762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46" office:value-type="float">
            <text:p>14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Vlissingen, tevens totaal gemeenten met 20001-50000 inwoners</text:p>
          </table:table-cell>
          <table:table-cell/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4640" office:value-type="float">
            <text:p>4640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005" office:value-type="float">
            <text:p>200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3" office:value-type="float">
            <text:p>5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Zeeland</text:p>
          </table:table-cell>
          <table:table-cell/>
          <table:table-cell ns41:value-type="float" table:style-name="TL Data" office:value="9931" office:value-type="float">
            <text:p>9931</text:p>
          </table:table-cell>
          <table:table-cell ns41:value-type="float" table:style-name="TL Data" office:value="3981" office:value-type="float">
            <text:p>3981</text:p>
          </table:table-cell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1341" office:value-type="float">
            <text:p>11341</text:p>
          </table:table-cell>
          <table:table-cell ns41:value-type="float" table:style-name="TL Data" office:value="2151" office:value-type="float">
            <text:p>2151</text:p>
          </table:table-cell>
          <table:table-cell ns41:value-type="float" table:style-name="TL Data" office:value="5108" office:value-type="float">
            <text:p>5108</text:p>
          </table:table-cell>
          <table:table-cell ns41:value-type="float" table:style-name="TL Data" office:value="1687" office:value-type="float">
            <text:p>1687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9919" office:value-type="float">
            <text:p>9919</text:p>
          </table:table-cell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3552" office:value-type="float">
            <text:p>3552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3892" office:value-type="float">
            <text:p>3892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6894" office:value-type="float">
            <text:p>6894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2003" office:value-type="float">
            <text:p>2003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2803" office:value-type="float">
            <text:p>2803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427" office:value-type="float">
            <text:p>442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765" office:value-type="float">
            <text:p>1765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772" office:value-type="float">
            <text:p>277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182" office:value-type="float">
            <text:p>49182</text:p>
          </table:table-cell>
          <table:table-cell ns41:value-type="float" table:style-name="TL Data" office:value="8660" office:value-type="float">
            <text:p>8660</text:p>
          </table:table-cell>
          <table:table-cell ns41:value-type="float" table:style-name="TL Data" office:value="19101" office:value-type="float">
            <text:p>19101</text:p>
          </table:table-cell>
          <table:table-cell ns41:value-type="float" table:style-name="TL Data" office:value="5462" office:value-type="float">
            <text:p>5462</text:p>
          </table:table-cell>
          <table:table-cell ns41:value-type="float" table:style-name="TL Data" office:value="18164" office:value-type="float">
            <text:p>18164</text:p>
          </table:table-cell>
          <table:table-cell ns41:value-type="float" table:style-name="TL Data" office:value="3464" office:value-type="float">
            <text:p>3464</text:p>
          </table:table-cell>
          <table:table-cell ns41:value-type="float" table:style-name="TL Data" office:value="2999" office:value-type="float">
            <text:p>2999</text:p>
          </table:table-cell>
          <table:table-cell ns41:value-type="float" table:style-name="TL Data" office:value="1585" office:value-type="float">
            <text:p>158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6" office:value-type="float">
            <text:p>3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207" office:value-type="float">
            <text:p>2207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13" office:value-type="float">
            <text:p>4513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15" office:value-type="float">
            <text:p>11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393" office:value-type="float">
            <text:p>2393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443" office:value-type="float">
            <text:p>2443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945" office:value-type="float">
            <text:p>194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87" office:value-type="float">
            <text:p>108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86" office:value-type="float">
            <text:p>8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3433" office:value-type="float">
            <text:p>13433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3911" office:value-type="float">
            <text:p>3911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5125" office:value-type="float">
            <text:p>5125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359" office:value-type="float">
            <text:p>35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111" office:value-type="float">
            <text:p>4111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05" office:value-type="float">
            <text:p>10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32" office:value-type="float">
            <text:p>213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20" office:value-type="float">
            <text:p>182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office:value="67" table:style-name="TL Data" table:number-columns-repeated="2" office:value-type="float">
            <text:p>6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9549" office:value-type="float">
            <text:p>9549</text:p>
          </table:table-cell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072" office:value-type="float">
            <text:p>307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60" office:value-type="float">
            <text:p>6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84" office:value-type="float">
            <text:p>1584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82" office:value-type="float">
            <text:p>158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7273" office:value-type="float">
            <text:p>7273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276" office:value-type="float">
            <text:p>227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57" office:value-type="float">
            <text:p>5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Zeist</text:p>
          </table:table-cell>
          <table:table-cell/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office:value="8" table:style-name="TL Data" table:number-columns-repeated="3" office:value-type="float">
            <text:p>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3" office:value-type="float">
            <text:p>113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503" office:value-type="float">
            <text:p>4503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07" office:value-type="float">
            <text:p>130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2083" office:value-type="float">
            <text:p>2083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42" office:value-type="float">
            <text:p>2642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42" office:value-type="float">
            <text:p>2442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99" office:value-type="float">
            <text:p>179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11776" office:value-type="float">
            <text:p>11776</text:p>
          </table:table-cell>
          <table:table-cell ns41:value-type="float" table:style-name="TL Data" office:value="2037" office:value-type="float">
            <text:p>2037</text:p>
          </table:table-cell>
          <table:table-cell ns41:value-type="float" table:style-name="TL Data" office:value="1865" office:value-type="float">
            <text:p>1865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583" office:value-type="float">
            <text:p>358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86" office:value-type="float">
            <text:p>8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Utrecht, tevens totaal gemeenten met 100001 en meer inwoners</text:p>
          </table:table-cell>
          <table:table-cell/>
          <table:table-cell ns41:value-type="float" table:style-name="TL Data" office:value="5799" office:value-type="float">
            <text:p>5799</text:p>
          </table:table-cell>
          <table:table-cell ns41:value-type="float" table:style-name="TL Data" office:value="2352" office:value-type="float">
            <text:p>2352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6775" office:value-type="float">
            <text:p>6775</text:p>
          </table:table-cell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1837" office:value-type="float">
            <text:p>1837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094" office:value-type="float">
            <text:p>6094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672" office:value-type="float">
            <text:p>267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206" office:value-type="float">
            <text:p>4206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12" office:value-type="float">
            <text:p>1512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66" office:value-type="float">
            <text:p>266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07" office:value-type="float">
            <text:p>170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97" office:value-type="float">
            <text:p>9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9833" office:value-type="float">
            <text:p>29833</text:p>
          </table:table-cell>
          <table:table-cell ns41:value-type="float" table:style-name="TL Data" office:value="5411" office:value-type="float">
            <text:p>5411</text:p>
          </table:table-cell>
          <table:table-cell ns41:value-type="float" table:style-name="TL Data" office:value="6983" office:value-type="float">
            <text:p>6983</text:p>
          </table:table-cell>
          <table:table-cell ns41:value-type="float" table:style-name="TL Data" office:value="1163" office:value-type="float">
            <text:p>1163</text:p>
          </table:table-cell>
          <table:table-cell ns41:value-type="float" table:style-name="TL Data" office:value="11367" office:value-type="float">
            <text:p>11367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402" office:value-type="float">
            <text:p>40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Utrecht</text:p>
          </table:table-cell>
          <table:table-cell/>
          <table:table-cell ns41:value-type="float" table:style-name="TL Data" office:value="13759" office:value-type="float">
            <text:p>13759</text:p>
          </table:table-cell>
          <table:table-cell ns41:value-type="float" table:style-name="TL Data" office:value="5700" office:value-type="float">
            <text:p>5700</text:p>
          </table:table-cell>
          <table:table-cell ns41:value-type="float" table:style-name="TL Data" office:value="1781" office:value-type="float">
            <text:p>1781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5966" office:value-type="float">
            <text:p>15966</text:p>
          </table:table-cell>
          <table:table-cell ns41:value-type="float" table:style-name="TL Data" office:value="3449" office:value-type="float">
            <text:p>3449</text:p>
          </table:table-cell>
          <table:table-cell ns41:value-type="float" table:style-name="TL Data" office:value="4289" office:value-type="float">
            <text:p>4289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4832" office:value-type="float">
            <text:p>14832</text:p>
          </table:table-cell>
          <table:table-cell ns41:value-type="float" table:style-name="TL Data" office:value="2005" office:value-type="float">
            <text:p>2005</text:p>
          </table:table-cell>
          <table:table-cell ns41:value-type="float" table:style-name="TL Data" office:value="2616" office:value-type="float">
            <text:p>2616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5845" office:value-type="float">
            <text:p>5845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0870" office:value-type="float">
            <text:p>10870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487" office:value-type="float">
            <text:p>1487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3802" office:value-type="float">
            <text:p>3802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453" office:value-type="float">
            <text:p>7453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403" office:value-type="float">
            <text:p>2403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829" office:value-type="float">
            <text:p>4829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478" office:value-type="float">
            <text:p>1478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240" office:value-type="float">
            <text:p>324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36" office:value-type="float">
            <text:p>203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34" office:value-type="float">
            <text:p>273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5719" office:value-type="float">
            <text:p>75719</text:p>
          </table:table-cell>
          <table:table-cell ns41:value-type="float" table:style-name="TL Data" office:value="13674" office:value-type="float">
            <text:p>13674</text:p>
          </table:table-cell>
          <table:table-cell ns41:value-type="float" table:style-name="TL Data" office:value="17293" office:value-type="float">
            <text:p>17293</text:p>
          </table:table-cell>
          <table:table-cell ns41:value-type="float" table:style-name="TL Data" office:value="3584" office:value-type="float">
            <text:p>3584</text:p>
          </table:table-cell>
          <table:table-cell ns41:value-type="float" table:style-name="TL Data" office:value="27529" office:value-type="float">
            <text:p>27529</text:p>
          </table:table-cell>
          <table:table-cell ns41:value-type="float" table:style-name="TL Data" office:value="3622" office:value-type="float">
            <text:p>3622</text:p>
          </table:table-cell>
          <table:table-cell ns41:value-type="float" table:style-name="TL Data" office:value="2875" office:value-type="float">
            <text:p>2875</text:p>
          </table:table-cell>
          <table:table-cell ns41:value-type="float" table:style-name="TL Data" office:value="1180" office:value-type="float">
            <text:p>118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office:value="6" table:style-name="TL Data" table:number-columns-repeated="3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54" office:value-type="float">
            <text:p>115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5263" office:value-type="float">
            <text:p>5263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2179" office:value-type="float">
            <text:p>2179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1971" office:value-type="float">
            <text:p>1971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42" office:value-type="float">
            <text:p>24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4588" office:value-type="float">
            <text:p>4588</text:p>
          </table:table-cell>
          <table:table-cell ns41:value-type="float" table:style-name="TL Data" office:value="1905" office:value-type="float">
            <text:p>1905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730" office:value-type="float">
            <text:p>4730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2335" office:value-type="float">
            <text:p>2335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650" office:value-type="float">
            <text:p>4650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922" office:value-type="float">
            <text:p>1922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1767" office:value-type="float">
            <text:p>1767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197" office:value-type="float">
            <text:p>219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2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table:style-name="TL Data" office:value="22325" office:value-type="float">
            <text:p>22325</text:p>
          </table:table-cell>
          <table:table-cell ns41:value-type="float" table:style-name="TL Data" office:value="3777" office:value-type="float">
            <text:p>3777</text:p>
          </table:table-cell>
          <table:table-cell ns41:value-type="float" table:style-name="TL Data" office:value="9239" office:value-type="float">
            <text:p>9239</text:p>
          </table:table-cell>
          <table:table-cell ns41:value-type="float" table:style-name="TL Data" office:value="2607" office:value-type="float">
            <text:p>2607</text:p>
          </table:table-cell>
          <table:table-cell ns41:value-type="float" table:style-name="TL Data" office:value="8232" office:value-type="float">
            <text:p>8232</text:p>
          </table:table-cell>
          <table:table-cell ns41:value-type="float" table:style-name="TL Data" office:value="1603" office:value-type="float">
            <text:p>1603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760" office:value-type="float">
            <text:p>76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7598" office:value-type="float">
            <text:p>7598</text:p>
          </table:table-cell>
          <table:table-cell ns41:value-type="float" table:style-name="TL Data" office:value="3174" office:value-type="float">
            <text:p>3174</text:p>
          </table:table-cell>
          <table:table-cell ns41:value-type="float" table:style-name="TL Data" office:value="1687" office:value-type="float">
            <text:p>1687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8599" office:value-type="float">
            <text:p>8599</text:p>
          </table:table-cell>
          <table:table-cell ns41:value-type="float" table:style-name="TL Data" office:value="1771" office:value-type="float">
            <text:p>1771</text:p>
          </table:table-cell>
          <table:table-cell ns41:value-type="float" table:style-name="TL Data" office:value="4392" office:value-type="float">
            <text:p>4392</text:p>
          </table:table-cell>
          <table:table-cell ns41:value-type="float" table:style-name="TL Data" office:value="1799" office:value-type="float">
            <text:p>1799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8594" office:value-type="float">
            <text:p>8594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3720" office:value-type="float">
            <text:p>3720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3176" office:value-type="float">
            <text:p>3176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6110" office:value-type="float">
            <text:p>6110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2574" office:value-type="float">
            <text:p>2574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967" office:value-type="float">
            <text:p>396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674" office:value-type="float">
            <text:p>1674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513" office:value-type="float">
            <text:p>251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056" office:value-type="float">
            <text:p>1056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627" office:value-type="float">
            <text:p>40627</text:p>
          </table:table-cell>
          <table:table-cell ns41:value-type="float" table:style-name="TL Data" office:value="6931" office:value-type="float">
            <text:p>6931</text:p>
          </table:table-cell>
          <table:table-cell ns41:value-type="float" table:style-name="TL Data" office:value="17476" office:value-type="float">
            <text:p>17476</text:p>
          </table:table-cell>
          <table:table-cell ns41:value-type="float" table:style-name="TL Data" office:value="5663" office:value-type="float">
            <text:p>5663</text:p>
          </table:table-cell>
          <table:table-cell ns41:value-type="float" table:style-name="TL Data" office:value="14889" office:value-type="float">
            <text:p>14889</text:p>
          </table:table-cell>
          <table:table-cell ns41:value-type="float" table:style-name="TL Data" office:value="3180" office:value-type="float">
            <text:p>3180</text:p>
          </table:table-cell>
          <table:table-cell ns41:value-type="float" table:style-name="TL Data" office:value="3035" office:value-type="float">
            <text:p>3035</text:p>
          </table:table-cell>
          <table:table-cell ns41:value-type="float" table:style-name="TL Data" office:value="1773" office:value-type="float">
            <text:p>177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Leeuwarden, tevens totaal gemeenten met 20001-50000 inwoners</text:p>
          </table:table-cell>
          <table:table-cell/>
          <table:table-cell ns41:value-type="float" table:style-name="TL Data" office:value="1945" office:value-type="float">
            <text:p>1945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121" office:value-type="float">
            <text:p>212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9504" office:value-type="float">
            <text:p>9504</text:p>
          </table:table-cell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2318" office:value-type="float">
            <text:p>2318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3450" office:value-type="float">
            <text:p>3450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84" office:value-type="float">
            <text:p>18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Friesland</text:p>
          </table:table-cell>
          <table:table-cell/>
          <table:table-cell ns41:value-type="float" table:style-name="TL Data" office:value="15471" office:value-type="float">
            <text:p>15471</text:p>
          </table:table-cell>
          <table:table-cell ns41:value-type="float" table:style-name="TL Data" office:value="6528" office:value-type="float">
            <text:p>6528</text:p>
          </table:table-cell>
          <table:table-cell ns41:value-type="float" table:style-name="TL Data" office:value="3228" office:value-type="float">
            <text:p>3228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16823" office:value-type="float">
            <text:p>16823</text:p>
          </table:table-cell>
          <table:table-cell ns41:value-type="float" table:style-name="TL Data" office:value="3413" office:value-type="float">
            <text:p>3413</text:p>
          </table:table-cell>
          <table:table-cell ns41:value-type="float" table:style-name="TL Data" office:value="7930" office:value-type="float">
            <text:p>7930</text:p>
          </table:table-cell>
          <table:table-cell ns41:value-type="float" table:style-name="TL Data" office:value="3189" office:value-type="float">
            <text:p>3189</text:p>
          </table:table-cell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6777" office:value-type="float">
            <text:p>16777</text:p>
          </table:table-cell>
          <table:table-cell ns41:value-type="float" table:style-name="TL Data" office:value="1816" office:value-type="float">
            <text:p>1816</text:p>
          </table:table-cell>
          <table:table-cell ns41:value-type="float" table:style-name="TL Data" office:value="6645" office:value-type="float">
            <text:p>6645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6257" office:value-type="float">
            <text:p>6257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1803" office:value-type="float">
            <text:p>11803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3750" office:value-type="float">
            <text:p>3750</text:p>
          </table:table-cell>
          <table:table-cell ns41:value-type="float" table:style-name="TL Data" office:value="1557" office:value-type="float">
            <text:p>1557</text:p>
          </table:table-cell>
          <table:table-cell ns41:value-type="float" table:style-name="TL Data" office:value="4775" office:value-type="float">
            <text:p>4775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7596" office:value-type="float">
            <text:p>7596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990" office:value-type="float">
            <text:p>1990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3195" office:value-type="float">
            <text:p>3195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655" office:value-type="float">
            <text:p>465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675" office:value-type="float">
            <text:p>267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33" office:value-type="float">
            <text:p>163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8980" office:value-type="float">
            <text:p>78980</text:p>
          </table:table-cell>
          <table:table-cell ns41:value-type="float" table:style-name="TL Data" office:value="13705" office:value-type="float">
            <text:p>13705</text:p>
          </table:table-cell>
          <table:table-cell ns41:value-type="float" table:style-name="TL Data" office:value="31667" office:value-type="float">
            <text:p>31667</text:p>
          </table:table-cell>
          <table:table-cell ns41:value-type="float" table:style-name="TL Data" office:value="9625" office:value-type="float">
            <text:p>9625</text:p>
          </table:table-cell>
          <table:table-cell ns41:value-type="float" table:style-name="TL Data" office:value="29051" office:value-type="float">
            <text:p>29051</text:p>
          </table:table-cell>
          <table:table-cell ns41:value-type="float" table:style-name="TL Data" office:value="5658" office:value-type="float">
            <text:p>5658</text:p>
          </table:table-cell>
          <table:table-cell ns41:value-type="float" table:style-name="TL Data" office:value="5485" office:value-type="float">
            <text:p>5485</text:p>
          </table:table-cell>
          <table:table-cell ns41:value-type="float" table:style-name="TL Data" office:value="3010" office:value-type="float">
            <text:p>301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77" office:value-type="float">
            <text:p>7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597" office:value-type="float">
            <text:p>1597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83" office:value-type="float">
            <text:p>8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789" office:value-type="float">
            <text:p>8789</text:p>
          </table:table-cell>
          <table:table-cell ns41:value-type="float" table:style-name="TL Data" office:value="1865" office:value-type="float">
            <text:p>1865</text:p>
          </table:table-cell>
          <table:table-cell ns41:value-type="float" table:style-name="TL Data" office:value="3164" office:value-type="float">
            <text:p>3164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3249" office:value-type="float">
            <text:p>3249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373" office:value-type="float">
            <text:p>37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2322" office:value-type="float">
            <text:p>2322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630" office:value-type="float">
            <text:p>3630</text:p>
          </table:table-cell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1599" office:value-type="float">
            <text:p>1599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175" office:value-type="float">
            <text:p>4175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725" office:value-type="float">
            <text:p>3725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996" office:value-type="float">
            <text:p>2996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155" office:value-type="float">
            <text:p>215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30" office:value-type="float">
            <text:p>163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427" office:value-type="float">
            <text:p>142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3099" office:value-type="float">
            <text:p>23099</text:p>
          </table:table-cell>
          <table:table-cell ns41:value-type="float" table:style-name="TL Data" office:value="4920" office:value-type="float">
            <text:p>4920</text:p>
          </table:table-cell>
          <table:table-cell ns41:value-type="float" table:style-name="TL Data" office:value="6923" office:value-type="float">
            <text:p>6923</text:p>
          </table:table-cell>
          <table:table-cell ns41:value-type="float" table:style-name="TL Data" office:value="2593" office:value-type="float">
            <text:p>2593</text:p>
          </table:table-cell>
          <table:table-cell ns41:value-type="float" table:style-name="TL Data" office:value="8072" office:value-type="float">
            <text:p>8072</text:p>
          </table:table-cell>
          <table:table-cell ns41:value-type="float" table:style-name="TL Data" office:value="1971" office:value-type="float">
            <text:p>1971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829" office:value-type="float">
            <text:p>82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1627" office:value-type="float">
            <text:p>1627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145" office:value-type="float">
            <text:p>2145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03" office:value-type="float">
            <text:p>2103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7" office:value-type="float">
            <text:p>8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3410" office:value-type="float">
            <text:p>13410</text:p>
          </table:table-cell>
          <table:table-cell ns41:value-type="float" table:style-name="TL Data" office:value="2464" office:value-type="float">
            <text:p>2464</text:p>
          </table:table-cell>
          <table:table-cell ns41:value-type="float" table:style-name="TL Data" office:value="3457" office:value-type="float">
            <text:p>3457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4656" office:value-type="float">
            <text:p>4656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276" office:value-type="float">
            <text:p>27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Almelo</text:p>
          </table:table-cell>
          <table:table-cell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90" office:value-type="float">
            <text:p>139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6352" office:value-type="float">
            <text:p>6352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1059" office:value-type="float">
            <text:p>1059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72" office:value-type="float">
            <text:p>7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13" office:value-type="float">
            <text:p>181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77" office:value-type="float">
            <text:p>157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7196" office:value-type="float">
            <text:p>7196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1350" office:value-type="float">
            <text:p>135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578" office:value-type="float">
            <text:p>257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7" office:value-type="float">
            <text:p>5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6953" office:value-type="float">
            <text:p>6953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311" office:value-type="float">
            <text:p>231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Lonneker</text:p>
          </table:table-cell>
          <table:table-cell/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87" office:value-type="float">
            <text:p>87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5917" office:value-type="float">
            <text:p>5917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993" office:value-type="float">
            <text:p>199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1415" office:value-type="float">
            <text:p>1415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17" office:value-type="float">
            <text:p>1717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65" office:value-type="float">
            <text:p>176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36" office:value-type="float">
            <text:p>123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" office:value-type="float">
            <text:p>2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7911" office:value-type="float">
            <text:p>7911</text:p>
          </table:table-cell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1649" office:value-type="float">
            <text:p>1649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708" office:value-type="float">
            <text:p>2708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07" office:value-type="float">
            <text:p>10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5632" office:value-type="float">
            <text:p>5632</text:p>
          </table:table-cell>
          <table:table-cell ns41:value-type="float" table:style-name="TL Data" office:value="1709" office:value-type="float">
            <text:p>1709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811" office:value-type="float">
            <text:p>7811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609" office:value-type="float">
            <text:p>1609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530" office:value-type="float">
            <text:p>7530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844" office:value-type="float">
            <text:p>2844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262" office:value-type="float">
            <text:p>5262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17" office:value-type="float">
            <text:p>1617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45" office:value-type="float">
            <text:p>3245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72" office:value-type="float">
            <text:p>197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82" office:value-type="float">
            <text:p>118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92" office:value-type="float">
            <text:p>9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0" office:value-type="float">
            <text:p>7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float" table:style-name="TL Data" office:value="34329" office:value-type="float">
            <text:p>34329</text:p>
          </table:table-cell>
          <table:table-cell ns41:value-type="float" table:style-name="TL Data" office:value="4676" office:value-type="float">
            <text:p>4676</text:p>
          </table:table-cell>
          <table:table-cell ns41:value-type="float" table:style-name="TL Data" office:value="5723" office:value-type="float">
            <text:p>5723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11664" office:value-type="float">
            <text:p>11664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300" office:value-type="float">
            <text:p>30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Enschede, tevens totaal gemeenten met 50001-100000 inwoners</text:p>
          </table:table-cell>
          <table:table-cell/>
          <table:table-cell ns41:value-type="float" table:style-name="TL Data" office:value="1550" office:value-type="float">
            <text:p>1550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53" office:value-type="float">
            <text:p>235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32" office:value-type="float">
            <text:p>2232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0189" office:value-type="float">
            <text:p>10189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674" office:value-type="float">
            <text:p>267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6" office:value-type="float">
            <text:p>4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Overijssel</text:p>
          </table:table-cell>
          <table:table-cell/>
          <table:table-cell ns41:value-type="float" table:style-name="TL Data" office:value="12585" office:value-type="float">
            <text:p>12585</text:p>
          </table:table-cell>
          <table:table-cell ns41:value-type="float" table:style-name="TL Data" office:value="4659" office:value-type="float">
            <text:p>4659</text:p>
          </table:table-cell>
          <table:table-cell ns41:value-type="float" table:style-name="TL Data" office:value="1739" office:value-type="float">
            <text:p>1739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7989" office:value-type="float">
            <text:p>17989</text:p>
          </table:table-cell>
          <table:table-cell ns41:value-type="float" table:style-name="TL Data" office:value="3615" office:value-type="float">
            <text:p>3615</text:p>
          </table:table-cell>
          <table:table-cell ns41:value-type="float" table:style-name="TL Data" office:value="5397" office:value-type="float">
            <text:p>5397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8380" office:value-type="float">
            <text:p>18380</text:p>
          </table:table-cell>
          <table:table-cell ns41:value-type="float" table:style-name="TL Data" office:value="2698" office:value-type="float">
            <text:p>2698</text:p>
          </table:table-cell>
          <table:table-cell ns41:value-type="float" table:style-name="TL Data" office:value="4024" office:value-type="float">
            <text:p>4024</text:p>
          </table:table-cell>
          <table:table-cell ns41:value-type="float" table:style-name="TL Data" office:value="1367" office:value-type="float">
            <text:p>1367</text:p>
          </table:table-cell>
          <table:table-cell ns41:value-type="float" table:style-name="TL Data" office:value="6913" office:value-type="float">
            <text:p>6913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4504" office:value-type="float">
            <text:p>14504</text:p>
          </table:table-cell>
          <table:table-cell ns41:value-type="float" table:style-name="TL Data" office:value="1907" office:value-type="float">
            <text:p>1907</text:p>
          </table:table-cell>
          <table:table-cell ns41:value-type="float" table:style-name="TL Data" office:value="2517" office:value-type="float">
            <text:p>2517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4981" office:value-type="float">
            <text:p>4981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0116" office:value-type="float">
            <text:p>10116</text:p>
          </table:table-cell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1567" office:value-type="float">
            <text:p>1567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6959" office:value-type="float">
            <text:p>6959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992" office:value-type="float">
            <text:p>1992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711" office:value-type="float">
            <text:p>4711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18" office:value-type="float">
            <text:p>301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920" office:value-type="float">
            <text:p>392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92182" office:value-type="float">
            <text:p>92182</text:p>
          </table:table-cell>
          <table:table-cell ns41:value-type="float" table:style-name="TL Data" office:value="15738" office:value-type="float">
            <text:p>15738</text:p>
          </table:table-cell>
          <table:table-cell ns41:value-type="float" table:style-name="TL Data" office:value="21393" office:value-type="float">
            <text:p>21393</text:p>
          </table:table-cell>
          <table:table-cell ns41:value-type="float" table:style-name="TL Data" office:value="6165" office:value-type="float">
            <text:p>6165</text:p>
          </table:table-cell>
          <table:table-cell ns41:value-type="float" table:style-name="TL Data" office:value="31219" office:value-type="float">
            <text:p>31219</text:p>
          </table:table-cell>
          <table:table-cell ns41:value-type="float" table:style-name="TL Data" office:value="5569" office:value-type="float">
            <text:p>5569</text:p>
          </table:table-cell>
          <table:table-cell ns41:value-type="float" table:style-name="TL Data" office:value="3644" office:value-type="float">
            <text:p>3644</text:p>
          </table:table-cell>
          <table:table-cell ns41:value-type="float" table:style-name="TL Data" office:value="1940" office:value-type="float">
            <text:p>194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551" office:value-type="float">
            <text:p>2551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61" office:value-type="float">
            <text:p>6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3283" office:value-type="float">
            <text:p>3283</text:p>
          </table:table-cell>
          <table:table-cell ns41:value-type="float" table:style-name="TL Data" office:value="1494" office:value-type="float">
            <text:p>1494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4246" office:value-type="float">
            <text:p>4246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2273" office:value-type="float">
            <text:p>2273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987" office:value-type="float">
            <text:p>3987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883" office:value-type="float">
            <text:p>288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11" office:value-type="float">
            <text:p>181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"/>
          <table:table-cell ns41:value-type="float" table:style-name="TL Data" office:value="18527" office:value-type="float">
            <text:p>18527</text:p>
          </table:table-cell>
          <table:table-cell ns41:value-type="float" table:style-name="TL Data" office:value="3053" office:value-type="float">
            <text:p>3053</text:p>
          </table:table-cell>
          <table:table-cell ns41:value-type="float" table:style-name="TL Data" office:value="8265" office:value-type="float">
            <text:p>8265</text:p>
          </table:table-cell>
          <table:table-cell ns41:value-type="float" table:style-name="TL Data" office:value="2342" office:value-type="float">
            <text:p>2342</text:p>
          </table:table-cell>
          <table:table-cell ns41:value-type="float" table:style-name="TL Data" office:value="6939" office:value-type="float">
            <text:p>6939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627" office:value-type="float">
            <text:p>62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2716" office:value-type="float">
            <text:p>2716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684" office:value-type="float">
            <text:p>3684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900" office:value-type="float">
            <text:p>1900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546" office:value-type="float">
            <text:p>3546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571" office:value-type="float">
            <text:p>1571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338" office:value-type="float">
            <text:p>1338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724" office:value-type="float">
            <text:p>272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200" office:value-type="float">
            <text:p>1200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18" office:value-type="float">
            <text:p>181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94" office:value-type="float">
            <text:p>9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78" office:value-type="float">
            <text:p>7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6968" office:value-type="float">
            <text:p>16968</text:p>
          </table:table-cell>
          <table:table-cell ns41:value-type="float" table:style-name="TL Data" office:value="2830" office:value-type="float">
            <text:p>2830</text:p>
          </table:table-cell>
          <table:table-cell ns41:value-type="float" table:style-name="TL Data" office:value="7014" office:value-type="float">
            <text:p>7014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6607" office:value-type="float">
            <text:p>6607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622" office:value-type="float">
            <text:p>62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2873" office:value-type="float">
            <text:p>2873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891" office:value-type="float">
            <text:p>3891</text:p>
          </table:table-cell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1954" office:value-type="float">
            <text:p>1954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789" office:value-type="float">
            <text:p>3789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578" office:value-type="float">
            <text:p>1578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739" office:value-type="float">
            <text:p>2739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41" office:value-type="float">
            <text:p>174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87" office:value-type="float">
            <text:p>8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748" office:value-type="float">
            <text:p>17748</text:p>
          </table:table-cell>
          <table:table-cell ns41:value-type="float" table:style-name="TL Data" office:value="2829" office:value-type="float">
            <text:p>2829</text:p>
          </table:table-cell>
          <table:table-cell ns41:value-type="float" table:style-name="TL Data" office:value="7217" office:value-type="float">
            <text:p>7217</text:p>
          </table:table-cell>
          <table:table-cell ns41:value-type="float" table:style-name="TL Data" office:value="1998" office:value-type="float">
            <text:p>1998</text:p>
          </table:table-cell>
          <table:table-cell ns41:value-type="float" table:style-name="TL Data" office:value="6691" office:value-type="float">
            <text:p>6691</text:p>
          </table:table-cell>
          <table:table-cell ns41:value-type="float" table:style-name="TL Data" office:value="1308" office:value-type="float">
            <text:p>1308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498" office:value-type="float">
            <text:p>49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roningen, tevens totaal gemeenten met 100001 en meer inwoners</text:p>
          </table:table-cell>
          <table:table-cell/>
          <table:table-cell ns41:value-type="float" table:style-name="TL Data" office:value="3679" office:value-type="float">
            <text:p>3679</text:p>
          </table:table-cell>
          <table:table-cell ns41:value-type="float" table:style-name="TL Data" office:value="1741" office:value-type="float">
            <text:p>1741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581" office:value-type="float">
            <text:p>4581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1494" office:value-type="float">
            <text:p>1494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618" office:value-type="float">
            <text:p>4618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049" office:value-type="float">
            <text:p>204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991" office:value-type="float">
            <text:p>299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93" office:value-type="float">
            <text:p>179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9" office:value-type="float">
            <text:p>6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915" office:value-type="float">
            <text:p>19915</text:p>
          </table:table-cell>
          <table:table-cell ns41:value-type="float" table:style-name="TL Data" office:value="3799" office:value-type="float">
            <text:p>3799</text:p>
          </table:table-cell>
          <table:table-cell ns41:value-type="float" table:style-name="TL Data" office:value="5150" office:value-type="float">
            <text:p>5150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7781" office:value-type="float">
            <text:p>7781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292" office:value-type="float">
            <text:p>29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roningen</text:p>
          </table:table-cell>
          <table:table-cell/>
          <table:table-cell ns41:value-type="float" table:style-name="TL Data" office:value="12980" office:value-type="float">
            <text:p>12980</text:p>
          </table:table-cell>
          <table:table-cell ns41:value-type="float" table:style-name="TL Data" office:value="5849" office:value-type="float">
            <text:p>5849</text:p>
          </table:table-cell>
          <table:table-cell ns41:value-type="float" table:style-name="TL Data" office:value="2533" office:value-type="float">
            <text:p>2533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7004" office:value-type="float">
            <text:p>17004</text:p>
          </table:table-cell>
          <table:table-cell ns41:value-type="float" table:style-name="TL Data" office:value="3257" office:value-type="float">
            <text:p>3257</text:p>
          </table:table-cell>
          <table:table-cell ns41:value-type="float" table:style-name="TL Data" office:value="7943" office:value-type="float">
            <text:p>7943</text:p>
          </table:table-cell>
          <table:table-cell ns41:value-type="float" table:style-name="TL Data" office:value="2346" office:value-type="float">
            <text:p>2346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6498" office:value-type="float">
            <text:p>16498</text:p>
          </table:table-cell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6223" office:value-type="float">
            <text:p>6223</text:p>
          </table:table-cell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6496" office:value-type="float">
            <text:p>6496</text:p>
          </table:table-cell>
          <table:table-cell ns41:value-type="float" table:style-name="TL Data" office:value="1109" office:value-type="float">
            <text:p>1109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1784" office:value-type="float">
            <text:p>11784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3330" office:value-type="float">
            <text:p>3330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4959" office:value-type="float">
            <text:p>4959</text:p>
          </table:table-cell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7398" office:value-type="float">
            <text:p>7398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754" office:value-type="float">
            <text:p>1754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3079" office:value-type="float">
            <text:p>3079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452" office:value-type="float">
            <text:p>445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844" office:value-type="float">
            <text:p>1844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19" office:value-type="float">
            <text:p>251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67" office:value-type="float">
            <text:p>146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5709" office:value-type="float">
            <text:p>75709</text:p>
          </table:table-cell>
          <table:table-cell ns41:value-type="float" table:style-name="TL Data" office:value="12870" office:value-type="float">
            <text:p>12870</text:p>
          </table:table-cell>
          <table:table-cell ns41:value-type="float" table:style-name="TL Data" office:value="28784" office:value-type="float">
            <text:p>28784</text:p>
          </table:table-cell>
          <table:table-cell ns41:value-type="float" table:style-name="TL Data" office:value="7708" office:value-type="float">
            <text:p>7708</text:p>
          </table:table-cell>
          <table:table-cell ns41:value-type="float" table:style-name="TL Data" office:value="28947" office:value-type="float">
            <text:p>28947</text:p>
          </table:table-cell>
          <table:table-cell ns41:value-type="float" table:style-name="TL Data" office:value="5141" office:value-type="float">
            <text:p>5141</text:p>
          </table:table-cell>
          <table:table-cell ns41:value-type="float" table:style-name="TL Data" office:value="4380" office:value-type="float">
            <text:p>4380</text:p>
          </table:table-cell>
          <table:table-cell ns41:value-type="float" table:style-name="TL Data" office:value="2100" office:value-type="float">
            <text:p>210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932" office:value-type="float">
            <text:p>1932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163" office:value-type="float">
            <text:p>2163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840" office:value-type="float">
            <text:p>184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87" office:value-type="float">
            <text:p>8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93" office:value-type="float">
            <text:p>9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660" office:value-type="float">
            <text:p>10660</text:p>
          </table:table-cell>
          <table:table-cell ns41:value-type="float" table:style-name="TL Data" office:value="1910" office:value-type="float">
            <text:p>1910</text:p>
          </table:table-cell>
          <table:table-cell ns41:value-type="float" table:style-name="TL Data" office:value="5386" office:value-type="float">
            <text:p>5386</text:p>
          </table:table-cell>
          <table:table-cell ns41:value-type="float" table:style-name="TL Data" office:value="2175" office:value-type="float">
            <text:p>2175</text:p>
          </table:table-cell>
          <table:table-cell ns41:value-type="float" table:style-name="TL Data" office:value="3937" office:value-type="float">
            <text:p>3937</text:p>
          </table:table-cell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594" office:value-type="float">
            <text:p>59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983" office:value-type="float">
            <text:p>1983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749" office:value-type="float">
            <text:p>174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66" office:value-type="float">
            <text:p>66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23" office:value-type="float">
            <text:p>10123</text:p>
          </table:table-cell>
          <table:table-cell ns41:value-type="float" table:style-name="TL Data" office:value="1625" office:value-type="float">
            <text:p>1625</text:p>
          </table:table-cell>
          <table:table-cell ns41:value-type="float" table:style-name="TL Data" office:value="4809" office:value-type="float">
            <text:p>4809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3599" office:value-type="float">
            <text:p>3599</text:p>
          </table:table-cell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472" office:value-type="float">
            <text:p>472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1637" office:value-type="float">
            <text:p>1637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023" office:value-type="float">
            <text:p>2023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114" office:value-type="float">
            <text:p>211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91" office:value-type="float">
            <text:p>169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4" office:value-type="float">
            <text:p>74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0479" office:value-type="float">
            <text:p>10479</text:p>
          </table:table-cell>
          <table:table-cell ns41:value-type="float" table:style-name="TL Data" office:value="1691" office:value-type="float">
            <text:p>1691</text:p>
          </table:table-cell>
          <table:table-cell ns41:value-type="float" table:style-name="TL Data" office:value="4172" office:value-type="float">
            <text:p>4172</text:p>
          </table:table-cell>
          <table:table-cell ns41:value-type="float" table:style-name="TL Data" office:value="1346" office:value-type="float">
            <text:p>1346</text:p>
          </table:table-cell>
          <table:table-cell ns41:value-type="float" table:style-name="TL Data" office:value="3614" office:value-type="float">
            <text:p>3614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367" office:value-type="float">
            <text:p>36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Emmen, tevens totaal gemeenten met 20001-50000 inwoners</text:p>
          </table:table-cell>
          <table:table-cell/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53" office:value-type="float">
            <text:p>105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1" office:value-type="float">
            <text:p>5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91" office:value-type="float">
            <text:p>9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945" office:value-type="float">
            <text:p>6945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3769" office:value-type="float">
            <text:p>3769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2024" office:value-type="float">
            <text:p>2024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257" office:value-type="float">
            <text:p>25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Drenthe</text:p>
          </table:table-cell>
          <table:table-cell/>
          <table:table-cell ns41:value-type="float" table:style-name="TL Data" office:value="4834" office:value-type="float">
            <text:p>4834</text:p>
          </table:table-cell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6891" office:value-type="float">
            <text:p>6891</text:p>
          </table:table-cell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3961" office:value-type="float">
            <text:p>3961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7596" office:value-type="float">
            <text:p>7596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3680" office:value-type="float">
            <text:p>3680</text:p>
          </table:table-cell>
          <table:table-cell ns41:value-type="float" table:style-name="TL Data" office:value="1299" office:value-type="float">
            <text:p>1299</text:p>
          </table:table-cell>
          <table:table-cell ns41:value-type="float" table:style-name="TL Data" office:value="2576" office:value-type="float">
            <text:p>2576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6438" office:value-type="float">
            <text:p>6438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2787" office:value-type="float">
            <text:p>2787</text:p>
          </table:table-cell>
          <table:table-cell ns41:value-type="float" table:style-name="TL Data" office:value="1214" office:value-type="float">
            <text:p>1214</text:p>
          </table:table-cell>
          <table:table-cell ns41:value-type="float" table:style-name="TL Data" office:value="2394" office:value-type="float">
            <text:p>2394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873" office:value-type="float">
            <text:p>4873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963" office:value-type="float">
            <text:p>1963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897" office:value-type="float">
            <text:p>1897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299" office:value-type="float">
            <text:p>329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198" office:value-type="float">
            <text:p>219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office:value="17" table:style-name="TL Data" table:number-columns-repeated="2" office:value-type="float">
            <text:p>17</text:p>
          </table:table-cell>
          <table:table-cell ns41:value-type="float" table:style-name="TL Data" office:value="1386" office:value-type="float">
            <text:p>138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8802" office:value-type="float">
            <text:p>38802</text:p>
          </table:table-cell>
          <table:table-cell ns41:value-type="float" table:style-name="TL Data" office:value="6225" office:value-type="float">
            <text:p>6225</text:p>
          </table:table-cell>
          <table:table-cell ns41:value-type="float" table:style-name="TL Data" office:value="18373" office:value-type="float">
            <text:p>18373</text:p>
          </table:table-cell>
          <table:table-cell ns41:value-type="float" table:style-name="TL Data" office:value="6596" office:value-type="float">
            <text:p>6596</text:p>
          </table:table-cell>
          <table:table-cell ns41:value-type="float" table:style-name="TL Data" office:value="13451" office:value-type="float">
            <text:p>13451</text:p>
          </table:table-cell>
          <table:table-cell ns41:value-type="float" table:style-name="TL Data" office:value="3544" office:value-type="float">
            <text:p>3544</text:p>
          </table:table-cell>
          <table:table-cell ns41:value-type="float" table:style-name="TL Data" office:value="2861" office:value-type="float">
            <text:p>2861</text:p>
          </table:table-cell>
          <table:table-cell ns41:value-type="float" table:style-name="TL Data" office:value="1717" office:value-type="float">
            <text:p>1717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9" office:value-type="float">
            <text:p>39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743" office:value-type="float">
            <text:p>1743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8141" office:value-type="float">
            <text:p>8141</text:p>
          </table:table-cell>
          <table:table-cell ns41:value-type="float" table:style-name="TL Data" office:value="2049" office:value-type="float">
            <text:p>2049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598" office:value-type="float">
            <text:p>2598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8" office:value-type="float">
            <text:p>5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1872" office:value-type="float">
            <text:p>1872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79" office:value-type="float">
            <text:p>2479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16" office:value-type="float">
            <text:p>2616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54" office:value-type="float">
            <text:p>255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43" office:value-type="float">
            <text:p>214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67" office:value-type="float">
            <text:p>6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6950" office:value-type="float">
            <text:p>16950</text:p>
          </table:table-cell>
          <table:table-cell ns41:value-type="float" table:style-name="TL Data" office:value="3374" office:value-type="float">
            <text:p>3374</text:p>
          </table:table-cell>
          <table:table-cell ns41:value-type="float" table:style-name="TL Data" office:value="2376" office:value-type="float">
            <text:p>237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5250" office:value-type="float">
            <text:p>5250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85" office:value-type="float">
            <text:p>8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98" office:value-type="float">
            <text:p>1998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60" office:value-type="float">
            <text:p>156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68" office:value-type="float">
            <text:p>6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153" office:value-type="float">
            <text:p>12153</text:p>
          </table:table-cell>
          <table:table-cell ns41:value-type="float" table:style-name="TL Data" office:value="1953" office:value-type="float">
            <text:p>1953</text:p>
          </table:table-cell>
          <table:table-cell ns41:value-type="float" table:style-name="TL Data" office:value="2181" office:value-type="float">
            <text:p>218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194" office:value-type="float">
            <text:p>4194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60" office:value-type="float">
            <text:p>6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2193" office:value-type="float">
            <text:p>2193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294" office:value-type="float">
            <text:p>3294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80" office:value-type="float">
            <text:p>3480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359" office:value-type="float">
            <text:p>135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22" office:value-type="float">
            <text:p>312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448" office:value-type="float">
            <text:p>244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1261" office:value-type="float">
            <text:p>126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9702" office:value-type="float">
            <text:p>19702</text:p>
          </table:table-cell>
          <table:table-cell ns41:value-type="float" table:style-name="TL Data" office:value="2660" office:value-type="float">
            <text:p>2660</text:p>
          </table:table-cell>
          <table:table-cell ns41:value-type="float" table:style-name="TL Data" office:value="2659" office:value-type="float">
            <text:p>265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5643" office:value-type="float">
            <text:p>5643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74" office:value-type="float">
            <text:p>7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09" office:value-type="float">
            <text:p>170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401" office:value-type="float">
            <text:p>8401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614" office:value-type="float">
            <text:p>261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Kerkrade</text:p>
          </table:table-cell>
          <table:table-cell/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6829" office:value-type="float">
            <text:p>6829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800" office:value-type="float">
            <text:p>180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472" office:value-type="float">
            <text:p>247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Venlo</text:p>
          </table:table-cell>
          <table:table-cell/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4121" office:value-type="float">
            <text:p>4121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gemeenten met 20001-50000 inwoners</text:p>
          </table:table-cell>
          <table:table-cell/>
          <table:table-cell ns41:value-type="float" table:style-name="TL Data" office:value="2483" office:value-type="float">
            <text:p>2483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669" office:value-type="float">
            <text:p>3669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866" office:value-type="float">
            <text:p>3866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65" office:value-type="float">
            <text:p>3065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37" office:value-type="float">
            <text:p>223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67" office:value-type="float">
            <text:p>6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485" office:value-type="float">
            <text:p>148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9351" office:value-type="float">
            <text:p>19351</text:p>
          </table:table-cell>
          <table:table-cell ns41:value-type="float" table:style-name="TL Data" office:value="2197" office:value-type="float">
            <text:p>2197</text:p>
          </table:table-cell>
          <table:table-cell ns41:value-type="float" table:style-name="TL Data" office:value="3575" office:value-type="float">
            <text:p>357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289" office:value-type="float">
            <text:p>6289</text:p>
          </table:table-cell>
          <table:table-cell ns41:value-type="float" office:value="293" table:style-name="TL Data" table:number-columns-repeated="2" office:value-type="float">
            <text:p>293</text:p>
          </table:table-cell>
          <table:table-cell ns41:value-type="float" table:style-name="TL Data" office:value="51" office:value-type="float">
            <text:p>51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Maastricht, tevens totaal gemeenten met 50001-100000 inwoners</text:p>
          </table:table-cell>
          <table:table-cell/>
          <table:table-cell ns41:value-type="float" table:style-name="TL Data" office:value="1773" office:value-type="float">
            <text:p>1773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412" office:value-type="float">
            <text:p>2412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93" office:value-type="float">
            <text:p>169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1113" office:value-type="float">
            <text:p>11113</text:p>
          </table:table-cell>
          <table:table-cell ns41:value-type="float" table:style-name="TL Data" office:value="1973" office:value-type="float">
            <text:p>1973</text:p>
          </table:table-cell>
          <table:table-cell ns41:value-type="float" table:style-name="TL Data" office:value="3267" office:value-type="float">
            <text:p>3267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897" office:value-type="float">
            <text:p>3897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04" office:value-type="float">
            <text:p>10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Totaal Limburg</text:p>
          </table:table-cell>
          <table:table-cell/>
          <table:table-cell ns41:value-type="float" table:style-name="TL Data" office:value="10714" office:value-type="float">
            <text:p>10714</text:p>
          </table:table-cell>
          <table:table-cell ns41:value-type="float" table:style-name="TL Data" office:value="4722" office:value-type="float">
            <text:p>4722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4990" office:value-type="float">
            <text:p>14990</text:p>
          </table:table-cell>
          <table:table-cell ns41:value-type="float" table:style-name="TL Data" office:value="3438" office:value-type="float">
            <text:p>3438</text:p>
          </table:table-cell>
          <table:table-cell ns41:value-type="float" table:style-name="TL Data" office:value="4838" office:value-type="float">
            <text:p>4838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5608" office:value-type="float">
            <text:p>15608</text:p>
          </table:table-cell>
          <table:table-cell ns41:value-type="float" table:style-name="TL Data" office:value="2420" office:value-type="float">
            <text:p>2420</text:p>
          </table:table-cell>
          <table:table-cell ns41:value-type="float" table:style-name="TL Data" office:value="2522" office:value-type="float">
            <text:p>252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6594" office:value-type="float">
            <text:p>6594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3761" office:value-type="float">
            <text:p>13761</text:p>
          </table:table-cell>
          <table:table-cell ns41:value-type="float" table:style-name="TL Data" office:value="1667" office:value-type="float">
            <text:p>1667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085" office:value-type="float">
            <text:p>5085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014" office:value-type="float">
            <text:p>11014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302" office:value-type="float">
            <text:p>3302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135" office:value-type="float">
            <text:p>8135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839" office:value-type="float">
            <text:p>183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836" office:value-type="float">
            <text:p>5836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046" office:value-type="float">
            <text:p>104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64" office:value-type="float">
            <text:p>406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260" office:value-type="float">
            <text:p>526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9382" office:value-type="float">
            <text:p>89382</text:p>
          </table:table-cell>
          <table:table-cell ns41:value-type="float" table:style-name="TL Data" office:value="14757" office:value-type="float">
            <text:p>14757</text:p>
          </table:table-cell>
          <table:table-cell ns41:value-type="float" table:style-name="TL Data" office:value="15250" office:value-type="float">
            <text:p>15250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28448" office:value-type="float">
            <text:p>28448</text:p>
          </table:table-cell>
          <table:table-cell ns41:value-type="float" table:style-name="TL Data" office:value="2389" office:value-type="float">
            <text:p>2389</text:p>
          </table:table-cell>
          <table:table-cell ns41:value-type="float" table:style-name="TL Data" office:value="1865" office:value-type="float">
            <text:p>1865</text:p>
          </table:table-cell>
          <table:table-cell ns41:value-type="float" table:style-name="TL Data" office:value="443" office:value-type="float">
            <text:p>44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 en minder inwoners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83" office:value-type="float">
            <text:p>8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2098" office:value-type="float">
            <text:p>209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53" office:value-type="float">
            <text:p>5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1-1000 inwoners</text:p>
          </table:table-cell>
          <table:table-cell/>
          <table:table-cell ns41:value-type="float" table:style-name="TL Data" office:value="3390" office:value-type="float">
            <text:p>3390</text:p>
          </table:table-cell>
          <table:table-cell ns41:value-type="float" table:style-name="TL Data" office:value="1458" office:value-type="float">
            <text:p>1458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683" office:value-type="float">
            <text:p>3683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1786" office:value-type="float">
            <text:p>1786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509" office:value-type="float">
            <text:p>3509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386" office:value-type="float">
            <text:p>138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776" office:value-type="float">
            <text:p>2776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144" office:value-type="float">
            <text:p>1144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17" office:value-type="float">
            <text:p>201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4" office:value-type="float">
            <text:p>9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9173" office:value-type="float">
            <text:p>19173</text:p>
          </table:table-cell>
          <table:table-cell ns41:value-type="float" table:style-name="TL Data" office:value="3820" office:value-type="float">
            <text:p>3820</text:p>
          </table:table-cell>
          <table:table-cell ns41:value-type="float" table:style-name="TL Data" office:value="7049" office:value-type="float">
            <text:p>7049</text:p>
          </table:table-cell>
          <table:table-cell ns41:value-type="float" table:style-name="TL Data" office:value="2069" office:value-type="float">
            <text:p>2069</text:p>
          </table:table-cell>
          <table:table-cell ns41:value-type="float" table:style-name="TL Data" office:value="7166" office:value-type="float">
            <text:p>7166</text:p>
          </table:table-cell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664" office:value-type="float">
            <text:p>66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1-2000 inwoners</text:p>
          </table:table-cell>
          <table:table-cell/>
          <table:table-cell ns41:value-type="float" table:style-name="TL Data" office:value="9490" office:value-type="float">
            <text:p>9490</text:p>
          </table:table-cell>
          <table:table-cell ns41:value-type="float" table:style-name="TL Data" office:value="4485" office:value-type="float">
            <text:p>4485</text:p>
          </table:table-cell>
          <table:table-cell ns41:value-type="float" table:style-name="TL Data" office:value="1991" office:value-type="float">
            <text:p>1991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0943" office:value-type="float">
            <text:p>10943</text:p>
          </table:table-cell>
          <table:table-cell ns41:value-type="float" table:style-name="TL Data" office:value="3076" office:value-type="float">
            <text:p>3076</text:p>
          </table:table-cell>
          <table:table-cell ns41:value-type="float" table:style-name="TL Data" office:value="5194" office:value-type="float">
            <text:p>5194</text:p>
          </table:table-cell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0559" office:value-type="float">
            <text:p>10559</text:p>
          </table:table-cell>
          <table:table-cell ns41:value-type="float" table:style-name="TL Data" office:value="1989" office:value-type="float">
            <text:p>1989</text:p>
          </table:table-cell>
          <table:table-cell ns41:value-type="float" table:style-name="TL Data" office:value="4030" office:value-type="float">
            <text:p>4030</text:p>
          </table:table-cell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4169" office:value-type="float">
            <text:p>4169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8679" office:value-type="float">
            <text:p>8679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2468" office:value-type="float">
            <text:p>2468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3692" office:value-type="float">
            <text:p>3692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6604" office:value-type="float">
            <text:p>6604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2700" office:value-type="float">
            <text:p>2700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729" office:value-type="float">
            <text:p>472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1962" office:value-type="float">
            <text:p>1962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400" office:value-type="float">
            <text:p>3400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97" office:value-type="float">
            <text:p>219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68" office:value-type="float">
            <text:p>296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9569" office:value-type="float">
            <text:p>59569</text:p>
          </table:table-cell>
          <table:table-cell ns41:value-type="float" table:style-name="TL Data" office:value="12513" office:value-type="float">
            <text:p>12513</text:p>
          </table:table-cell>
          <table:table-cell ns41:value-type="float" table:style-name="TL Data" office:value="21083" office:value-type="float">
            <text:p>21083</text:p>
          </table:table-cell>
          <table:table-cell ns41:value-type="float" table:style-name="TL Data" office:value="6379" office:value-type="float">
            <text:p>6379</text:p>
          </table:table-cell>
          <table:table-cell ns41:value-type="float" table:style-name="TL Data" office:value="22228" office:value-type="float">
            <text:p>22228</text:p>
          </table:table-cell>
          <table:table-cell ns41:value-type="float" table:style-name="TL Data" office:value="4945" office:value-type="float">
            <text:p>4945</text:p>
          </table:table-cell>
          <table:table-cell ns41:value-type="float" table:style-name="TL Data" office:value="3790" office:value-type="float">
            <text:p>3790</text:p>
          </table:table-cell>
          <table:table-cell ns41:value-type="float" table:style-name="TL Data" office:value="2124" office:value-type="float">
            <text:p>2124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2001-5000 inwoners</text:p>
          </table:table-cell>
          <table:table-cell/>
          <table:table-cell ns41:value-type="float" table:style-name="TL Data" office:value="32444" office:value-type="float">
            <text:p>32444</text:p>
          </table:table-cell>
          <table:table-cell ns41:value-type="float" table:style-name="TL Data" office:value="14430" office:value-type="float">
            <text:p>14430</text:p>
          </table:table-cell>
          <table:table-cell ns41:value-type="float" table:style-name="TL Data" office:value="6295" office:value-type="float">
            <text:p>6295</text:p>
          </table:table-cell>
          <table:table-cell ns41:value-type="float" table:style-name="TL Data" office:value="2453" office:value-type="float">
            <text:p>2453</text:p>
          </table:table-cell>
          <table:table-cell ns41:value-type="float" table:style-name="TL Data" office:value="39052" office:value-type="float">
            <text:p>39052</text:p>
          </table:table-cell>
          <table:table-cell ns41:value-type="float" table:style-name="TL Data" office:value="9281" office:value-type="float">
            <text:p>9281</text:p>
          </table:table-cell>
          <table:table-cell ns41:value-type="float" table:style-name="TL Data" office:value="17720" office:value-type="float">
            <text:p>17720</text:p>
          </table:table-cell>
          <table:table-cell ns41:value-type="float" table:style-name="TL Data" office:value="5494" office:value-type="float">
            <text:p>5494</text:p>
          </table:table-cell>
          <table:table-cell ns41:value-type="float" table:style-name="TL Data" office:value="2685" office:value-type="float">
            <text:p>2685</text:p>
          </table:table-cell>
          <table:table-cell ns41:value-type="float" table:style-name="TL Data" office:value="1833" office:value-type="float">
            <text:p>1833</text:p>
          </table:table-cell>
          <table:table-cell ns41:value-type="float" table:style-name="TL Data" office:value="38381" office:value-type="float">
            <text:p>38381</text:p>
          </table:table-cell>
          <table:table-cell ns41:value-type="float" table:style-name="TL Data" office:value="6229" office:value-type="float">
            <text:p>6229</text:p>
          </table:table-cell>
          <table:table-cell ns41:value-type="float" table:style-name="TL Data" office:value="13633" office:value-type="float">
            <text:p>13633</text:p>
          </table:table-cell>
          <table:table-cell ns41:value-type="float" table:style-name="TL Data" office:value="4633" office:value-type="float">
            <text:p>4633</text:p>
          </table:table-cell>
          <table:table-cell ns41:value-type="float" table:style-name="TL Data" office:value="15521" office:value-type="float">
            <text:p>15521</text:p>
          </table:table-cell>
          <table:table-cell ns41:value-type="float" table:style-name="TL Data" office:value="2869" office:value-type="float">
            <text:p>2869</text:p>
          </table:table-cell>
          <table:table-cell ns41:value-type="float" table:style-name="TL Data" office:value="1345" office:value-type="float">
            <text:p>1345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30903" office:value-type="float">
            <text:p>30903</text:p>
          </table:table-cell>
          <table:table-cell ns41:value-type="float" table:style-name="TL Data" office:value="4001" office:value-type="float">
            <text:p>4001</text:p>
          </table:table-cell>
          <table:table-cell ns41:value-type="float" table:style-name="TL Data" office:value="8465" office:value-type="float">
            <text:p>8465</text:p>
          </table:table-cell>
          <table:table-cell ns41:value-type="float" table:style-name="TL Data" office:value="3528" office:value-type="float">
            <text:p>3528</text:p>
          </table:table-cell>
          <table:table-cell ns41:value-type="float" table:style-name="TL Data" office:value="13003" office:value-type="float">
            <text:p>13003</text:p>
          </table:table-cell>
          <table:table-cell ns41:value-type="float" table:style-name="TL Data" office:value="3547" office:value-type="float">
            <text:p>3547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23113" office:value-type="float">
            <text:p>23113</text:p>
          </table:table-cell>
          <table:table-cell ns41:value-type="float" table:style-name="TL Data" office:value="2346" office:value-type="float">
            <text:p>2346</text:p>
          </table:table-cell>
          <table:table-cell ns41:value-type="float" table:style-name="TL Data" office:value="5154" office:value-type="float">
            <text:p>5154</text:p>
          </table:table-cell>
          <table:table-cell ns41:value-type="float" table:style-name="TL Data" office:value="2610" office:value-type="float">
            <text:p>2610</text:p>
          </table:table-cell>
          <table:table-cell ns41:value-type="float" table:style-name="TL Data" office:value="9518" office:value-type="float">
            <text:p>9518</text:p>
          </table:table-cell>
          <table:table-cell ns41:value-type="float" table:style-name="TL Data" office:value="3236" office:value-type="float">
            <text:p>3236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6425" office:value-type="float">
            <text:p>16425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2986" office:value-type="float">
            <text:p>2986</text:p>
          </table:table-cell>
          <table:table-cell ns41:value-type="float" table:style-name="TL Data" office:value="1778" office:value-type="float">
            <text:p>1778</text:p>
          </table:table-cell>
          <table:table-cell ns41:value-type="float" table:style-name="TL Data" office:value="6473" office:value-type="float">
            <text:p>6473</text:p>
          </table:table-cell>
          <table:table-cell ns41:value-type="float" table:style-name="TL Data" office:value="2418" office:value-type="float">
            <text:p>2418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1559" office:value-type="float">
            <text:p>11559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715" office:value-type="float">
            <text:p>1715</text:p>
          </table:table-cell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4422" office:value-type="float">
            <text:p>4422</text:p>
          </table:table-cell>
          <table:table-cell ns41:value-type="float" table:style-name="TL Data" office:value="1809" office:value-type="float">
            <text:p>180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732" office:value-type="float">
            <text:p>7732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2734" office:value-type="float">
            <text:p>2734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657" office:value-type="float">
            <text:p>10657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3265" office:value-type="float">
            <text:p>3265</text:p>
          </table:table-cell>
          <table:table-cell ns41:value-type="float" table:style-name="TL Data" office:value="1863" office:value-type="float">
            <text:p>186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0266" office:value-type="float">
            <text:p>210266</text:p>
          </table:table-cell>
          <table:table-cell ns41:value-type="float" table:style-name="TL Data" office:value="39197" office:value-type="float">
            <text:p>39197</text:p>
          </table:table-cell>
          <table:table-cell ns41:value-type="float" table:style-name="TL Data" office:value="70999" office:value-type="float">
            <text:p>70999</text:p>
          </table:table-cell>
          <table:table-cell ns41:value-type="float" table:style-name="TL Data" office:value="20639" office:value-type="float">
            <text:p>20639</text:p>
          </table:table-cell>
          <table:table-cell ns41:value-type="float" table:style-name="TL Data" office:value="79179" office:value-type="float">
            <text:p>79179</text:p>
          </table:table-cell>
          <table:table-cell ns41:value-type="float" table:style-name="TL Data" office:value="16993" office:value-type="float">
            <text:p>16993</text:p>
          </table:table-cell>
          <table:table-cell ns41:value-type="float" table:style-name="TL Data" office:value="11758" office:value-type="float">
            <text:p>11758</text:p>
          </table:table-cell>
          <table:table-cell ns41:value-type="float" table:style-name="TL Data" office:value="6480" office:value-type="float">
            <text:p>6480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1-10000 inwoners</text:p>
          </table:table-cell>
          <table:table-cell/>
          <table:table-cell ns41:value-type="float" table:style-name="TL Data" office:value="31264" office:value-type="float">
            <text:p>31264</text:p>
          </table:table-cell>
          <table:table-cell ns41:value-type="float" table:style-name="TL Data" office:value="13462" office:value-type="float">
            <text:p>13462</text:p>
          </table:table-cell>
          <table:table-cell ns41:value-type="float" table:style-name="TL Data" office:value="5668" office:value-type="float">
            <text:p>5668</text:p>
          </table:table-cell>
          <table:table-cell ns41:value-type="float" table:style-name="TL Data" office:value="2006" office:value-type="float">
            <text:p>2006</text:p>
          </table:table-cell>
          <table:table-cell ns41:value-type="float" table:style-name="TL Data" office:value="38691" office:value-type="float">
            <text:p>38691</text:p>
          </table:table-cell>
          <table:table-cell ns41:value-type="float" table:style-name="TL Data" office:value="8753" office:value-type="float">
            <text:p>8753</text:p>
          </table:table-cell>
          <table:table-cell ns41:value-type="float" table:style-name="TL Data" office:value="16189" office:value-type="float">
            <text:p>16189</text:p>
          </table:table-cell>
          <table:table-cell ns41:value-type="float" table:style-name="TL Data" office:value="4798" office:value-type="float">
            <text:p>4798</text:p>
          </table:table-cell>
          <table:table-cell ns41:value-type="float" table:style-name="TL Data" office:value="2335" office:value-type="float">
            <text:p>2335</text:p>
          </table:table-cell>
          <table:table-cell ns41:value-type="float" table:style-name="TL Data" office:value="1499" office:value-type="float">
            <text:p>1499</text:p>
          </table:table-cell>
          <table:table-cell ns41:value-type="float" table:style-name="TL Data" office:value="39021" office:value-type="float">
            <text:p>39021</text:p>
          </table:table-cell>
          <table:table-cell ns41:value-type="float" table:style-name="TL Data" office:value="5846" office:value-type="float">
            <text:p>5846</text:p>
          </table:table-cell>
          <table:table-cell ns41:value-type="float" table:style-name="TL Data" office:value="12704" office:value-type="float">
            <text:p>12704</text:p>
          </table:table-cell>
          <table:table-cell ns41:value-type="float" table:style-name="TL Data" office:value="4063" office:value-type="float">
            <text:p>4063</text:p>
          </table:table-cell>
          <table:table-cell ns41:value-type="float" table:style-name="TL Data" office:value="15819" office:value-type="float">
            <text:p>15819</text:p>
          </table:table-cell>
          <table:table-cell ns41:value-type="float" table:style-name="TL Data" office:value="2626" office:value-type="float">
            <text:p>2626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31172" office:value-type="float">
            <text:p>31172</text:p>
          </table:table-cell>
          <table:table-cell ns41:value-type="float" table:style-name="TL Data" office:value="3762" office:value-type="float">
            <text:p>3762</text:p>
          </table:table-cell>
          <table:table-cell ns41:value-type="float" table:style-name="TL Data" office:value="7797" office:value-type="float">
            <text:p>7797</text:p>
          </table:table-cell>
          <table:table-cell ns41:value-type="float" table:style-name="TL Data" office:value="3188" office:value-type="float">
            <text:p>3188</text:p>
          </table:table-cell>
          <table:table-cell ns41:value-type="float" table:style-name="TL Data" office:value="12848" office:value-type="float">
            <text:p>12848</text:p>
          </table:table-cell>
          <table:table-cell ns41:value-type="float" table:style-name="TL Data" office:value="3344" office:value-type="float">
            <text:p>3344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23407" office:value-type="float">
            <text:p>23407</text:p>
          </table:table-cell>
          <table:table-cell ns41:value-type="float" table:style-name="TL Data" office:value="2447" office:value-type="float">
            <text:p>2447</text:p>
          </table:table-cell>
          <table:table-cell ns41:value-type="float" table:style-name="TL Data" office:value="4582" office:value-type="float">
            <text:p>4582</text:p>
          </table:table-cell>
          <table:table-cell ns41:value-type="float" table:style-name="TL Data" office:value="2203" office:value-type="float">
            <text:p>2203</text:p>
          </table:table-cell>
          <table:table-cell ns41:value-type="float" table:style-name="TL Data" office:value="9478" office:value-type="float">
            <text:p>9478</text:p>
          </table:table-cell>
          <table:table-cell ns41:value-type="float" table:style-name="TL Data" office:value="3126" office:value-type="float">
            <text:p>3126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6635" office:value-type="float">
            <text:p>16635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2705" office:value-type="float">
            <text:p>2705</text:p>
          </table:table-cell>
          <table:table-cell ns41:value-type="float" table:style-name="TL Data" office:value="1503" office:value-type="float">
            <text:p>1503</text:p>
          </table:table-cell>
          <table:table-cell ns41:value-type="float" table:style-name="TL Data" office:value="6320" office:value-type="float">
            <text:p>6320</text:p>
          </table:table-cell>
          <table:table-cell ns41:value-type="float" table:style-name="TL Data" office:value="2226" office:value-type="float">
            <text:p>222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446" office:value-type="float">
            <text:p>11446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1625" office:value-type="float">
            <text:p>1625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4074" office:value-type="float">
            <text:p>4074</text:p>
          </table:table-cell>
          <table:table-cell ns41:value-type="float" table:style-name="TL Data" office:value="1577" office:value-type="float">
            <text:p>157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469" office:value-type="float">
            <text:p>7469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2398" office:value-type="float">
            <text:p>2398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141" office:value-type="float">
            <text:p>10141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2739" office:value-type="float">
            <text:p>2739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9246" office:value-type="float">
            <text:p>209246</text:p>
          </table:table-cell>
          <table:table-cell ns41:value-type="float" table:style-name="TL Data" office:value="37313" office:value-type="float">
            <text:p>37313</text:p>
          </table:table-cell>
          <table:table-cell ns41:value-type="float" table:style-name="TL Data" office:value="65507" office:value-type="float">
            <text:p>65507</text:p>
          </table:table-cell>
          <table:table-cell ns41:value-type="float" table:style-name="TL Data" office:value="18172" office:value-type="float">
            <text:p>18172</text:p>
          </table:table-cell>
          <table:table-cell ns41:value-type="float" table:style-name="TL Data" office:value="78225" office:value-type="float">
            <text:p>78225</text:p>
          </table:table-cell>
          <table:table-cell ns41:value-type="float" table:style-name="TL Data" office:value="15500" office:value-type="float">
            <text:p>15500</text:p>
          </table:table-cell>
          <table:table-cell ns41:value-type="float" table:style-name="TL Data" office:value="10560" office:value-type="float">
            <text:p>10560</text:p>
          </table:table-cell>
          <table:table-cell ns41:value-type="float" table:style-name="TL Data" office:value="5546" office:value-type="float">
            <text:p>5546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01-20000 inwoners</text:p>
          </table:table-cell>
          <table:table-cell/>
          <table:table-cell ns41:value-type="float" table:style-name="TL Data" office:value="34278" office:value-type="float">
            <text:p>34278</text:p>
          </table:table-cell>
          <table:table-cell ns41:value-type="float" table:style-name="TL Data" office:value="13679" office:value-type="float">
            <text:p>13679</text:p>
          </table:table-cell>
          <table:table-cell ns41:value-type="float" table:style-name="TL Data" office:value="5169" office:value-type="float">
            <text:p>5169</text:p>
          </table:table-cell>
          <table:table-cell ns41:value-type="float" table:style-name="TL Data" office:value="1843" office:value-type="float">
            <text:p>1843</text:p>
          </table:table-cell>
          <table:table-cell ns41:value-type="float" table:style-name="TL Data" office:value="41965" office:value-type="float">
            <text:p>41965</text:p>
          </table:table-cell>
          <table:table-cell ns41:value-type="float" table:style-name="TL Data" office:value="8622" office:value-type="float">
            <text:p>8622</text:p>
          </table:table-cell>
          <table:table-cell ns41:value-type="float" table:style-name="TL Data" office:value="15173" office:value-type="float">
            <text:p>15173</text:p>
          </table:table-cell>
          <table:table-cell ns41:value-type="float" table:style-name="TL Data" office:value="4195" office:value-type="float">
            <text:p>4195</text:p>
          </table:table-cell>
          <table:table-cell ns41:value-type="float" table:style-name="TL Data" office:value="2113" office:value-type="float">
            <text:p>2113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41122" office:value-type="float">
            <text:p>41122</text:p>
          </table:table-cell>
          <table:table-cell ns41:value-type="float" table:style-name="TL Data" office:value="5446" office:value-type="float">
            <text:p>5446</text:p>
          </table:table-cell>
          <table:table-cell ns41:value-type="float" table:style-name="TL Data" office:value="11211" office:value-type="float">
            <text:p>11211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15931" office:value-type="float">
            <text:p>15931</text:p>
          </table:table-cell>
          <table:table-cell ns41:value-type="float" table:style-name="TL Data" office:value="2181" office:value-type="float">
            <text:p>2181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32024" office:value-type="float">
            <text:p>32024</text:p>
          </table:table-cell>
          <table:table-cell ns41:value-type="float" table:style-name="TL Data" office:value="3292" office:value-type="float">
            <text:p>3292</text:p>
          </table:table-cell>
          <table:table-cell ns41:value-type="float" table:style-name="TL Data" office:value="6551" office:value-type="float">
            <text:p>6551</text:p>
          </table:table-cell>
          <table:table-cell ns41:value-type="float" table:style-name="TL Data" office:value="2574" office:value-type="float">
            <text:p>2574</text:p>
          </table:table-cell>
          <table:table-cell ns41:value-type="float" table:style-name="TL Data" office:value="12007" office:value-type="float">
            <text:p>12007</text:p>
          </table:table-cell>
          <table:table-cell ns41:value-type="float" table:style-name="TL Data" office:value="2714" office:value-type="float">
            <text:p>2714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2560" office:value-type="float">
            <text:p>22560</text:p>
          </table:table-cell>
          <table:table-cell ns41:value-type="float" table:style-name="TL Data" office:value="1943" office:value-type="float">
            <text:p>1943</text:p>
          </table:table-cell>
          <table:table-cell ns41:value-type="float" table:style-name="TL Data" office:value="3887" office:value-type="float">
            <text:p>3887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7994" office:value-type="float">
            <text:p>7994</text:p>
          </table:table-cell>
          <table:table-cell ns41:value-type="float" table:style-name="TL Data" office:value="2320" office:value-type="float">
            <text:p>232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5514" office:value-type="float">
            <text:p>15514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2254" office:value-type="float">
            <text:p>2254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5184" office:value-type="float">
            <text:p>5184</text:p>
          </table:table-cell>
          <table:table-cell ns41:value-type="float" table:style-name="TL Data" office:value="1748" office:value-type="float">
            <text:p>174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085" office:value-type="float">
            <text:p>10085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239" office:value-type="float">
            <text:p>1239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3260" office:value-type="float">
            <text:p>3260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572" office:value-type="float">
            <text:p>657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1904" office:value-type="float">
            <text:p>1904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536" office:value-type="float">
            <text:p>8536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2656" office:value-type="float">
            <text:p>212656</text:p>
          </table:table-cell>
          <table:table-cell ns41:value-type="float" table:style-name="TL Data" office:value="35175" office:value-type="float">
            <text:p>35175</text:p>
          </table:table-cell>
          <table:table-cell ns41:value-type="float" table:style-name="TL Data" office:value="59717" office:value-type="float">
            <text:p>59717</text:p>
          </table:table-cell>
          <table:table-cell ns41:value-type="float" table:style-name="TL Data" office:value="15244" office:value-type="float">
            <text:p>15244</text:p>
          </table:table-cell>
          <table:table-cell ns41:value-type="float" table:style-name="TL Data" office:value="76208" office:value-type="float">
            <text:p>76208</text:p>
          </table:table-cell>
          <table:table-cell ns41:value-type="float" table:style-name="TL Data" office:value="12254" office:value-type="float">
            <text:p>12254</text:p>
          </table:table-cell>
          <table:table-cell ns41:value-type="float" table:style-name="TL Data" office:value="9375" office:value-type="float">
            <text:p>9375</text:p>
          </table:table-cell>
          <table:table-cell ns41:value-type="float" table:style-name="TL Data" office:value="4725" office:value-type="float">
            <text:p>4725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20001-50000 inwoners</text:p>
          </table:table-cell>
          <table:table-cell/>
          <table:table-cell ns41:value-type="float" table:style-name="TL Data" office:value="29354" office:value-type="float">
            <text:p>29354</text:p>
          </table:table-cell>
          <table:table-cell ns41:value-type="float" table:style-name="TL Data" office:value="10197" office:value-type="float">
            <text:p>10197</text:p>
          </table:table-cell>
          <table:table-cell ns41:value-type="float" table:style-name="TL Data" office:value="3258" office:value-type="float">
            <text:p>3258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36804" office:value-type="float">
            <text:p>36804</text:p>
          </table:table-cell>
          <table:table-cell ns41:value-type="float" table:style-name="TL Data" office:value="6394" office:value-type="float">
            <text:p>6394</text:p>
          </table:table-cell>
          <table:table-cell ns41:value-type="float" table:style-name="TL Data" office:value="10471" office:value-type="float">
            <text:p>10471</text:p>
          </table:table-cell>
          <table:table-cell ns41:value-type="float" table:style-name="TL Data" office:value="1981" office:value-type="float">
            <text:p>1981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35419" office:value-type="float">
            <text:p>35419</text:p>
          </table:table-cell>
          <table:table-cell ns41:value-type="float" table:style-name="TL Data" office:value="3778" office:value-type="float">
            <text:p>3778</text:p>
          </table:table-cell>
          <table:table-cell ns41:value-type="float" table:style-name="TL Data" office:value="6456" office:value-type="float">
            <text:p>6456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14324" office:value-type="float">
            <text:p>14324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5593" office:value-type="float">
            <text:p>25593</text:p>
          </table:table-cell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3327" office:value-type="float">
            <text:p>3327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8938" office:value-type="float">
            <text:p>8938</text:p>
          </table:table-cell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7128" office:value-type="float">
            <text:p>17128</text:p>
          </table:table-cell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1880" office:value-type="float">
            <text:p>1880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5206" office:value-type="float">
            <text:p>5206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925" office:value-type="float">
            <text:p>10925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3058" office:value-type="float">
            <text:p>3058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954" office:value-type="float">
            <text:p>6954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737" office:value-type="float">
            <text:p>1737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492" office:value-type="float">
            <text:p>449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706" office:value-type="float">
            <text:p>5706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72375" office:value-type="float">
            <text:p>172375</text:p>
          </table:table-cell>
          <table:table-cell ns41:value-type="float" table:style-name="TL Data" office:value="25536" office:value-type="float">
            <text:p>25536</text:p>
          </table:table-cell>
          <table:table-cell ns41:value-type="float" table:style-name="TL Data" office:value="39168" office:value-type="float">
            <text:p>39168</text:p>
          </table:table-cell>
          <table:table-cell ns41:value-type="float" table:style-name="TL Data" office:value="7453" office:value-type="float">
            <text:p>7453</text:p>
          </table:table-cell>
          <table:table-cell ns41:value-type="float" table:style-name="TL Data" office:value="61777" office:value-type="float">
            <text:p>61777</text:p>
          </table:table-cell>
          <table:table-cell ns41:value-type="float" table:style-name="TL Data" office:value="6970" office:value-type="float">
            <text:p>6970</text:p>
          </table:table-cell>
          <table:table-cell ns41:value-type="float" table:style-name="TL Data" office:value="5538" office:value-type="float">
            <text:p>5538</text:p>
          </table:table-cell>
          <table:table-cell ns41:value-type="float" table:style-name="TL Data" office:value="2153" office:value-type="float">
            <text:p>215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50001-100000 inwoners</text:p>
          </table:table-cell>
          <table:table-cell/>
          <table:table-cell ns41:value-type="float" table:style-name="TL Data" office:value="25344" office:value-type="float">
            <text:p>25344</text:p>
          </table:table-cell>
          <table:table-cell ns41:value-type="float" table:style-name="TL Data" office:value="9449" office:value-type="float">
            <text:p>9449</text:p>
          </table:table-cell>
          <table:table-cell ns41:value-type="float" table:style-name="TL Data" office:value="2991" office:value-type="float">
            <text:p>2991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31271" office:value-type="float">
            <text:p>31271</text:p>
          </table:table-cell>
          <table:table-cell ns41:value-type="float" table:style-name="TL Data" office:value="6085" office:value-type="float">
            <text:p>6085</text:p>
          </table:table-cell>
          <table:table-cell ns41:value-type="float" table:style-name="TL Data" office:value="8613" office:value-type="float">
            <text:p>8613</text:p>
          </table:table-cell>
          <table:table-cell ns41:value-type="float" table:style-name="TL Data" office:value="1474" office:value-type="float">
            <text:p>1474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9570" office:value-type="float">
            <text:p>29570</text:p>
          </table:table-cell>
          <table:table-cell ns41:value-type="float" table:style-name="TL Data" office:value="3677" office:value-type="float">
            <text:p>3677</text:p>
          </table:table-cell>
          <table:table-cell ns41:value-type="float" table:style-name="TL Data" office:value="4440" office:value-type="float">
            <text:p>4440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2065" office:value-type="float">
            <text:p>12065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1741" office:value-type="float">
            <text:p>21741</text:p>
          </table:table-cell>
          <table:table-cell ns41:value-type="float" table:style-name="TL Data" office:value="2156" office:value-type="float">
            <text:p>2156</text:p>
          </table:table-cell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7552" office:value-type="float">
            <text:p>7552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889" office:value-type="float">
            <text:p>14889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4411" office:value-type="float">
            <text:p>4411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780" office:value-type="float">
            <text:p>9780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426" office:value-type="float">
            <text:p>2426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046" office:value-type="float">
            <text:p>6046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99" office:value-type="float">
            <text:p>3999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363" office:value-type="float">
            <text:p>536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8003" office:value-type="float">
            <text:p>148003</text:p>
          </table:table-cell>
          <table:table-cell ns41:value-type="float" table:style-name="TL Data" office:value="24034" office:value-type="float">
            <text:p>24034</text:p>
          </table:table-cell>
          <table:table-cell ns41:value-type="float" table:style-name="TL Data" office:value="31188" office:value-type="float">
            <text:p>31188</text:p>
          </table:table-cell>
          <table:table-cell ns41:value-type="float" table:style-name="TL Data" office:value="4871" office:value-type="float">
            <text:p>4871</text:p>
          </table:table-cell>
          <table:table-cell ns41:value-type="float" table:style-name="TL Data" office:value="50921" office:value-type="float">
            <text:p>50921</text:p>
          </table:table-cell>
          <table:table-cell ns41:value-type="float" table:style-name="TL Data" office:value="5298" office:value-type="float">
            <text:p>5298</text:p>
          </table:table-cell>
          <table:table-cell ns41:value-type="float" table:style-name="TL Data" office:value="4682" office:value-type="float">
            <text:p>4682</text:p>
          </table:table-cell>
          <table:table-cell ns41:value-type="float" table:style-name="TL Data" office:value="1468" office:value-type="float">
            <text:p>1468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5">
          <table:table-cell ns41:value-type="string" table:style-name="TL RowHeader" office:value-type="string">
            <text:p>Gemeenten met: 100001 en meer inwoners</text:p>
          </table:table-cell>
          <table:table-cell/>
          <table:table-cell ns41:value-type="float" table:style-name="TL Data" office:value="90372" office:value-type="float">
            <text:p>90372</text:p>
          </table:table-cell>
          <table:table-cell ns41:value-type="float" table:style-name="TL Data" office:value="35639" office:value-type="float">
            <text:p>35639</text:p>
          </table:table-cell>
          <table:table-cell ns41:value-type="float" table:style-name="TL Data" office:value="13921" office:value-type="float">
            <text:p>13921</text:p>
          </table:table-cell>
          <table:table-cell ns41:value-type="float" table:style-name="TL Data" office:value="4087" office:value-type="float">
            <text:p>4087</text:p>
          </table:table-cell>
          <table:table-cell ns41:value-type="float" table:style-name="TL Data" office:value="103279" office:value-type="float">
            <text:p>103279</text:p>
          </table:table-cell>
          <table:table-cell ns41:value-type="float" table:style-name="TL Data" office:value="20735" office:value-type="float">
            <text:p>20735</text:p>
          </table:table-cell>
          <table:table-cell ns41:value-type="float" table:style-name="TL Data" office:value="30521" office:value-type="float">
            <text:p>30521</text:p>
          </table:table-cell>
          <table:table-cell ns41:value-type="float" table:style-name="TL Data" office:value="6160" office:value-type="float">
            <text:p>6160</text:p>
          </table:table-cell>
          <table:table-cell ns41:value-type="float" table:style-name="TL Data" office:value="4019" office:value-type="float">
            <text:p>4019</text:p>
          </table:table-cell>
          <table:table-cell ns41:value-type="float" table:style-name="TL Data" office:value="1926" office:value-type="float">
            <text:p>1926</text:p>
          </table:table-cell>
          <table:table-cell ns41:value-type="float" table:style-name="TL Data" office:value="91901" office:value-type="float">
            <text:p>91901</text:p>
          </table:table-cell>
          <table:table-cell ns41:value-type="float" table:style-name="TL Data" office:value="11300" office:value-type="float">
            <text:p>11300</text:p>
          </table:table-cell>
          <table:table-cell ns41:value-type="float" table:style-name="TL Data" office:value="14450" office:value-type="float">
            <text:p>14450</text:p>
          </table:table-cell>
          <table:table-cell ns41:value-type="float" table:style-name="TL Data" office:value="4270" office:value-type="float">
            <text:p>4270</text:p>
          </table:table-cell>
          <table:table-cell ns41:value-type="float" table:style-name="TL Data" office:value="47155" office:value-type="float">
            <text:p>47155</text:p>
          </table:table-cell>
          <table:table-cell ns41:value-type="float" table:style-name="TL Data" office:value="4491" office:value-type="float">
            <text:p>4491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59455" office:value-type="float">
            <text:p>59455</text:p>
          </table:table-cell>
          <table:table-cell ns41:value-type="float" table:style-name="TL Data" office:value="6139" office:value-type="float">
            <text:p>6139</text:p>
          </table:table-cell>
          <table:table-cell ns41:value-type="float" table:style-name="TL Data" office:value="6119" office:value-type="float">
            <text:p>6119</text:p>
          </table:table-cell>
          <table:table-cell ns41:value-type="float" table:style-name="TL Data" office:value="2540" office:value-type="float">
            <text:p>2540</text:p>
          </table:table-cell>
          <table:table-cell ns41:value-type="float" table:style-name="TL Data" office:value="25437" office:value-type="float">
            <text:p>25437</text:p>
          </table:table-cell>
          <table:table-cell ns41:value-type="float" table:style-name="TL Data" office:value="4854" office:value-type="float">
            <text:p>4854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35803" office:value-type="float">
            <text:p>35803</text:p>
          </table:table-cell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2886" office:value-type="float">
            <text:p>2886</text:p>
          </table:table-cell>
          <table:table-cell ns41:value-type="float" table:style-name="TL Data" office:value="1528" office:value-type="float">
            <text:p>1528</text:p>
          </table:table-cell>
          <table:table-cell ns41:value-type="float" table:style-name="TL Data" office:value="12633" office:value-type="float">
            <text:p>12633</text:p>
          </table:table-cell>
          <table:table-cell ns41:value-type="float" table:style-name="TL Data" office:value="3462" office:value-type="float">
            <text:p>346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0735" office:value-type="float">
            <text:p>20735</text:p>
          </table:table-cell>
          <table:table-cell ns41:value-type="float" table:style-name="TL Data" office:value="1637" office:value-type="float">
            <text:p>1637</text:p>
          </table:table-cell>
          <table:table-cell ns41:value-type="float" table:style-name="TL Data" office:value="1418" office:value-type="float">
            <text:p>1418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6323" office:value-type="float">
            <text:p>6323</text:p>
          </table:table-cell>
          <table:table-cell ns41:value-type="float" table:style-name="TL Data" office:value="2289" office:value-type="float">
            <text:p>228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227" office:value-type="float">
            <text:p>12227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3326" office:value-type="float">
            <text:p>3326</text:p>
          </table:table-cell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062" office:value-type="float">
            <text:p>706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719" office:value-type="float">
            <text:p>1719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432" office:value-type="float">
            <text:p>8432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630" office:value-type="float">
            <text:p>1630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9266" office:value-type="float">
            <text:p>429266</text:p>
          </table:table-cell>
          <table:table-cell ns41:value-type="float" table:style-name="TL Data" office:value="80113" office:value-type="float">
            <text:p>80113</text:p>
          </table:table-cell>
          <table:table-cell ns41:value-type="float" table:style-name="TL Data" office:value="116907" office:value-type="float">
            <text:p>116907</text:p>
          </table:table-cell>
          <table:table-cell ns41:value-type="float" table:style-name="TL Data" office:value="16540" office:value-type="float">
            <text:p>16540</text:p>
          </table:table-cell>
          <table:table-cell ns41:value-type="float" table:style-name="TL Data" office:value="181129" office:value-type="float">
            <text:p>181129</text:p>
          </table:table-cell>
          <table:table-cell ns41:value-type="float" table:style-name="TL Data" office:value="18517" office:value-type="float">
            <text:p>18517</text:p>
          </table:table-cell>
          <table:table-cell ns41:value-type="float" table:style-name="TL Data" office:value="20589" office:value-type="float">
            <text:p>20589</text:p>
          </table:table-cell>
          <table:table-cell ns41:value-type="float" table:style-name="TL Data" office:value="7753" office:value-type="float">
            <text:p>7753</text:p>
          </table:table-cell>
          <table:table-cell ns41:value-type="string" table:style-name="ce37" office:value-type="string">
            <text:p>WT_1930</text:p>
          </table:table-cell>
          <table:table-cell ns41:value-type="string" table:style-name="ce43" office:value-type="string">
            <text:p>04_T3</text:p>
          </table:table-cell>
          <table:table-cell ns41:value-type="float" table:style-name="ce46" office:value="56" office:value-type="float">
            <text:p>56</text:p>
          </table:table-cell>
          <table:table-cell ns41:value-type="float" table:style-name="ce46" office:value="57" office:value-type="float">
            <text:p>57</text:p>
          </table:table-cell>
          <table:table-cell ns41:value-type="string" table:style-name="ce53" office:value-type="string">
            <text:p>18_0034</text:p>
          </table:table-cell>
          <table:table-cell table:number-columns-repeated="943"/>
        </table:table-row>
        <table:table-row table:style-name="ro1">
          <table:table-cell ns41:value-type="string" table:style-name="TL RowHeader" office:value-type="string">
            <text:p>Totaal Het Rijk</text:p>
          </table:table-cell>
          <table:table-cell/>
          <table:table-cell ns41:value-type="float" table:style-name="TL Data" office:value="256356" office:value-type="float">
            <text:p>256356</text:p>
          </table:table-cell>
          <table:table-cell ns41:value-type="float" table:style-name="TL Data" office:value="102963" office:value-type="float">
            <text:p>102963</text:p>
          </table:table-cell>
          <table:table-cell ns41:value-type="float" table:style-name="TL Data" office:value="39966" office:value-type="float">
            <text:p>39966</text:p>
          </table:table-cell>
          <table:table-cell ns41:value-type="float" table:style-name="TL Data" office:value="12822" office:value-type="float">
            <text:p>12822</text:p>
          </table:table-cell>
          <table:table-cell ns41:value-type="float" table:style-name="TL Data" office:value="306104" office:value-type="float">
            <text:p>306104</text:p>
          </table:table-cell>
          <table:table-cell ns41:value-type="float" table:style-name="TL Data" office:value="63997" office:value-type="float">
            <text:p>63997</text:p>
          </table:table-cell>
          <table:table-cell ns41:value-type="float" table:style-name="TL Data" office:value="105830" office:value-type="float">
            <text:p>105830</text:p>
          </table:table-cell>
          <table:table-cell ns41:value-type="float" table:style-name="TL Data" office:value="26631" office:value-type="float">
            <text:p>26631</text:p>
          </table:table-cell>
          <table:table-cell ns41:value-type="float" table:style-name="TL Data" office:value="14490" office:value-type="float">
            <text:p>14490</text:p>
          </table:table-cell>
          <table:table-cell ns41:value-type="float" table:style-name="TL Data" office:value="8433" office:value-type="float">
            <text:p>8433</text:p>
          </table:table-cell>
          <table:table-cell ns41:value-type="float" table:style-name="TL Data" office:value="289883" office:value-type="float">
            <text:p>289883</text:p>
          </table:table-cell>
          <table:table-cell ns41:value-type="float" table:style-name="TL Data" office:value="38905" office:value-type="float">
            <text:p>38905</text:p>
          </table:table-cell>
          <table:table-cell ns41:value-type="float" table:style-name="TL Data" office:value="68393" office:value-type="float">
            <text:p>68393</text:p>
          </table:table-cell>
          <table:table-cell ns41:value-type="float" table:style-name="TL Data" office:value="21322" office:value-type="float">
            <text:p>21322</text:p>
          </table:table-cell>
          <table:table-cell ns41:value-type="float" table:style-name="TL Data" office:value="126537" office:value-type="float">
            <text:p>126537</text:p>
          </table:table-cell>
          <table:table-cell ns41:value-type="float" table:style-name="TL Data" office:value="15752" office:value-type="float">
            <text:p>15752</text:p>
          </table:table-cell>
          <table:table-cell ns41:value-type="float" table:style-name="TL Data" office:value="6636" office:value-type="float">
            <text:p>6636</text:p>
          </table:table-cell>
          <table:table-cell ns41:value-type="float" table:style-name="TL Data" office:value="4627" office:value-type="float">
            <text:p>4627</text:p>
          </table:table-cell>
          <table:table-cell ns41:value-type="float" table:style-name="TL Data" office:value="212639" office:value-type="float">
            <text:p>212639</text:p>
          </table:table-cell>
          <table:table-cell ns41:value-type="float" table:style-name="TL Data" office:value="23349" office:value-type="float">
            <text:p>23349</text:p>
          </table:table-cell>
          <table:table-cell ns41:value-type="float" table:style-name="TL Data" office:value="37705" office:value-type="float">
            <text:p>37705</text:p>
          </table:table-cell>
          <table:table-cell ns41:value-type="float" table:style-name="TL Data" office:value="15280" office:value-type="float">
            <text:p>15280</text:p>
          </table:table-cell>
          <table:table-cell ns41:value-type="float" table:style-name="TL Data" office:value="84748" office:value-type="float">
            <text:p>84748</text:p>
          </table:table-cell>
          <table:table-cell ns41:value-type="float" table:style-name="TL Data" office:value="18758" office:value-type="float">
            <text:p>18758</text:p>
          </table:table-cell>
          <table:table-cell ns41:value-type="float" table:style-name="TL Data" office:value="3344" office:value-type="float">
            <text:p>3344</text:p>
          </table:table-cell>
          <table:table-cell ns41:value-type="float" table:style-name="TL Data" office:value="2561" office:value-type="float">
            <text:p>2561</text:p>
          </table:table-cell>
          <table:table-cell ns41:value-type="float" table:style-name="TL Data" office:value="145731" office:value-type="float">
            <text:p>145731</text:p>
          </table:table-cell>
          <table:table-cell ns41:value-type="float" table:style-name="TL Data" office:value="13364" office:value-type="float">
            <text:p>13364</text:p>
          </table:table-cell>
          <table:table-cell ns41:value-type="float" table:style-name="TL Data" office:value="21427" office:value-type="float">
            <text:p>21427</text:p>
          </table:table-cell>
          <table:table-cell ns41:value-type="float" table:style-name="TL Data" office:value="10577" office:value-type="float">
            <text:p>10577</text:p>
          </table:table-cell>
          <table:table-cell ns41:value-type="float" table:style-name="TL Data" office:value="52911" office:value-type="float">
            <text:p>52911</text:p>
          </table:table-cell>
          <table:table-cell ns41:value-type="float" table:style-name="TL Data" office:value="15619" office:value-type="float">
            <text:p>15619</text:p>
          </table:table-cell>
          <table:table-cell ns41:value-type="float" table:style-name="TL Data" office:value="1638" office:value-type="float">
            <text:p>1638</text:p>
          </table:table-cell>
          <table:table-cell ns41:value-type="float" table:style-name="TL Data" office:value="1306" office:value-type="float">
            <text:p>1306</text:p>
          </table:table-cell>
          <table:table-cell ns41:value-type="float" table:style-name="TL Data" office:value="96304" office:value-type="float">
            <text:p>96304</text:p>
          </table:table-cell>
          <table:table-cell ns41:value-type="float" table:style-name="TL Data" office:value="7460" office:value-type="float">
            <text:p>7460</text:p>
          </table:table-cell>
          <table:table-cell ns41:value-type="float" table:style-name="TL Data" office:value="12216" office:value-type="float">
            <text:p>12216</text:p>
          </table:table-cell>
          <table:table-cell ns41:value-type="float" table:style-name="TL Data" office:value="7067" office:value-type="float">
            <text:p>7067</text:p>
          </table:table-cell>
          <table:table-cell ns41:value-type="float" table:style-name="TL Data" office:value="32385" office:value-type="float">
            <text:p>32385</text:p>
          </table:table-cell>
          <table:table-cell ns41:value-type="float" table:style-name="TL Data" office:value="11383" office:value-type="float">
            <text:p>11383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62748" office:value-type="float">
            <text:p>62748</text:p>
          </table:table-cell>
          <table:table-cell ns41:value-type="float" table:style-name="TL Data" office:value="3962" office:value-type="float">
            <text:p>3962</text:p>
          </table:table-cell>
          <table:table-cell ns41:value-type="float" table:style-name="TL Data" office:value="7052" office:value-type="float">
            <text:p>7052</text:p>
          </table:table-cell>
          <table:table-cell ns41:value-type="float" table:style-name="TL Data" office:value="4589" office:value-type="float">
            <text:p>4589</text:p>
          </table:table-cell>
          <table:table-cell ns41:value-type="float" table:style-name="TL Data" office:value="19834" office:value-type="float">
            <text:p>19834</text:p>
          </table:table-cell>
          <table:table-cell ns41:value-type="float" table:style-name="TL Data" office:value="8037" office:value-type="float">
            <text:p>8037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40204" office:value-type="float">
            <text:p>40204</text:p>
          </table:table-cell>
          <table:table-cell ns41:value-type="float" table:style-name="TL Data" office:value="2106" office:value-type="float">
            <text:p>2106</text:p>
          </table:table-cell>
          <table:table-cell ns41:value-type="float" table:style-name="TL Data" office:value="3871" office:value-type="float">
            <text:p>3871</text:p>
          </table:table-cell>
          <table:table-cell ns41:value-type="float" table:style-name="TL Data" office:value="2781" office:value-type="float">
            <text:p>2781</text:p>
          </table:table-cell>
          <table:table-cell ns41:value-type="float" table:style-name="TL Data" office:value="11537" office:value-type="float">
            <text:p>11537</text:p>
          </table:table-cell>
          <table:table-cell ns41:value-type="float" table:style-name="TL Data" office:value="5251" office:value-type="float">
            <text:p>525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2683" office:value-type="float">
            <text:p>52683</text:p>
          </table:table-cell>
          <table:table-cell ns41:value-type="float" table:style-name="TL Data" office:value="1986" office:value-type="float">
            <text:p>1986</text:p>
          </table:table-cell>
          <table:table-cell ns41:value-type="float" table:style-name="TL Data" office:value="3855" office:value-type="float">
            <text:p>3855</text:p>
          </table:table-cell>
          <table:table-cell ns41:value-type="float" table:style-name="TL Data" office:value="3306" office:value-type="float">
            <text:p>3306</text:p>
          </table:table-cell>
          <table:table-cell ns41:value-type="float" table:style-name="TL Data" office:value="12761" office:value-type="float">
            <text:p>12761</text:p>
          </table:table-cell>
          <table:table-cell ns41:value-type="float" table:style-name="TL Data" office:value="7404" office:value-type="float">
            <text:p>740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462652" office:value-type="float">
            <text:p>1462652</text:p>
          </table:table-cell>
          <table:table-cell ns41:value-type="float" table:style-name="TL Data" office:value="258092" office:value-type="float">
            <text:p>258092</text:p>
          </table:table-cell>
          <table:table-cell ns41:value-type="float" table:style-name="TL Data" office:value="412302" office:value-type="float">
            <text:p>412302</text:p>
          </table:table-cell>
          <table:table-cell ns41:value-type="float" table:style-name="TL Data" office:value="91553" office:value-type="float">
            <text:p>91553</text:p>
          </table:table-cell>
          <table:table-cell ns41:value-type="float" table:style-name="TL Data" office:value="557619" office:value-type="float">
            <text:p>557619</text:p>
          </table:table-cell>
          <table:table-cell ns41:value-type="float" table:style-name="TL Data" office:value="82204" office:value-type="float">
            <text:p>82204</text:p>
          </table:table-cell>
          <table:table-cell ns41:value-type="float" table:style-name="TL Data" office:value="67537" office:value-type="float">
            <text:p>67537</text:p>
          </table:table-cell>
          <table:table-cell ns41:value-type="float" table:style-name="TL Data" office:value="30966" office:value-type="float">
            <text:p>30966</text:p>
          </table:table-cell>
          <table:table-cell ns41:value-type="string" table:style-name="ce38" office:value-type="string">
            <text:p>WT_1930</text:p>
          </table:table-cell>
          <table:table-cell ns41:value-type="string" table:style-name="ce44" office:value-type="string">
            <text:p>04_T3</text:p>
          </table:table-cell>
          <table:table-cell ns41:value-type="float" table:style-name="ce47" office:value="56" office:value-type="float">
            <text:p>56</text:p>
          </table:table-cell>
          <table:table-cell ns41:value-type="float" table:style-name="ce47" office:value="57" office:value-type="float">
            <text:p>57</text:p>
          </table:table-cell>
          <table:table-cell ns41:value-type="string" table:style-name="ce54" office:value-type="string">
            <text:p>18_0034</text:p>
          </table:table-cell>
          <table:table-cell table:number-columns-repeated="943"/>
        </table:table-row>
        <table:table-row table:style-name="ro5" table:number-rows-repeated="104842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5T12:42:54</meta:creation-date>
    <dc:creator>Yamit</dc:creator>
    <dc:date>2004-10-20T10:53:35</dc:date>
    <meta:document-statistic meta:object-count="0" meta:cell-count="10737" meta:table-count="1"/>
    <meta:generator>ODFPY/1.3.0dev</meta:generator>
  </office:meta>
</office:document-meta>
</file>